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9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0be57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2214b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565aa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7d91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rsid="002b0254" officeooo:paragraph-rsid="002b0254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paragraph-rsid="002b0254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paragraph-rsid="002c032f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rsid="002c032f" officeooo:paragraph-rsid="002c032f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d84a8" officeooo:paragraph-rsid="002d84a8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d84a8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2e5da1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rsid="002fdc49" officeooo:paragraph-rsid="002fdc49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paragraph-rsid="002fdc49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rsid="003118c8" officeooo:paragraph-rsid="003118c8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paragraph-rsid="003118c8" style:font-size-asian="10pt" style:font-name-complex="Courier New" style:font-size-complex="10pt"/>
    </style:style>
    <style:style style:name="P33" style:family="paragraph" style:parent-style-name="Plain_20_Text">
      <style:text-properties style:font-name="DejaVu Sans Mono" fo:font-size="10pt" fo:language="pt" fo:country="BR" officeooo:paragraph-rsid="00318465" style:font-size-asian="10pt" style:font-name-complex="Courier New" style:font-size-complex="10pt"/>
    </style:style>
    <style:style style:name="P34" style:family="paragraph" style:parent-style-name="Plain_20_Text">
      <style:text-properties style:font-name="DejaVu Sans Mono" fo:font-size="10pt" fo:language="pt" fo:country="BR" officeooo:rsid="00318465" officeooo:paragraph-rsid="00318465" style:font-size-asian="10pt" style:font-name-complex="Courier New" style:font-size-complex="10pt"/>
    </style:style>
    <style:style style:name="P35" style:family="paragraph" style:parent-style-name="Plain_20_Text">
      <style:text-properties style:font-name="DejaVu Sans Mono" fo:font-size="10pt" fo:language="pt" fo:country="BR" officeooo:rsid="00337455" officeooo:paragraph-rsid="00337455" style:font-size-asian="10pt" style:font-name-complex="Courier New" style:font-size-complex="10pt"/>
    </style:style>
    <style:style style:name="P36" style:family="paragraph" style:parent-style-name="Plain_20_Text">
      <style:text-properties style:font-name="DejaVu Sans Mono" fo:font-size="10pt" fo:language="pt" fo:country="BR" officeooo:paragraph-rsid="00337455" style:font-size-asian="10pt" style:font-name-complex="Courier New" style:font-size-complex="10pt"/>
    </style:style>
    <style:style style:name="P37" style:family="paragraph" style:parent-style-name="Plain_20_Text">
      <style:text-properties style:font-name="DejaVu Sans Mono" fo:font-size="10pt" fo:language="pt" fo:country="BR" officeooo:paragraph-rsid="00339b4a" style:font-size-asian="10pt" style:font-name-complex="Courier New" style:font-size-complex="10pt"/>
    </style:style>
    <style:style style:name="P38" style:family="paragraph" style:parent-style-name="Plain_20_Text">
      <style:text-properties style:font-name="DejaVu Sans Mono" fo:font-size="10pt" fo:language="pt" fo:country="BR" officeooo:rsid="00339b4a" officeooo:paragraph-rsid="00339b4a" style:font-size-asian="10pt" style:font-name-complex="Courier New" style:font-size-complex="10pt"/>
    </style:style>
    <style:style style:name="P39" style:family="paragraph" style:parent-style-name="Plain_20_Text">
      <style:text-properties style:font-name="DejaVu Sans Mono" fo:font-size="10pt" fo:language="pt" fo:country="BR" officeooo:rsid="00360892" officeooo:paragraph-rsid="00360892" style:font-size-asian="10pt" style:font-name-complex="Courier New" style:font-size-complex="10pt"/>
    </style:style>
    <style:style style:name="P40" style:family="paragraph" style:parent-style-name="Plain_20_Text">
      <style:text-properties style:font-name="DejaVu Sans Mono" fo:font-size="10pt" fo:language="pt" fo:country="BR" officeooo:paragraph-rsid="00360892" style:font-size-asian="10pt" style:font-name-complex="Courier New" style:font-size-complex="10pt"/>
    </style:style>
    <style:style style:name="P41" style:family="paragraph" style:parent-style-name="Plain_20_Text">
      <style:text-properties style:font-name="DejaVu Sans Mono" fo:font-size="10pt" fo:language="pt" fo:country="BR" officeooo:paragraph-rsid="00366cc2" style:font-size-asian="10pt" style:font-name-complex="Courier New" style:font-size-complex="10pt"/>
    </style:style>
    <style:style style:name="P42" style:family="paragraph" style:parent-style-name="Plain_20_Text">
      <style:text-properties style:font-name="DejaVu Sans Mono" fo:font-size="10pt" fo:language="pt" fo:country="BR" officeooo:rsid="00366cc2" officeooo:paragraph-rsid="00366cc2" style:font-size-asian="10pt" style:font-name-complex="Courier New" style:font-size-complex="10pt"/>
    </style:style>
    <style:style style:name="P43" style:family="paragraph" style:parent-style-name="Plain_20_Text">
      <style:text-properties style:font-name="DejaVu Sans Mono" fo:font-size="10pt" fo:language="pt" fo:country="BR" officeooo:rsid="0036f1ab" officeooo:paragraph-rsid="0036f1ab" style:font-size-asian="10pt" style:font-name-complex="Courier New" style:font-size-complex="10pt"/>
    </style:style>
    <style:style style:name="P44" style:family="paragraph" style:parent-style-name="Plain_20_Text">
      <style:text-properties style:font-name="DejaVu Sans Mono" fo:font-size="10pt" fo:language="pt" fo:country="BR" officeooo:paragraph-rsid="0036f1ab" style:font-size-asian="10pt" style:font-name-complex="Courier New" style:font-size-complex="10pt"/>
    </style:style>
    <style:style style:name="P45" style:family="paragraph" style:parent-style-name="Plain_20_Text">
      <style:text-properties style:font-name="DejaVu Sans Mono" fo:font-size="10pt" fo:language="pt" fo:country="BR" officeooo:paragraph-rsid="00379f3a" style:font-size-asian="10pt" style:font-name-complex="Courier New" style:font-size-complex="10pt"/>
    </style:style>
    <style:style style:name="P46" style:family="paragraph" style:parent-style-name="Plain_20_Text">
      <style:text-properties style:font-name="DejaVu Sans Mono" fo:font-size="10pt" fo:language="pt" fo:country="BR" officeooo:paragraph-rsid="0038f84f" style:font-size-asian="10pt" style:font-name-complex="Courier New" style:font-size-complex="10pt"/>
    </style:style>
    <style:style style:name="P47" style:family="paragraph" style:parent-style-name="Plain_20_Text">
      <style:text-properties style:font-name="DejaVu Sans Mono" fo:font-size="10pt" fo:language="pt" fo:country="BR" officeooo:rsid="00392a2a" officeooo:paragraph-rsid="00392a2a" style:font-size-asian="10pt" style:font-name-complex="Courier New" style:font-size-complex="10pt"/>
    </style:style>
    <style:style style:name="P48" style:family="paragraph" style:parent-style-name="Plain_20_Text">
      <style:text-properties style:font-name="DejaVu Sans Mono" fo:font-size="10pt" fo:language="pt" fo:country="BR" officeooo:paragraph-rsid="00392a2a" style:font-size-asian="10pt" style:font-name-complex="Courier New" style:font-size-complex="10pt"/>
    </style:style>
    <style:style style:name="P49" style:family="paragraph" style:parent-style-name="Plain_20_Text">
      <style:text-properties style:font-name="DejaVu Sans Mono" fo:font-size="10pt" fo:language="pt" fo:country="BR" officeooo:rsid="00396ee9" officeooo:paragraph-rsid="00396ee9" style:font-size-asian="10pt" style:font-name-complex="Courier New" style:font-size-complex="10pt"/>
    </style:style>
    <style:style style:name="P50" style:family="paragraph" style:parent-style-name="Plain_20_Text">
      <style:text-properties style:font-name="DejaVu Sans Mono" fo:font-size="10pt" fo:language="pt" fo:country="BR" officeooo:paragraph-rsid="00396ee9" style:font-size-asian="10pt" style:font-name-complex="Courier New" style:font-size-complex="10pt"/>
    </style:style>
    <style:style style:name="P51" style:family="paragraph" style:parent-style-name="Plain_20_Text">
      <style:text-properties style:font-name="DejaVu Sans Mono" fo:font-size="10pt" fo:language="pt" fo:country="BR" officeooo:paragraph-rsid="003ae76e" style:font-size-asian="10pt" style:font-name-complex="Courier New" style:font-size-complex="10pt"/>
    </style:style>
    <style:style style:name="P52" style:family="paragraph" style:parent-style-name="Plain_20_Text">
      <style:text-properties style:font-name="DejaVu Sans Mono" fo:font-size="10pt" fo:language="pt" fo:country="BR" officeooo:rsid="003ae76e" officeooo:paragraph-rsid="003ae76e" style:font-size-asian="10pt" style:font-name-complex="Courier New" style:font-size-complex="10pt"/>
    </style:style>
    <style:style style:name="P53" style:family="paragraph" style:parent-style-name="Plain_20_Text">
      <style:text-properties style:font-name="DejaVu Sans Mono" fo:font-size="10pt" fo:language="pt" fo:country="BR" officeooo:rsid="003b804b" officeooo:paragraph-rsid="003b804b" style:font-size-asian="10pt" style:font-name-complex="Courier New" style:font-size-complex="10pt"/>
    </style:style>
    <style:style style:name="P54" style:family="paragraph" style:parent-style-name="Plain_20_Text">
      <style:text-properties style:font-name="DejaVu Sans Mono" fo:font-size="10pt" fo:language="pt" fo:country="BR" officeooo:paragraph-rsid="003b804b" style:font-size-asian="10pt" style:font-name-complex="Courier New" style:font-size-complex="10pt"/>
    </style:style>
    <style:style style:name="P55" style:family="paragraph" style:parent-style-name="Plain_20_Text">
      <style:text-properties style:font-name="DejaVu Sans Mono" fo:font-size="10pt" fo:language="pt" fo:country="BR" officeooo:rsid="003bb0a9" officeooo:paragraph-rsid="003bb0a9" style:font-size-asian="10pt" style:font-name-complex="Courier New" style:font-size-complex="10pt"/>
    </style:style>
    <style:style style:name="P56" style:family="paragraph" style:parent-style-name="Plain_20_Text">
      <style:text-properties style:font-name="DejaVu Sans Mono" fo:font-size="10pt" fo:language="pt" fo:country="BR" officeooo:paragraph-rsid="003bb0a9" style:font-size-asian="10pt" style:font-name-complex="Courier New" style:font-size-complex="10pt"/>
    </style:style>
    <style:style style:name="P57" style:family="paragraph" style:parent-style-name="Plain_20_Text">
      <style:text-properties style:font-name="DejaVu Sans Mono" fo:font-size="10pt" fo:language="pt" fo:country="BR" officeooo:paragraph-rsid="003d73e6" style:font-size-asian="10pt" style:font-name-complex="Courier New" style:font-size-complex="10pt"/>
    </style:style>
    <style:style style:name="P58" style:family="paragraph" style:parent-style-name="Plain_20_Text">
      <style:text-properties style:font-name="DejaVu Sans Mono" fo:font-size="10pt" fo:language="pt" fo:country="BR" officeooo:rsid="003d73e6" officeooo:paragraph-rsid="003d73e6" style:font-size-asian="10pt" style:font-name-complex="Courier New" style:font-size-complex="10pt"/>
    </style:style>
    <style:style style:name="P59" style:family="paragraph" style:parent-style-name="Plain_20_Text">
      <style:text-properties style:font-name="DejaVu Sans Mono" fo:font-size="10pt" fo:language="pt" fo:country="BR" officeooo:rsid="003ed67d" officeooo:paragraph-rsid="003ed67d" style:font-size-asian="10pt" style:font-name-complex="Courier New" style:font-size-complex="10pt"/>
    </style:style>
    <style:style style:name="P60" style:family="paragraph" style:parent-style-name="Plain_20_Text">
      <style:text-properties style:font-name="DejaVu Sans Mono" fo:font-size="10pt" fo:language="pt" fo:country="BR" officeooo:paragraph-rsid="003ed67d" style:font-size-asian="10pt" style:font-name-complex="Courier New" style:font-size-complex="10pt"/>
    </style:style>
    <style:style style:name="P61" style:family="paragraph" style:parent-style-name="Plain_20_Text">
      <style:text-properties style:font-name="DejaVu Sans Mono" fo:font-size="10pt" fo:language="pt" fo:country="BR" officeooo:rsid="004057e3" officeooo:paragraph-rsid="004057e3" style:font-size-asian="10pt" style:font-name-complex="Courier New" style:font-size-complex="10pt"/>
    </style:style>
    <style:style style:name="P62" style:family="paragraph" style:parent-style-name="Plain_20_Text">
      <style:text-properties style:font-name="DejaVu Sans Mono" fo:font-size="10pt" fo:language="pt" fo:country="BR" officeooo:paragraph-rsid="004057e3" style:font-size-asian="10pt" style:font-name-complex="Courier New" style:font-size-complex="10pt"/>
    </style:style>
    <style:style style:name="P63" style:family="paragraph" style:parent-style-name="Plain_20_Text">
      <style:text-properties style:font-name="DejaVu Sans Mono" fo:font-size="10pt" fo:language="pt" fo:country="BR" officeooo:paragraph-rsid="0041db2d" style:font-size-asian="10pt" style:font-name-complex="Courier New" style:font-size-complex="10pt"/>
    </style:style>
    <style:style style:name="P64" style:family="paragraph" style:parent-style-name="Plain_20_Text">
      <style:text-properties style:font-name="DejaVu Sans Mono" fo:font-size="10pt" fo:language="pt" fo:country="BR" officeooo:rsid="0041db2d" officeooo:paragraph-rsid="0041db2d" style:font-size-asian="10pt" style:font-name-complex="Courier New" style:font-size-complex="10pt"/>
    </style:style>
    <style:style style:name="P65" style:family="paragraph" style:parent-style-name="Plain_20_Text">
      <style:text-properties style:font-name="DejaVu Sans Mono" fo:font-size="10pt" fo:language="pt" fo:country="BR" officeooo:paragraph-rsid="004270ff" style:font-size-asian="10pt" style:font-name-complex="Courier New" style:font-size-complex="10pt"/>
    </style:style>
    <style:style style:name="P66" style:family="paragraph" style:parent-style-name="Plain_20_Text">
      <style:text-properties style:font-name="DejaVu Sans Mono" fo:font-size="10pt" fo:language="pt" fo:country="BR" officeooo:rsid="004270ff" officeooo:paragraph-rsid="004270ff" style:font-size-asian="10pt" style:font-name-complex="Courier New" style:font-size-complex="10pt"/>
    </style:style>
    <style:style style:name="P67" style:family="paragraph" style:parent-style-name="Plain_20_Text">
      <style:text-properties style:font-name="DejaVu Sans Mono" fo:font-size="10pt" fo:language="pt" fo:country="BR" officeooo:paragraph-rsid="00440962" style:font-size-asian="10pt" style:font-name-complex="Courier New" style:font-size-complex="10pt"/>
    </style:style>
    <style:style style:name="P68" style:family="paragraph" style:parent-style-name="Plain_20_Text">
      <style:text-properties style:font-name="DejaVu Sans Mono" fo:font-size="10pt" fo:language="pt" fo:country="BR" officeooo:rsid="00440962" officeooo:paragraph-rsid="00440962" style:font-size-asian="10pt" style:font-name-complex="Courier New" style:font-size-complex="10pt"/>
    </style:style>
    <style:style style:name="P69" style:family="paragraph" style:parent-style-name="Plain_20_Text">
      <style:text-properties style:font-name="DejaVu Sans Mono" fo:font-size="10pt" fo:language="pt" fo:country="BR" officeooo:rsid="0045dc3b" officeooo:paragraph-rsid="0045dc3b" style:font-size-asian="10pt" style:font-name-complex="Courier New" style:font-size-complex="10pt"/>
    </style:style>
    <style:style style:name="P70" style:family="paragraph" style:parent-style-name="Plain_20_Text">
      <style:text-properties style:font-name="DejaVu Sans Mono" fo:font-size="10pt" fo:language="pt" fo:country="BR" officeooo:paragraph-rsid="0045dc3b" style:font-size-asian="10pt" style:font-name-complex="Courier New" style:font-size-complex="10pt"/>
    </style:style>
    <style:style style:name="P71" style:family="paragraph" style:parent-style-name="Plain_20_Text">
      <style:text-properties style:font-name="DejaVu Sans Mono" fo:font-size="10pt" fo:language="pt" fo:country="BR" officeooo:rsid="00469424" officeooo:paragraph-rsid="00469424" style:font-size-asian="10pt" style:font-name-complex="Courier New" style:font-size-complex="10pt"/>
    </style:style>
    <style:style style:name="P72" style:family="paragraph" style:parent-style-name="Plain_20_Text">
      <style:text-properties style:font-name="DejaVu Sans Mono" fo:font-size="10pt" fo:language="pt" fo:country="BR" officeooo:paragraph-rsid="00469424" style:font-size-asian="10pt" style:font-name-complex="Courier New" style:font-size-complex="10pt"/>
    </style:style>
    <style:style style:name="P73" style:family="paragraph" style:parent-style-name="Plain_20_Text">
      <style:text-properties style:font-name="DejaVu Sans Mono" fo:font-size="10pt" fo:language="pt" fo:country="BR" officeooo:paragraph-rsid="004813ab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officeooo:rsid="001e7c87" style:font-name-complex="Courier New"/>
    </style:style>
    <style:style style:name="T3" style:family="text">
      <style:text-properties officeooo:rsid="0020be57" style:font-name-complex="Courier New"/>
    </style:style>
    <style:style style:name="T4" style:family="text">
      <style:text-properties officeooo:rsid="0022214b" style:font-name-complex="Courier New"/>
    </style:style>
    <style:style style:name="T5" style:family="text">
      <style:text-properties officeooo:rsid="002276c9" style:font-name-complex="Courier New"/>
    </style:style>
    <style:style style:name="T6" style:family="text">
      <style:text-properties officeooo:rsid="00236fb2" style:font-name-complex="Courier New"/>
    </style:style>
    <style:style style:name="T7" style:family="text">
      <style:text-properties officeooo:rsid="002565aa" style:font-name-complex="Courier New"/>
    </style:style>
    <style:style style:name="T8" style:family="text">
      <style:text-properties officeooo:rsid="0027321c" style:font-name-complex="Courier New"/>
    </style:style>
    <style:style style:name="T9" style:family="text">
      <style:text-properties officeooo:rsid="0027a982" style:font-name-complex="Courier New"/>
    </style:style>
    <style:style style:name="T10" style:family="text">
      <style:text-properties officeooo:rsid="0027d910" style:font-name-complex="Courier New"/>
    </style:style>
    <style:style style:name="T11" style:family="text">
      <style:text-properties officeooo:rsid="002948fd" style:font-name-complex="Courier New"/>
    </style:style>
    <style:style style:name="T12" style:family="text">
      <style:text-properties officeooo:rsid="002b0254"/>
    </style:style>
    <style:style style:name="T13" style:family="text">
      <style:text-properties officeooo:rsid="002c032f"/>
    </style:style>
    <style:style style:name="T14" style:family="text">
      <style:text-properties officeooo:rsid="002d84a8"/>
    </style:style>
    <style:style style:name="T15" style:family="text">
      <style:text-properties officeooo:rsid="002e5da1"/>
    </style:style>
    <style:style style:name="T16" style:family="text">
      <style:text-properties officeooo:rsid="002fdc49"/>
    </style:style>
    <style:style style:name="T17" style:family="text">
      <style:text-properties officeooo:rsid="003118c8"/>
    </style:style>
    <style:style style:name="T18" style:family="text">
      <style:text-properties officeooo:rsid="00318465"/>
    </style:style>
    <style:style style:name="T19" style:family="text">
      <style:text-properties officeooo:rsid="00337455"/>
    </style:style>
    <style:style style:name="T20" style:family="text">
      <style:text-properties officeooo:rsid="00339b4a"/>
    </style:style>
    <style:style style:name="T21" style:family="text">
      <style:text-properties officeooo:rsid="00349e0d"/>
    </style:style>
    <style:style style:name="T22" style:family="text">
      <style:text-properties officeooo:rsid="00360892"/>
    </style:style>
    <style:style style:name="T23" style:family="text">
      <style:text-properties officeooo:rsid="00366cc2"/>
    </style:style>
    <style:style style:name="T24" style:family="text">
      <style:text-properties officeooo:rsid="0036f1ab"/>
    </style:style>
    <style:style style:name="T25" style:family="text">
      <style:text-properties officeooo:rsid="00379f3a"/>
    </style:style>
    <style:style style:name="T26" style:family="text">
      <style:text-properties officeooo:rsid="0038f84f"/>
    </style:style>
    <style:style style:name="T27" style:family="text">
      <style:text-properties officeooo:rsid="00392a2a"/>
    </style:style>
    <style:style style:name="T28" style:family="text">
      <style:text-properties officeooo:rsid="00396ee9"/>
    </style:style>
    <style:style style:name="T29" style:family="text">
      <style:text-properties officeooo:rsid="003ae76e"/>
    </style:style>
    <style:style style:name="T30" style:family="text">
      <style:text-properties officeooo:rsid="003b804b"/>
    </style:style>
    <style:style style:name="T31" style:family="text">
      <style:text-properties officeooo:rsid="003bb0a9"/>
    </style:style>
    <style:style style:name="T32" style:family="text">
      <style:text-properties officeooo:rsid="003d73e6"/>
    </style:style>
    <style:style style:name="T33" style:family="text">
      <style:text-properties officeooo:rsid="003ed67d"/>
    </style:style>
    <style:style style:name="T34" style:family="text">
      <style:text-properties officeooo:rsid="003f1c39"/>
    </style:style>
    <style:style style:name="T35" style:family="text">
      <style:text-properties officeooo:rsid="004057e3"/>
    </style:style>
    <style:style style:name="T36" style:family="text">
      <style:text-properties officeooo:rsid="0041db2d"/>
    </style:style>
    <style:style style:name="T37" style:family="text">
      <style:text-properties officeooo:rsid="004270ff"/>
    </style:style>
    <style:style style:name="T38" style:family="text">
      <style:text-properties officeooo:rsid="00440962"/>
    </style:style>
    <style:style style:name="T39" style:family="text">
      <style:text-properties officeooo:rsid="0045dc3b"/>
    </style:style>
    <style:style style:name="T40" style:family="text">
      <style:text-properties officeooo:rsid="00469424"/>
    </style:style>
    <style:style style:name="T41" style:family="text">
      <style:text-properties officeooo:rsid="004813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 text:c="3"/>1: 10:00:05.13 10:00:08.18 <text:s/>Duration 00:00:03.05 <text:s/>48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8"/>
      <text:p text:style-name="P8"><text:s text:c="3"/>2: 10:00:08.23 10:00:10.00 <text:s/>Duration 00:00:01.02 <text:s/>16</text:p>
      <text:p text:style-name="P1"><text:span text:style-name="T1">pr</text:span><text:span text:style-name="T2">óprias ao mundo</text:span><text:span text:style-name="T1"> rural.</text:span></text:p>
      <text:p text:style-name="P8"/>
      <text:p text:style-name="P8"><text:s text:c="3"/>3: 10:00:10.04 10:00:14.07 <text:s/>Duration 00:00:04.03 <text:s/>62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8"/>
      <text:p text:style-name="P8"><text:s text:c="3"/>4: 10:00:14.11 10:00:16.23 <text:s/>Duration 00:00:02.12 <text:s/>37</text:p>
      <text:p text:style-name="P11">Hoje encontramos futuros viticultores</text:p>
      <text:p text:style-name="P8"/>
      <text:p text:style-name="P8"><text:s text:c="3"/>5: 10:00:17.02 10:00:18.09 <text:s/>Duration 00:00:01.07 <text:s/>19</text:p>
      <text:p text:style-name="P1"><text:span text:style-name="T1">qu</text:span><text:span text:style-name="T3">e elaboram o</text:span><text:span text:style-name="T1"> champagne</text:span></text:p>
      <text:p text:style-name="P8"/>
      <text:p text:style-name="P8"><text:s text:c="3"/>6: 10:00:18.13 10:00:21.04 <text:s/>Duration 00:00:02.16 <text:s/>40</text:p>
      <text:p text:style-name="P12">segundo o método</text:p>
      <text:p text:style-name="P2"><text:span text:style-name="T3">criado </text:span><text:span text:style-name="T1">p</text:span><text:span text:style-name="T3">o</text:span><text:span text:style-name="T1">r Dom Pérignon.</text:span></text:p>
      <text:p text:style-name="P8"/>
      <text:p text:style-name="P8"><text:s text:c="3"/>7: 10:00:21.09 10:00:24.02 <text:s/>Duration 00:00:02.18 <text:s/>41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8"/>
      <text:p text:style-name="P8"><text:s text:c="3"/>8: 10:00:24.07 10:00:27.14 <text:s/>Duration 00:00:03.07 <text:s/>49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8"/>
      <text:p text:style-name="P8"><text:s text:c="3"/>9: 10:00:28.06 10:00:30.18 <text:s/>Duration 00:00:02.12 <text:s/>37</text:p>
      <text:p text:style-name="P2"><text:span text:style-name="T1">#</text:span><text:span text:style-name="T3">Todo ano formam-se</text:span></text:p>
      <text:p text:style-name="P2"><text:span text:style-name="T3">mai</text:span><text:span text:style-name="T1">s de 1.700 </text:span><text:span text:style-name="T3">aluno</text:span><text:span text:style-name="T1">s#</text:span></text:p>
      <text:p text:style-name="P8"/>
      <text:p text:style-name="P8"><text:s text:c="2"/>10: 10:00:30.23 10:00:32.00 <text:s/>Duration 00:00:01.02 <text:s/>16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8"/>
      <text:p text:style-name="P8"><text:s text:c="2"/>11: 10:00:32.05 10:00:33.16 <text:s/>Duration 00:00:01.11 <text:s/>22</text:p>
      <text:p text:style-name="P1"><text:span text:style-name="T1">#</text:span><text:span text:style-name="T3">enologia, comércio</text:span><text:span text:style-name="T1">,#</text:span></text:p>
      <text:p text:style-name="P8"/>
      <text:p text:style-name="P8"><text:s text:c="2"/>12: 10:00:33.21 10:00:36.16 <text:s/>Duration 00:00:02.20 <text:s/>42</text:p>
      <text:p text:style-name="P1"><text:span text:style-name="T1">#e </text:span><text:span text:style-name="T3">até na condução de tratore</text:span><text:span text:style-name="T1">s.#</text:span></text:p>
      <text:p text:style-name="P8"/>
      <text:p text:style-name="P8"><text:s text:c="2"/>13: 10:00:36.21 10:00:38.23 <text:s/>Duration 00:00:02.02 <text:s/>31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8"/>
      <text:p text:style-name="P8"><text:s text:c="2"/>14: 10:00:39.02 10:00:41.08 <text:s/>Duration 00:00:02.06 <text:s/>34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8"/>
      <text:p text:style-name="P8"><text:s text:c="2"/>15: 10:00:41.12 10:00:44.04 <text:s/>Duration 00:00:02.17 <text:s/>40</text:p>
      <text:p text:style-name="P12">que os ancestrais já exerciam</text:p>
      <text:p text:style-name="P1"><text:span text:style-name="T3">há</text:span><text:span text:style-name="T1"> 10 mil anos.</text:span></text:p>
      <text:p text:style-name="P8"/>
      <text:p text:style-name="P8"><text:s text:c="2"/>16: 10:00:44.14 10:00:47.13 <text:s/>Duration 00:00:02.24 <text:s/>44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8"/>
      <text:p text:style-name="P8"><text:s text:c="2"/>17: 10:00:47.17 10:00:50.01 <text:s/>Duration 00:00:02.09 <text:s/>35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8"/>
      <text:p text:style-name="P8"><text:s text:c="2"/>18: 10:00:50.06 10:00:52.10 <text:s/>Duration 00:00:02.04 <text:s/>32</text:p>
      <text:p text:style-name="P8">#a ordenha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8"/>
      <text:p text:style-name="P8"><text:s text:c="2"/>19: 10:00:52.14 10:00:54.22 <text:s/>Duration 00:00:02.08 <text:s/>35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8"/>
      <text:p text:style-name="P8"><text:s text:c="2"/>20: 10:00:55.02 10:00:56.19 <text:s/>Duration 00:00:01.17 <text:s/>25</text:p>
      <text:p text:style-name="P1"><text:span text:style-name="T1">#e </text:span><text:span text:style-name="T3">a gestão de uma empresa</text:span><text:span text:style-name="T1">.#</text:span></text:p>
      <text:p text:style-name="P8"/>
      <text:p text:style-name="P8"><text:s text:c="2"/>21: 10:00:58.04 10:01:00.19 <text:s/>Duration 00:00:02.15 <text:s/>39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8"/>
      <text:p text:style-name="P8"><text:s text:c="2"/>22: 10:01:00.24 10:01:03.11 <text:s/>Duration 00:00:02.12 <text:s/>37</text:p>
      <text:p text:style-name="P3"><text:span text:style-name="T1">#qu</text:span><text:span text:style-name="T4">e se aprende</text:span></text:p>
      <text:p text:style-name="P3"><text:span text:style-name="T4">a manter </text:span><text:span text:style-name="T1">tradi</text:span><text:span text:style-name="T4">çõe</text:span><text:span text:style-name="T1">s vivas.#</text:span></text:p>
      <text:p text:style-name="P8"/>
      <text:p text:style-name="P8"><text:s text:c="2"/>23: 10:01:05.08 10:01:07.22 <text:s/>Duration 00:00:02.14 <text:s/>38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8"/>
      <text:p text:style-name="P8"><text:s text:c="2"/>24: 10:01:08.18 10:01:10.23 <text:s/>Duration 00:00:02.05 <text:s/>33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8"/>
      <text:p text:style-name="P8"><text:s text:c="2"/>25: 10:01:11.22 10:01:13.24 <text:s/>Duration 00:00:02.02 <text:s/>31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8"/>
      <text:p text:style-name="P8"><text:s text:c="2"/>26: 10:01:14.03 10:01:16.00 <text:s/>Duration 00:00:01.22 <text:s/>28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8"/>
      <text:p text:style-name="P8"><text:s text:c="2"/>27: 10:01:16.04 10:01:18.04 <text:s/>Duration 00:00:02.00 <text:s/>30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8"/>
      <text:p text:style-name="P8"><text:s text:c="2"/>28: 10:01:18.08 10:01:22.04 <text:s/>Duration 00:00:03.21 <text:s/>58</text:p>
      <text:p text:style-name="P13">Escolas diferentes</text:p>
      <text:p text:style-name="P8"/>
      <text:p text:style-name="P8"><text:s text:c="2"/>29: 10:01:22.09 10:01:25.03 <text:s/>Duration 00:00:02.19 <text:s/>41</text:p>
      <text:p text:style-name="P1"><text:span text:style-name="T4">O#</text:span><text:span text:style-name="T1"> terroir</text:span><text:span text:style-name="T4">#</text:span></text:p>
      <text:p text:style-name="P8"/>
      <text:p text:style-name="P8"><text:s text:c="2"/>30: 10:01:29.05 10:01:32.21 <text:s/>Duration 00:00:03.16 <text:s/>55</text:p>
      <text:p text:style-name="P1"><text:span text:style-name="T1">#Vil</text:span><text:span text:style-name="T4">arejo d</text:span><text:span text:style-name="T1">a Côte des Blancs#</text:span></text:p>
      <text:p text:style-name="P8"/>
      <text:p text:style-name="P8"><text:s text:c="2"/>31: 10:01:33.10 10:01:35.14 <text:s/>Duration 00:00:02.04 <text:s/>32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8"/>
      <text:p text:style-name="P8"><text:s text:c="2"/>32: 10:01:35.19 10:01:39.06 <text:s/>Duration 00:00:03.12 <text:s/>52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8"/>
      <text:p text:style-name="P8"><text:s text:c="2"/>33: 10:01:39.10 10:01:41.05 <text:s/>Duration 00:00:01.20 <text:s/>27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8"/>
      <text:p text:style-name="P8"><text:s text:c="2"/>34: 10:01:41.09 10:01:43.07 <text:s/>Duration 00:00:01.23 <text:s/>29</text:p>
      <text:p text:style-name="P14">#de 8 milhões de garrafas</text:p>
      <text:p text:style-name="P3"><text:span text:style-name="T1">e</text:span><text:span text:style-name="T4">m </text:span><text:span text:style-name="T1">1850#</text:span></text:p>
      <text:p text:style-name="P8"/>
      <text:p text:style-name="P8"><text:soft-page-break/><text:s text:c="2"/>35: 10:01:43.24 10:01:46.19 <text:s/>Duration 00:00:02.20 <text:s/>42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8"/>
      <text:p text:style-name="P8"><text:s text:c="2"/>36: 10:01:47.09 10:01:49.15 <text:s/>Duration 00:00:02.06 <text:s/>34</text:p>
      <text:p text:style-name="P3"><text:span text:style-name="T1">#</text:span><text:span text:style-name="T4">Há mais </text:span><text:span text:style-name="T1">de 280</text:span></text:p>
      <text:p text:style-name="P3"><text:span text:style-name="T4">casa</text:span><text:span text:style-name="T1">s de n</text:span><text:span text:style-name="T4">egociante</text:span><text:span text:style-name="T1">s,#</text:span></text:p>
      <text:p text:style-name="P8"/>
      <text:p text:style-name="P8"><text:s text:c="2"/>37: 10:01:49.19 10:01:52.05 <text:s/>Duration 00:00:02.11 <text:s/>37</text:p>
      <text:p text:style-name="P3"><text:span text:style-name="T1">#a</text:span><text:span text:style-name="T4">bastecidas</text:span></text:p>
      <text:p text:style-name="P3"><text:span text:style-name="T4">por uns</text:span><text:span text:style-name="T1"> 15 mil viticultores.#</text:span></text:p>
      <text:p text:style-name="P8"/>
      <text:p text:style-name="P8"><text:s text:c="2"/>38: 10:01:54.04 10:01:57.02 <text:s/>Duration 00:00:02.23 <text:s/>44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8"/>
      <text:p text:style-name="P8"><text:s text:c="2"/>39: 10:01:57.07 10:01:58.09 <text:s/>Duration 00:00:01.02 <text:s/>16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8"/>
      <text:p text:style-name="P8"><text:s text:c="2"/>40: 10:01:58.13 10:02:01.12 <text:s/>Duration 00:00:02.24 <text:s/>44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8"/>
      <text:p text:style-name="P8"><text:s text:c="2"/>41: 10:02:01.16 10:02:03.21 <text:s/>Duration 00:00:02.05 <text:s/>33</text:p>
      <text:p text:style-name="P13">Eles estão em casas de prestígio:</text:p>
      <text:p text:style-name="P8"/>
      <text:p text:style-name="P8"><text:s text:c="2"/>42: 10:02:04.00 10:02:06.14 <text:s/>Duration 00:00:02.14 <text:s/>38</text:p>
      <text:p text:style-name="P8">Moët &amp; Chandon,</text:p>
      <text:p text:style-name="P8">Veuve Clicquot e Roederer.</text:p>
      <text:p text:style-name="P8"/>
      <text:p text:style-name="P8"><text:s text:c="2"/>43: 10:02:07.05 10:02:10.05 <text:s/>Duration 00:00:03.00 <text:s/>45</text:p>
      <text:p text:style-name="P1"><text:span text:style-name="T4">Temos</text:span><text:span text:style-name="T1"> 22 anos.</text:span></text:p>
      <text:p text:style-name="P8"/>
      <text:p text:style-name="P8"><text:s text:c="2"/>44: 10:02:10.09 10:02:12.15 <text:s/>Duration 00:00:02.06 <text:s/>34</text:p>
      <text:p text:style-name="P13">Somos gêmeos, dá para ver.</text:p>
      <text:p text:style-name="P8"/>
      <text:p text:style-name="P8"><text:s text:c="2"/>45: 10:02:12.19 10:02:14.18 <text:s/>Duration 00:00:01.24 <text:s/>29</text:p>
      <text:p text:style-name="P1"><text:span text:style-name="T1">E... com</text:span><text:span text:style-name="T4">o</text:span><text:span text:style-name="T1">...</text:span></text:p>
      <text:p text:style-name="P8"/>
      <text:p text:style-name="P8"><text:s text:c="2"/>46: 10:02:14.22 10:02:17.23 <text:s/>Duration 00:00:03.01 <text:s/>46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8"/>
      <text:p text:style-name="P8"><text:s text:c="2"/>47: 10:02:18.02 10:02:21.00 <text:s/>Duration 00:00:02.23 <text:s/>44</text:p>
      <text:p text:style-name="P13">mas não no mesmo estabalecimento.</text:p>
      <text:p text:style-name="P8"/>
      <text:p text:style-name="P8"><text:s text:c="2"/>48: 10:02:21.04 10:02:26.01 <text:s/>Duration 00:00:04.22 <text:s/>73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8"/>
      <text:p text:style-name="P8"><text:s text:c="2"/>49: 10:02:26.16 10:02:28.17 <text:s/>Duration 00:00:02.01 <text:s/>31</text:p>
      <text:p text:style-name="P3"><text:span text:style-name="T1">#</text:span><text:span text:style-name="T4">O</text:span><text:span text:style-name="T1"> que Julien</text:span></text:p>
      <text:p text:style-name="P3"><text:span text:style-name="T4">quer dizer com</text:span><text:span text:style-name="T1"> "</text:span><text:span text:style-name="T4">aqu</text:span><text:span text:style-name="T1">i"#</text:span></text:p>
      <text:p text:style-name="P8"/>
      <text:p text:style-name="P8"><text:s text:c="2"/>50: 10:02:28.22 10:02:31.22 <text:s/>Duration 00:00:03.00 <text:s/>45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8"/>
      <text:p text:style-name="P8"><text:s text:c="2"/>51: 10:02:32.13 10:02:35.13 <text:s/>Duration 00:00:03.00 <text:s/>45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8"><text:soft-page-break/></text:p>
      <text:p text:style-name="P8"><text:s text:c="2"/>52: 10:02:35.17 10:02:38.14 <text:s/>Duration 00:00:02.22 <text:s/>43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8"/>
      <text:p text:style-name="P8"><text:s text:c="2"/>53: 10:02:38.18 10:02:41.09 <text:s/>Duration 00:00:02.16 <text:s/>40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8"/>
      <text:p text:style-name="P8"><text:s text:c="2"/>54: 10:02:43.06 10:02:45.18 <text:s/>Duration 00:00:02.12 <text:s/>37</text:p>
      <text:p text:style-name="P1"><text:span text:style-name="T1">Vo</text:span><text:span text:style-name="T5">cês dividiram as tarefas</text:span><text:span text:style-name="T1">?</text:span></text:p>
      <text:p text:style-name="P8"/>
      <text:p text:style-name="P8"><text:s text:c="2"/>55: 10:02:46.10 10:02:48.03 <text:s/>Duration 00:00:01.18 <text:s/>26</text:p>
      <text:p text:style-name="P1"><text:span text:style-name="T5">Os meninos nas ponta</text:span><text:span text:style-name="T1">s?</text:span></text:p>
      <text:p text:style-name="P8"/>
      <text:p text:style-name="P8"><text:s text:c="2"/>56: 10:02:48.08 10:02:49.24 <text:s/>Duration 00:00:01.16 <text:s/>25</text:p>
      <text:p text:style-name="P1"><text:span text:style-name="T1">Bo</text:span><text:span text:style-name="T5">m</text:span><text:span text:style-name="T1">. Sim.</text:span></text:p>
      <text:p text:style-name="P8"/>
      <text:p text:style-name="P8"><text:s text:c="2"/>57: 10:02:50.03 10:02:52.11 <text:s/>Duration 00:00:02.08 <text:s/>35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8"/>
      <text:p text:style-name="P8"><text:s text:c="2"/>58: 10:02:52.15 10:02:55.00 <text:s/>Duration 00:00:02.10 <text:s/>36</text:p>
      <text:p text:style-name="P15">Saí do fundamental</text:p>
      <text:p text:style-name="P4"><text:span text:style-name="T5">sem saber o que fazer</text:span><text:span text:style-name="T1">.</text:span></text:p>
      <text:p text:style-name="P8"/>
      <text:p text:style-name="P8"><text:s text:c="2"/>59: 10:02:55.05 10:02:57.20 <text:s/>Duration 00:00:02.15 <text:s/>39</text:p>
      <text:p text:style-name="P4"><text:span text:style-name="T1">V</text:span><text:span text:style-name="T5">i que ele já tinha achado</text:span></text:p>
      <text:p text:style-name="P15">uma orientação</text:p>
      <text:p text:style-name="P8"/>
      <text:p text:style-name="P8"><text:s text:c="2"/>60: 10:02:58.00 10:02:59.18 <text:s/>Duration 00:00:01.18 <text:s/>26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8"/>
      <text:p text:style-name="P8"><text:s text:c="2"/>61: 10:02:59.23 10:03:01.21 <text:s/>Duration 00:00:01.23 <text:s/>29</text:p>
      <text:p text:style-name="P15">Eu não sabia aonde ia parar e,</text:p>
      <text:p text:style-name="P8"/>
      <text:p text:style-name="P8"><text:s text:c="2"/>62: 10:03:02.00 10:03:03.23 <text:s/>Duration 00:00:01.23 <text:s/>29</text:p>
      <text:p text:style-name="P1"><text:span text:style-name="T5">com o tempo, fui gostando</text:span><text:span text:style-name="T1">,</text:span></text:p>
      <text:p text:style-name="P8"/>
      <text:p text:style-name="P8"><text:s text:c="2"/>63: 10:03:04.02 10:03:07.11 <text:s/>Duration 00:00:03.09 <text:s/>50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15">trabalhando nas vinhas.</text:p>
      <text:p text:style-name="P8"/>
      <text:p text:style-name="P8"><text:s text:c="2"/>64: 10:03:10.08 10:03:13.04 <text:s/>Duration 00:00:02.21 <text:s/>43</text:p>
      <text:p text:style-name="P4"><text:span text:style-name="T5">Esta</text:span><text:span text:style-name="T1"> é u</text:span><text:span text:style-name="T5">ma aula</text:span></text:p>
      <text:p text:style-name="P4"><text:span text:style-name="T5">de poda em</text:span><text:span text:style-name="T1"> viticultur</text:span><text:span text:style-name="T5">a</text:span><text:span text:style-name="T1">.</text:span></text:p>
      <text:p text:style-name="P8"/>
      <text:p text:style-name="P8"><text:s text:c="2"/>65: 10:03:13.09 10:03:15.22 <text:s/>Duration 00:00:02.13 <text:s/>38</text:p>
      <text:p text:style-name="P15">Nós nos dividimos em função</text:p>
      <text:p text:style-name="P15">do trabalho</text:p>
      <text:p text:style-name="P8"/>
      <text:p text:style-name="P8"><text:s text:c="2"/>66: 10:03:16.01 10:03:18.14 <text:s/>Duration 00:00:02.13 <text:s/>38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8"/>
      <text:p text:style-name="P8"><text:s text:c="2"/>67: 10:03:19.19 10:03:23.11 <text:s/>Duration 00:00:03.17 <text:s/>55</text:p>
      <text:p text:style-name="P15">Alguns cortam galhos para podar,</text:p>
      <text:p text:style-name="P8"/>
      <text:p text:style-name="P8"><text:s text:c="2"/>68: 10:03:23.15 10:03:27.01 <text:s/>Duration 00:00:03.11 <text:s/>52</text:p>
      <text:p text:style-name="P15"><text:soft-page-break/>outros cortam as pontas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8"/>
      <text:p text:style-name="P8"><text:s text:c="2"/>69: 10:03:29.10 10:03:33.04 <text:s/>Duration 00:00:03.19 <text:s/>56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8"/>
      <text:p text:style-name="P8"><text:s text:c="2"/>70: 10:03:33.08 10:03:35.04 <text:s/>Duration 00:00:01.21 <text:s/>28</text:p>
      <text:p text:style-name="P1"><text:span text:style-name="T5">Depoi</text:span><text:span text:style-name="T1">s,</text:span></text:p>
      <text:p text:style-name="P15">sempre haverá trabalho</text:p>
      <text:p text:style-name="P8"/>
      <text:p text:style-name="P8"><text:s text:c="2"/>71: 10:03:35.09 10:03:37.12 <text:s/>Duration 00:00:02.03 <text:s/>32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8"/>
      <text:p text:style-name="P8"><text:s text:c="2"/>72: 10:03:37.17 10:03:39.23 <text:s/>Duration 00:00:02.06 <text:s/>34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8"/>
      <text:p text:style-name="P8"><text:s text:c="2"/>73: 10:03:40.14 10:03:42.04 <text:s/>Duration 00:00:01.15 <text:s/>24</text:p>
      <text:p text:style-name="P1"><text:span text:style-name="T5">a maior atividade</text:span><text:span text:style-name="T1">.</text:span></text:p>
      <text:p text:style-name="P8"/>
      <text:p text:style-name="P8"><text:s text:c="2"/>74: 10:03:43.05 10:03:46.24 <text:s/>Duration 00:00:03.19 <text:s/>56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8"/>
      <text:p text:style-name="P8"><text:s text:c="2"/>75: 10:03:49.12 10:03:52.09 <text:s/>Duration 00:00:02.22 <text:s/>43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8"/>
      <text:p text:style-name="P8"><text:s text:c="2"/>76: 10:03:52.13 10:03:53.17 <text:s/>Duration 00:00:01.04 <text:s/>17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7: 10:03:53.21 10:03:56.18 <text:s/>Duration 00:00:02.22 <text:s/>43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8: 10:03:56.22 10:03:58.11 <text:s/>Duration 00:00:01.14 <text:s/>23</text:p>
      <text:p text:style-name="P1"><text:span text:style-name="T6">Isso é</text:span><text:span text:style-name="T1"> autori</text:span><text:span text:style-name="T6">zado</text:span></text:p>
      <text:p text:style-name="P8"/>
      <text:p text:style-name="P8"><text:s text:c="2"/>79: 10:03:58.15 10:04:00.21 <text:s/>Duration 00:00:02.06 <text:s/>34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8"/>
      <text:p text:style-name="P8"><text:s text:c="2"/>80: 10:04:01.00 10:04:01.20 <text:s/>Duration 00:00:00.20 <text:s/>12</text:p>
      <text:p text:style-name="P8">-Não.</text:p>
      <text:p text:style-name="P1"><text:span text:style-name="T1">-Po</text:span><text:span text:style-name="T6">r quê</text:span><text:span text:style-name="T1">?</text:span></text:p>
      <text:p text:style-name="P8"/>
      <text:p text:style-name="P8"><text:s text:c="2"/>81: 10:04:02.00 10:04:04.15 <text:s/>Duration 00:00:02.15 <text:s/>39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8"/>
      <text:p text:style-name="P8"><text:s text:c="2"/>82: 10:04:04.19 10:04:08.14 <text:s/>Duration 00:00:03.20 <text:s/>57</text:p>
      <text:p text:style-name="P5"><text:span text:style-name="T7">vai fazer</text:span><text:span text:style-name="T1"> compacta</text:span><text:span text:style-name="T7">ção</text:span></text:p>
      <text:p text:style-name="P5"><text:span text:style-name="T1">e </text:span><text:span text:style-name="T7">pode provocar mofo</text:span><text:span text:style-name="T1">.</text:span></text:p>
      <text:p text:style-name="P8"/>
      <text:p text:style-name="P8"><text:s text:c="2"/>83: 10:04:08.18 10:04:09.13 <text:s/>Duration 00:00:00.20 <text:s/>12</text:p>
      <text:p text:style-name="P1"><text:span text:style-name="T7">Na primavera</text:span><text:span text:style-name="T1">.</text:span></text:p>
      <text:p text:style-name="P8"/>
      <text:p text:style-name="P8"><text:s text:c="2"/>84: 10:04:09.18 10:04:12.19 <text:s/>Duration 00:00:03.01 <text:s/>46</text:p>
      <text:p text:style-name="P17">A poda é a operação</text:p>
      <text:p text:style-name="P1"><text:span text:style-name="T1">qu</text:span><text:span text:style-name="T7">e exige mais horas</text:span></text:p>
      <text:p text:style-name="P8"><text:soft-page-break/></text:p>
      <text:p text:style-name="P8"><text:s text:c="2"/>85: 10:04:12.24 10:04:14.17 <text:s/>Duration 00:00:01.18 <text:s/>26</text:p>
      <text:p text:style-name="P1"><text:span text:style-name="T7">numa plantação</text:span><text:span text:style-name="T1">.</text:span></text:p>
      <text:p text:style-name="P8"/>
      <text:p text:style-name="P8"><text:s text:c="2"/>86: 10:04:16.02 10:04:19.12 <text:s/>Duration 00:00:03.10 <text:s/>51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8"/>
      <text:p text:style-name="P8"><text:s text:c="2"/>87: 10:04:19.24 10:04:22.22 <text:s/>Duration 00:00:02.23 <text:s/>44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8"/>
      <text:p text:style-name="P8"><text:s text:c="2"/>88: 10:04:23.20 10:04:25.01 <text:s/>Duration 00:00:01.06 <text:s/>19</text:p>
      <text:p text:style-name="P16">para uma pessoa,</text:p>
      <text:p text:style-name="P8"/>
      <text:p text:style-name="P8"><text:s text:c="2"/>89: 10:04:25.05 10:04:28.23 <text:s/>Duration 00:00:03.18 <text:s/>56</text:p>
      <text:p text:style-name="P17">significa que uma pessoa sozinha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8"/>
      <text:p text:style-name="P8"><text:s text:c="2"/>90: 10:04:29.03 10:04:31.18 <text:s/>Duration 00:00:02.15 <text:s/>39</text:p>
      <text:p text:style-name="P5"><text:span text:style-name="T7">levará cerca de</text:span><text:span text:style-name="T1"> 220 h</text:span><text:span text:style-name="T7">oras</text:span></text:p>
      <text:p text:style-name="P17">para podar.</text:p>
      <text:p text:style-name="P8"/>
      <text:p text:style-name="P8"><text:s text:c="2"/>91: 10:04:32.06 10:04:34.05 <text:s/>Duration 00:00:01.24 <text:s/>29</text:p>
      <text:p text:style-name="P1"><text:span text:style-name="T1">-</text:span><text:span text:style-name="T7">Senhora</text:span><text:span text:style-name="T1"> Loiseau.</text:span></text:p>
      <text:p text:style-name="P8">-Sim?</text:p>
      <text:p text:style-name="P8"/>
      <text:p text:style-name="P8"><text:s text:c="2"/>92: 10:04:34.09 10:04:37.00 <text:s/>Duration 00:00:02.16 <text:s/>40</text:p>
      <text:p text:style-name="P5"><text:span text:style-name="T7">Quantas tesouradas em um dia</text:span><text:span text:style-name="T1">?</text:span></text:p>
      <text:p text:style-name="P8"/>
      <text:p text:style-name="P8"><text:s text:c="2"/>93: 10:04:37.05 10:04:38.18 <text:s/>Duration 00:00:01.13 <text:s/>23</text:p>
      <text:p text:style-name="P8">-20 mil.</text:p>
      <text:p text:style-name="P8">-20 mil?</text:p>
      <text:p text:style-name="P8"/>
      <text:p text:style-name="P8"><text:s text:c="2"/>94: 10:04:38.22 10:04:41.03 <text:s/>Duration 00:00:02.06 <text:s/>34</text:p>
      <text:p text:style-name="P1"><text:span text:style-name="T1">-10 mil </text:span><text:span text:style-name="T7">tesouradas</text:span><text:span text:style-name="T1">.</text:span></text:p>
      <text:p text:style-name="P8">-10 mil.</text:p>
      <text:p text:style-name="P8"/>
      <text:p text:style-name="P8"><text:s text:c="2"/>95: 10:04:41.07 10:04:44.19 <text:s/>Duration 00:00:03.12 <text:s/>52</text:p>
      <text:p text:style-name="P17">Alguns professores</text:p>
      <text:p text:style-name="P17">têm experiência profissional</text:p>
      <text:p text:style-name="P8"/>
      <text:p text:style-name="P8"><text:s text:c="2"/>96: 10:04:44.23 10:04:47.00 <text:s/>Duration 00:00:02.02 <text:s/>31</text:p>
      <text:p text:style-name="P1"><text:span text:style-name="T1">que </text:span><text:span text:style-name="T7">e outros não têm no liceu</text:span><text:span text:style-name="T1">,</text:span></text:p>
      <text:p text:style-name="P8"/>
      <text:p text:style-name="P8"><text:s text:c="2"/>97: 10:04:47.04 10:04:48.22 <text:s/>Duration 00:00:01.18 <text:s/>26</text:p>
      <text:p text:style-name="P17">trabalhando com livros.</text:p>
      <text:p text:style-name="P8"/>
      <text:p text:style-name="P8"><text:s text:c="2"/>98: 10:04:49.07 10:04:51.11 <text:s/>Duration 00:00:02.04 <text:s/>32</text:p>
      <text:p text:style-name="P1"><text:span text:style-name="T1">P</text:span><text:span text:style-name="T7">ara eles</text:span><text:span text:style-name="T1">,</text:span></text:p>
      <text:p text:style-name="P17">já somos profissionais.</text:p>
      <text:p text:style-name="P8"/>
      <text:p text:style-name="P8"><text:s text:c="2"/>99: 10:04:51.15 10:04:53.17 <text:s/>Duration 00:00:02.02 <text:s/>31</text:p>
      <text:p text:style-name="P17">Somos um estudante que trabalha.</text:p>
      <text:p text:style-name="P8"/>
      <text:p text:style-name="P8"><text:s/>100: 10:04:53.22 10:04:57.09 <text:s/>Duration 00:00:03.12 <text:s/>52</text:p>
      <text:p text:style-name="P18">Onde trabalho, especialmente,</text:p>
      <text:p text:style-name="P1"><text:span text:style-name="T8">também tem</text:span><text:span text:style-name="T1"> chablis,</text:span></text:p>
      <text:p text:style-name="P8"/>
      <text:p text:style-name="P8"><text:s/>101: 10:04:57.13 10:05:00.10 <text:s/>Duration 00:00:02.22 <text:s/>43</text:p>
      <text:p text:style-name="P18">em relação ao sistema de poda,</text:p>
      <text:p text:style-name="P1"><text:soft-page-break/><text:span text:style-name="T1">ma</text:span><text:span text:style-name="T8">s tem outra</text:span><text:span text:style-name="T1">s,</text:span></text:p>
      <text:p text:style-name="P8"/>
      <text:p text:style-name="P8"><text:s/>102: 10:05:00.14 10:05:03.23 <text:s/>Duration 00:00:03.09 <text:s/>50</text:p>
      <text:p text:style-name="P1"><text:span text:style-name="T1">qu</text:span><text:span text:style-name="T8">e na</text:span><text:span text:style-name="T1"> Avize,</text:span></text:p>
      <text:p text:style-name="P18">na poda das brancas, não temos.</text:p>
      <text:p text:style-name="P8"/>
      <text:p text:style-name="P8"><text:s/>103: 10:05:04.02 10:05:06.23 <text:s/>Duration 00:00:02.21 <text:s/>43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8"/>
      <text:p text:style-name="P8"><text:s/>104: 10:05:07.02 10:05:09.21 <text:s/>Duration 00:00:02.19 <text:s/>41</text:p>
      <text:p text:style-name="P19">em relação</text:p>
      <text:p text:style-name="P6"><text:span text:style-name="T9">à sua concepção do trabalho</text:span><text:span text:style-name="T1">.</text:span></text:p>
      <text:p text:style-name="P8"/>
      <text:p text:style-name="P8"><text:s/>105: 10:05:10.01 10:05:13.07 <text:s/>Duration 00:00:03.06 <text:s/>49</text:p>
      <text:p text:style-name="P19">Então, efetivamente,</text:p>
      <text:p text:style-name="P19">preciso tentar dizer a eles</text:p>
      <text:p text:style-name="P8"/>
      <text:p text:style-name="P8"><text:s/>106: 10:05:13.11 10:05:16.08 <text:s/>Duration 00:00:02.22 <text:s/>43</text:p>
      <text:p text:style-name="P6"><text:span text:style-name="T1">que </text:span><text:span text:style-name="T9">sim, entendo bem</text:span></text:p>
      <text:p text:style-name="P19">o que eles me dizem,</text:p>
      <text:p text:style-name="P8"/>
      <text:p text:style-name="P8"><text:s/>107: 10:05:17.14 10:05:21.11 <text:s/>Duration 00:00:03.22 <text:s/>58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8"/>
      <text:p text:style-name="P8"><text:s/>108: 10:05:21.15 10:05:23.00 <text:s/>Duration 00:00:01.10 <text:s/>21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8"/>
      <text:p text:style-name="P8"><text:s/>109: 10:05:23.22 10:05:26.06 <text:s/>Duration 00:00:02.09 <text:s/>35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8"/>
      <text:p text:style-name="P8"><text:s/>110: 10:05:26.10 10:05:28.13 <text:s/>Duration 00:00:02.03 <text:s/>32</text:p>
      <text:p text:style-name="P1"><text:span text:style-name="T1">e </text:span><text:span text:style-name="T9">que de fato há a prática,</text:span></text:p>
      <text:p text:style-name="P8"/>
      <text:p text:style-name="P8"><text:s/>111: 10:05:28.18 10:05:32.09 <text:s/>Duration 00:00:03.16 <text:s/>55</text:p>
      <text:p text:style-name="P1"><text:span text:style-name="T1">e que </text:span><text:span text:style-name="T9">a prática nem sempre</text:span></text:p>
      <text:p text:style-name="P19">é adaptável à teoria.</text:p>
      <text:p text:style-name="P8"/>
      <text:p text:style-name="P8"><text:s/>112: 10:05:41.07 10:05:43.14 <text:s/>Duration 00:00:02.07 <text:s/>34</text:p>
      <text:p text:style-name="P6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8"/>
      <text:p text:style-name="P8"><text:s/>113: 10:05:43.18 10:05:47.14 <text:s/>Duration 00:00:03.21 <text:s/>58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8"/>
      <text:p text:style-name="P8"><text:s/>114: 10:05:47.18 10:05:50.01 <text:s/>Duration 00:00:02.08 <text:s/>35</text:p>
      <text:p text:style-name="P6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8"/>
      <text:p text:style-name="P8"><text:s/>115: 10:05:50.06 10:05:53.01 <text:s/>Duration 00:00:02.20 <text:s/>42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8"/>
      <text:p text:style-name="P8"><text:s/>116: 10:05:53.05 10:05:55.12 <text:s/>Duration 00:00:02.07 <text:s/>34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8"/>
      <text:p text:style-name="P8"><text:s/>117: 10:05:55.24 10:05:58.14 <text:s/>Duration 00:00:02.15 <text:s/>39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8"/>
      <text:p text:style-name="P8"><text:s/>118: 10:05:58.18 10:06:00.22 <text:s/>Duration 00:00:02.04 <text:s/>32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8"/>
      <text:p text:style-name="P8"><text:s/>119: 10:06:01.02 10:06:03.10 <text:s/>Duration 00:00:02.08 <text:s/>35</text:p>
      <text:p text:style-name="P1"><text:span text:style-name="T1">#s</text:span><text:span text:style-name="T10">ucederem-se gerações de</text:span><text:span text:style-name="T1"> pastores.#</text:span></text:p>
      <text:p text:style-name="P8"/>
      <text:p text:style-name="P8"><text:s/>120: 10:06:03.14 10:06:07.02 <text:s/>Duration 00:00:03.13 <text:s/>53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8"/>
      <text:p text:style-name="P8"><text:s/>121: 10:06:07.07 10:06:09.18 <text:s/>Duration 00:00:02.11 <text:s/>37</text:p>
      <text:p text:style-name="P1"><text:span text:style-name="T1">t</text:span><text:span text:style-name="T10">udo a respeito</text:span></text:p>
      <text:p text:style-name="P20">de ovelhas leiteiras,</text:p>
      <text:p text:style-name="P8"/>
      <text:p text:style-name="P8"><text:s/>122: 10:06:09.22 10:06:14.16 <text:s/>Duration 00:00:04.19 <text:s/>71</text:p>
      <text:p text:style-name="P21">pois aqui criam animais</text:p>
      <text:p text:style-name="P21">não pela lã, mas pelo leite.</text:p>
      <text:p text:style-name="P8"/>
      <text:p text:style-name="P8"><text:s/>123: 10:06:16.15 10:06:19.00 <text:s/>Duration 00:00:02.10 <text:s/>36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8"/>
      <text:p text:style-name="P8"><text:s/>124: 10:06:19.04 10:06:20.13 <text:s/>Duration 00:00:01.09 <text:s/>20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8"/>
      <text:p text:style-name="P8"><text:s/>125: 10:06:20.18 10:06:23.08 <text:s/>Duration 00:00:02.15 <text:s/>39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8"/>
      <text:p text:style-name="P8"><text:s/>126: 10:06:23.12 10:06:26.03 <text:s/>Duration 00:00:02.16 <text:s/>40</text:p>
      <text:p text:style-name="P1"><text:span text:style-name="T1">#de</text:span><text:span text:style-name="T10">sde sua criação, em</text:span><text:span text:style-name="T1"> 1997.#</text:span></text:p>
      <text:p text:style-name="P8"/>
      <text:p text:style-name="P8"><text:s/>127: 10:06:29.00 10:06:31.07 <text:s/>Duration 00:00:02.07 <text:s/>34</text:p>
      <text:p text:style-name="P7"><text:span text:style-name="T10">A palavra</text:span><text:span text:style-name="T1"># artzain,#</text:span></text:p>
      <text:p text:style-name="P7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8"/>
      <text:p text:style-name="P8"><text:s/>128: 10:06:31.12 10:06:34.04 <text:s/>Duration 00:00:02.17 <text:s/>40</text:p>
      <text:p text:style-name="P7"><text:span text:style-name="T1">signifi</text:span><text:span text:style-name="T10">ca</text:span></text:p>
      <text:p text:style-name="P7"><text:span text:style-name="T1">"pe</text:span><text:span text:style-name="T10">ssoa que cuida dos animais</text:span><text:span text:style-name="T1">".</text:span></text:p>
      <text:p text:style-name="P8"/>
      <text:p text:style-name="P8"><text:s/>129: 10:06:35.16 10:06:37.05 <text:s/>Duration 00:00:01.14 <text:s/>23</text:p>
      <text:p text:style-name="P7"><text:span text:style-name="T10">Em virtude dessa definição</text:span><text:span text:style-name="T1">,</text:span></text:p>
      <text:p text:style-name="P8"/>
      <text:p text:style-name="P8"><text:s/>130: 10:06:38.05 10:06:40.13 <text:s/>Duration 00:00:02.08 <text:s/>35</text:p>
      <text:p text:style-name="P1"><text:span text:style-name="T1">viv</text:span><text:span text:style-name="T10">er com</text:span><text:span text:style-name="T1"> animais</text:span></text:p>
      <text:p text:style-name="P21">vira um modo de vida</text:p>
      <text:p text:style-name="P8"/>
      <text:p text:style-name="P8"><text:s/>131: 10:06:40.17 10:06:44.08 <text:s/>Duration 00:00:03.16 <text:s/>55</text:p>
      <text:p text:style-name="P7"><text:span text:style-name="T1">qu</text:span><text:span text:style-name="T10">e</text:span><text:span text:style-name="T1"> impli</text:span><text:span text:style-name="T10">ca às vezes</text:span></text:p>
      <text:p text:style-name="P21">em viver nas montanhas, num refúgio,</text:p>
      <text:p text:style-name="P8"/>
      <text:p text:style-name="P8"><text:s/>132: 10:06:45.01 10:06:47.20 <text:s/>Duration 00:00:02.19 <text:s/>41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8"/>
      <text:p text:style-name="P8"><text:s/>133: 10:06:49.09 10:06:52.07 <text:s/>Duration 00:00:02.23 <text:s/>44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8"/>
      <text:p text:style-name="P8"><text:s/>134: 10:06:52.23 10:06:54.08 <text:s/>Duration 00:00:01.10 <text:s/>21</text:p>
      <text:p text:style-name="P1"><text:span text:style-name="T1">e </text:span><text:span text:style-name="T10">que cuida deles</text:span><text:span text:style-name="T1">.</text:span></text:p>
      <text:p text:style-name="P8"/>
      <text:p text:style-name="P8"><text:s/>135: 10:07:00.11 10:07:01.22 <text:s/>Duration 00:00:01.11 <text:s/>22</text:p>
      <text:p text:style-name="P1"><text:span text:style-name="T10">Tenho</text:span><text:span text:style-name="T1"> 38 anos.</text:span></text:p>
      <text:p text:style-name="P8"/>
      <text:p text:style-name="P8"><text:s/>136: 10:07:02.15 10:07:04.05 <text:s/>Duration 00:00:01.15 <text:s/>24</text:p>
      <text:p text:style-name="P21">Vim aqui porque já fazia</text:p>
      <text:p text:style-name="P8"/>
      <text:p text:style-name="P8"><text:s/>137: 10:07:04.10 10:07:06.15 <text:s/>Duration 00:00:02.05 <text:s/>33</text:p>
      <text:p text:style-name="P1"><text:span text:style-name="T1">queijos </text:span><text:span text:style-name="T10">em casa</text:span><text:span text:style-name="T1">.</text:span></text:p>
      <text:p text:style-name="P8"/>
      <text:p text:style-name="P8"><text:s/>138: 10:07:08.24 10:07:10.15 <text:s/>Duration 00:00:01.16 <text:s/>25</text:p>
      <text:p text:style-name="P1"><text:span text:style-name="T1">P</text:span><text:span text:style-name="T10">ara os amigos e para mim</text:span><text:span text:style-name="T1">.</text:span></text:p>
      <text:p text:style-name="P8"/>
      <text:p text:style-name="P8"><text:s/>139: 10:07:13.15 10:07:15.24 <text:s/>Duration 00:00:02.09 <text:s/>35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8"/>
      <text:p text:style-name="P8"><text:s/>140: 10:07:21.13 10:07:24.00 <text:s/>Duration 00:00:02.12 <text:s/>37</text:p>
      <text:p text:style-name="P1"><text:span text:style-name="T10">Comecei no fim de outubro</text:span><text:span text:style-name="T1">.</text:span></text:p>
      <text:p text:style-name="P8"/>
      <text:p text:style-name="P8"><text:s/>141: 10:07:24.04 10:07:26.21 <text:s/>Duration 00:00:02.17 <text:s/>40</text:p>
      <text:p text:style-name="P7"><text:span text:style-name="T10">A</text:span><text:span text:style-name="T1"> forma</text:span><text:span text:style-name="T10">ção</text:span></text:p>
      <text:p text:style-name="P7"><text:span text:style-name="T10">vai até o fim de fevereiro</text:span><text:span text:style-name="T1">.</text:span></text:p>
      <text:p text:style-name="P8"/>
      <text:p text:style-name="P8"><text:s/>142: 10:07:27.00 10:07:28.24 <text:s/>Duration 00:00:01.24 <text:s/>29</text:p>
      <text:p text:style-name="P1"><text:span text:style-name="T10">Temo</text:span><text:span text:style-name="T1">s 2 sema</text:span><text:span text:style-name="T10">nas de teoria</text:span></text:p>
      <text:p text:style-name="P8"/>
      <text:p text:style-name="P8"><text:s/>143: 10:07:29.03 10:07:31.18 <text:s/>Duration 00:00:02.15 <text:s/>39</text:p>
      <text:p text:style-name="P21">seguidas de 2 semanas de prática.</text:p>
      <text:p text:style-name="P8"/>
      <text:p text:style-name="P8"><text:s/>144: 10:07:35.20 10:07:38.00 <text:s/>Duration 00:00:02.05 <text:s/>33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8"/>
      <text:p text:style-name="P8"><text:s/>145: 10:07:38.04 10:07:41.00 <text:s/>Duration 00:00:02.21 <text:s/>43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8"/>
      <text:p text:style-name="P8"><text:s/>146: 10:07:43.11 10:07:45.20 <text:s/>Duration 00:00:02.09 <text:s/>35</text:p>
      <text:p text:style-name="P7"><text:span text:style-name="T10">Vai me apresentar seu cão,</text:span><text:span text:style-name="T1"> Gemma?</text:span></text:p>
      <text:p text:style-name="P8"/>
      <text:p text:style-name="P8"><text:s/>147: 10:07:47.04 10:07:48.24 <text:s/>Duration 00:00:01.20 <text:s/>27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8"/>
      <text:p text:style-name="P8"><text:s/>148: 10:07:49.03 10:07:51.12 <text:s/>Duration 00:00:02.09 <text:s/>35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8"/>
      <text:p text:style-name="P8"><text:s/>149: 10:07:51.17 10:07:53.12 <text:s/>Duration 00:00:01.20 <text:s/>27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8"/>
      <text:p text:style-name="P8"><text:s/>150: 10:07:53.16 10:07:57.00 <text:s/>Duration 00:00:03.09 <text:s/>50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8"/>
      <text:p text:style-name="P8"><text:s/>151: 10:08:00.10 10:08:03.05 <text:s/>Duration 00:00:02.20 <text:s/>42</text:p>
      <text:p text:style-name="P8"><text:soft-page-break/><text:span text:style-name="T12">Ele precisa ir buscar os</text:span> carneiros</text:p>
      <text:p text:style-name="P8">qu<text:span text:style-name="T12">e estão</text:span></text:p>
      <text:p text:style-name="P8"/>
      <text:p text:style-name="P8"><text:s/>152: 10:08:03.10 10:08:04.18 <text:s/>Duration 00:00:01.08 <text:s/>20</text:p>
      <text:p text:style-name="P8"><text:span text:style-name="T12">na montanha</text:span>.</text:p>
      <text:p text:style-name="P8"/>
      <text:p text:style-name="P8"><text:s/>153: 10:08:04.22 10:08:09.02 <text:s/>Duration 00:00:04.05 <text:s/>63</text:p>
      <text:p text:style-name="P22">O trabalho do cão é, portanto,</text:p>
      <text:p text:style-name="P8"><text:span text:style-name="T12">ir buscá-los e trazê-los</text:span>.</text:p>
      <text:p text:style-name="P8"/>
      <text:p text:style-name="P8"><text:s/>154: 10:08:26.05 10:08:28.09 <text:s/>Duration 00:00:02.04 <text:s/>32</text:p>
      <text:p text:style-name="P8">P<text:span text:style-name="T12">ara adestrar um cão</text:span>,</text:p>
      <text:p text:style-name="P22">ensinamos</text:p>
      <text:p text:style-name="P8"/>
      <text:p text:style-name="P8"><text:s/>155: 10:08:28.14 10:08:30.17 <text:s/>Duration 00:00:02.03 <text:s/>32</text:p>
      <text:p text:style-name="P8"><text:span text:style-name="T12">a ir buscar os</text:span> carneiros</text:p>
      <text:p text:style-name="P8">e <text:span text:style-name="T12">trazê-los</text:span>,</text:p>
      <text:p text:style-name="P8"/>
      <text:p text:style-name="P8"><text:s/>156: 10:08:30.21 10:08:33.22 <text:s/>Duration 00:00:03.01 <text:s/>46</text:p>
      <text:p text:style-name="P22">a controlar o rebanho</text:p>
      <text:p text:style-name="P8">e <text:span text:style-name="T12">dirigi-lo para um cercado</text:span></text:p>
      <text:p text:style-name="P8"/>
      <text:p text:style-name="P8"><text:s/>157: 10:08:34.01 10:08:37.09 <text:s/>Duration 00:00:03.08 <text:s/>50</text:p>
      <text:p text:style-name="P8">qu<text:span text:style-name="T12">e fica ali, na sombra,</text:span></text:p>
      <text:p text:style-name="P8"><text:span text:style-name="T12">e depois deixá0los lá</text:span>,</text:p>
      <text:p text:style-name="P8"/>
      <text:p text:style-name="P8"><text:s/>158: 10:08:37.14 10:08:38.23 <text:s/>Duration 00:00:01.09 <text:s/>20</text:p>
      <text:p text:style-name="P8">e <text:span text:style-name="T12">a volta</text:span>r.</text:p>
      <text:p text:style-name="P8"/>
      <text:p text:style-name="P8"><text:s/>159: 10:08:50.13 10:08:53.19 <text:s/>Duration 00:00:03.06 <text:s/>49</text:p>
      <text:p text:style-name="P8">P<text:span text:style-name="T12">elo exercício prático dele,</text:span></text:p>
      <text:p text:style-name="P8"><text:span text:style-name="T12">que nota você dá</text:span>?</text:p>
      <text:p text:style-name="P8"/>
      <text:p text:style-name="P8"><text:s/>160: 10:08:53.23 10:08:56.06 <text:s/>Duration 00:00:02.08 <text:s/>35</text:p>
      <text:p text:style-name="P8">-7.</text:p>
      <text:p text:style-name="P8">-Po<text:span text:style-name="T12">r que não</text:span> 10?</text:p>
      <text:p text:style-name="P8"/>
      <text:p text:style-name="P8"><text:s/>161: 10:08:59.22 10:09:02.00 <text:s/>Duration 00:00:02.03 <text:s/>32</text:p>
      <text:p text:style-name="P8"><text:span text:style-name="T12">Trazendo os</text:span> carneiros</text:p>
      <text:p text:style-name="P22">deve se afastar</text:p>
      <text:p text:style-name="P8"/>
      <text:p text:style-name="P8"><text:s/>162: 10:09:02.04 10:09:05.18 <text:s/>Duration 00:00:03.14 <text:s/>53</text:p>
      <text:p text:style-name="P22">para que os animais possam</text:p>
      <text:p text:style-name="P8">se d<text:span text:style-name="T12">eslocar num ritmo calmo.</text:span></text:p>
      <text:p text:style-name="P8"/>
      <text:p text:style-name="P8"><text:s/>163: 10:09:07.01 10:09:10.17 <text:s/>Duration 00:00:03.16 <text:s/>55</text:p>
      <text:p text:style-name="P22">Algumas ovelhas são gestantes.</text:p>
      <text:p text:style-name="P8"><text:span text:style-name="T12">Não devemos</text:span> <text:span text:style-name="T12">e</text:span>stress<text:span text:style-name="T12">á-las</text:span>.</text:p>
      <text:p text:style-name="P8"/>
      <text:p text:style-name="P8"><text:s/>164: 10:09:11.16 10:09:13.20 <text:s/>Duration 00:00:02.04 <text:s/>32</text:p>
      <text:p text:style-name="P23"><text:span text:style-name="T12">O cão deve fazer</text:span></text:p>
      <text:p text:style-name="P23"><text:span text:style-name="T12">com que os</text:span> carneiros</text:p>
      <text:p text:style-name="P8"/>
      <text:p text:style-name="P8"><text:s/>165: 10:09:13.24 10:09:17.20 <text:s/>Duration 00:00:03.21 <text:s/>58</text:p>
      <text:p text:style-name="P23">s<text:span text:style-name="T12">intam sua presença</text:span>,</text:p>
      <text:p text:style-name="P23">ma<text:span text:style-name="T12">s sem que fujam correndo</text:span>.</text:p>
      <text:p text:style-name="P8"/>
      <text:p text:style-name="P8"><text:s/>166: 10:09:17.24 10:09:19.19 <text:s/>Duration 00:00:01.20 <text:s/>27</text:p>
      <text:p text:style-name="P23"><text:span text:style-name="T12">Eles devem andar</text:span> <text:span text:style-name="T12">com calma</text:span>.</text:p>
      <text:p text:style-name="P8"/>
      <text:p text:style-name="P8"><text:soft-page-break/><text:s/>167: 10:09:20.20 10:09:22.24 <text:s/>Duration 00:00:02.04 <text:s/>32</text:p>
      <text:p text:style-name="P24">Goiz <text:span text:style-name="T13">teve momentos</text:span></text:p>
      <text:p text:style-name="P24"><text:span text:style-name="T13">rápidos demais</text:span>.</text:p>
      <text:p text:style-name="P8"/>
      <text:p text:style-name="P8"><text:s/>168: 10:09:26.20 10:09:28.01 <text:s/>Duration 00:00:01.06 <text:s/>19</text:p>
      <text:p text:style-name="P8">Goiz.</text:p>
      <text:p text:style-name="P8"/>
      <text:p text:style-name="P8"><text:s/>169: 10:09:29.07 10:09:30.14 <text:s/>Duration 00:00:01.07 <text:s/>19</text:p>
      <text:p text:style-name="P8">P<text:span text:style-name="T13">erdão</text:span>.</text:p>
      <text:p text:style-name="P8"/>
      <text:p text:style-name="P8"><text:s/>170: 10:09:30.18 10:09:31.16 <text:s/>Duration 00:00:00.23 <text:s/>14</text:p>
      <text:p text:style-name="P8">Goiz.</text:p>
      <text:p text:style-name="P8"/>
      <text:p text:style-name="P8"><text:s/>171: 10:09:34.03 10:09:36.19 <text:s/>Duration 00:00:02.16 <text:s/>40</text:p>
      <text:p text:style-name="P24"><text:span text:style-name="T13">Você vai perder mais pontos</text:span></text:p>
      <text:p text:style-name="P24"><text:span text:style-name="T13">se não voltar.</text:span></text:p>
      <text:p text:style-name="P8"/>
      <text:p text:style-name="P8"><text:s/>172: 10:09:36.23 10:09:39.07 <text:s/>Duration 00:00:02.09 <text:s/>35</text:p>
      <text:p text:style-name="P8"><text:span text:style-name="T13">Acho o </text:span>Goiz <text:span text:style-name="T13">adorável,</text:span></text:p>
      <text:p text:style-name="P8"/>
      <text:p text:style-name="P8"><text:s/>173: 10:09:39.11 10:09:41.17 <text:s/>Duration 00:00:02.06 <text:s/>34</text:p>
      <text:p text:style-name="P24"><text:span text:style-name="T13">mas ele ainda não chegou</text:span></text:p>
      <text:p text:style-name="P24"><text:span text:style-name="T13">à perfeição</text:span>.</text:p>
      <text:p text:style-name="P8"/>
      <text:p text:style-name="P8"><text:s/>174: 10:09:41.21 10:09:45.22 <text:s/>Duration 00:00:04.01 <text:s/>61</text:p>
      <text:p text:style-name="P25">Então tenho um presentinho para ele</text:p>
      <text:p text:style-name="P8">quand<text:span text:style-name="T13">o for nota</text:span> 10.</text:p>
      <text:p text:style-name="P8"/>
      <text:p text:style-name="P8"><text:s/>175: 10:09:50.03 10:09:51.08 <text:s/>Duration 00:00:01.05 <text:s/>18</text:p>
      <text:p text:style-name="P8"><text:span text:style-name="T13">Tchau</text:span>, Goiz.</text:p>
      <text:p text:style-name="P8"/>
      <text:p text:style-name="P8"><text:s/>176: 10:09:55.14 10:09:58.04 <text:s/>Duration 00:00:02.15 <text:s/>39</text:p>
      <text:p text:style-name="P8"><text:span text:style-name="T13">O</text:span> champagne <text:span text:style-name="T13">evoca a elegância,</text:span></text:p>
      <text:p text:style-name="P25">o requinte</text:p>
      <text:p text:style-name="P8"/>
      <text:p text:style-name="P8"><text:s/>177: 10:09:58.09 10:10:01.04 <text:s/>Duration 00:00:02.20 <text:s/>42</text:p>
      <text:p text:style-name="P8">e <text:span text:style-name="T13">podemos</text:span> pens<text:span text:style-name="T13">a</text:span>r</text:p>
      <text:p text:style-name="P8">que a cultur<text:span text:style-name="T13">a</text:span> d<text:span text:style-name="T13">a</text:span>s vinhas</text:p>
      <text:p text:style-name="P8"/>
      <text:p text:style-name="P8"><text:s/>178: 10:10:01.08 10:10:03.02 <text:s/>Duration 00:00:01.19 <text:s/>26</text:p>
      <text:p text:style-name="P8"><text:span text:style-name="T13">exige delicadeza e cuidados</text:span>,</text:p>
      <text:p text:style-name="P8"/>
      <text:p text:style-name="P8"><text:s/>179: 10:10:03.06 10:10:05.19 <text:s/>Duration 00:00:02.13 <text:s/>38</text:p>
      <text:p text:style-name="P8"><text:span text:style-name="T13">e é verdade</text:span>,</text:p>
      <text:p text:style-name="P8">ma<text:span text:style-name="T13">s também é preciso saber</text:span></text:p>
      <text:p text:style-name="P8"/>
      <text:p text:style-name="P8"><text:s/>180: 10:10:05.24 10:10:07.19 <text:s/>Duration 00:00:01.20 <text:s/>27</text:p>
      <text:p text:style-name="P8"><text:span text:style-name="T13">dirigir um </text:span>trator<text:span text:style-name="T13">zão</text:span>.</text:p>
      <text:p text:style-name="P8"/>
      <text:p text:style-name="P8"><text:s/>181: 10:10:16.09 10:10:19.00 <text:s/>Duration 00:00:02.16 <text:s/>40</text:p>
      <text:p text:style-name="P8">-<text:span text:style-name="T13">Você gosta de</text:span> trator<text:span text:style-name="T13">e</text:span>s?</text:p>
      <text:p text:style-name="P8">-<text:span text:style-name="T13">Gosto bastante</text:span>.</text:p>
      <text:p text:style-name="P8"/>
      <text:p text:style-name="P8"><text:s/>182: 10:10:19.04 10:10:21.04 <text:s/>Duration 00:00:02.00 <text:s/>30</text:p>
      <text:p text:style-name="P24"><text:span text:style-name="T13">Do que você gosta nisso</text:span>?</text:p>
      <text:p text:style-name="P8"/>
      <text:p text:style-name="P8"><text:s/>183: 10:10:22.07 10:10:25.03 <text:s/>Duration 00:00:02.21 <text:s/>43</text:p>
      <text:p text:style-name="P8">É <text:span text:style-name="T13">agradável</text:span>, e <text:span text:style-name="T13">quando chove,</text:span></text:p>
      <text:p text:style-name="P8"/>
      <text:p text:style-name="P8"><text:s/>184: 10:10:25.07 10:10:27.07 <text:s/>Duration 00:00:02.00 <text:s/>30</text:p>
      <text:p text:style-name="P8"><text:soft-page-break/><text:span text:style-name="T13">ficamos um pouco</text:span> prot<text:span text:style-name="T13">egido</text:span>s.</text:p>
      <text:p text:style-name="P8"/>
      <text:p text:style-name="P8"><text:s/>185: 10:10:28.17 10:10:31.22 <text:s/>Duration 00:00:03.05 <text:s/>48</text:p>
      <text:p text:style-name="P8"><text:span text:style-name="T13">Tenho</text:span> 19 anos, e <text:span text:style-name="T13">aqui</text:span></text:p>
      <text:p text:style-name="P8"><text:span text:style-name="T13">estudo profissões da</text:span> vinha</text:p>
      <text:p text:style-name="P8"/>
      <text:p text:style-name="P8"><text:s/>186: 10:10:32.01 10:10:33.21 <text:s/>Duration 00:00:01.20 <text:s/>27</text:p>
      <text:p text:style-name="P8"><text:span text:style-name="T13">e enologia, o</text:span> champagne.</text:p>
      <text:p text:style-name="P8"/>
      <text:p text:style-name="P8"><text:s/>187: 10:10:34.16 10:10:35.24 <text:s/>Duration 00:00:01.08 <text:s/>20</text:p>
      <text:p text:style-name="P25">Sem familiares no meio.</text:p>
      <text:p text:style-name="P8"/>
      <text:p text:style-name="P8"><text:s/>188: 10:10:36.15 10:10:39.16 <text:s/>Duration 00:00:03.01 <text:s/>46</text:p>
      <text:p text:style-name="P8"><text:span text:style-name="T13">Onde eu moro na</text:span> Champagne</text:p>
      <text:p text:style-name="P8"><text:span text:style-name="T13">não há</text:span> vinhas.</text:p>
      <text:p text:style-name="P8"/>
      <text:p text:style-name="P8"><text:s/>189: 10:10:39.20 10:10:41.15 <text:s/>Duration 00:00:01.20 <text:s/>27</text:p>
      <text:p text:style-name="P27"><text:span text:style-name="T14">Comece a girar as rodas</text:span>.</text:p>
      <text:p text:style-name="P8"/>
      <text:p text:style-name="P8"><text:s/>190: 10:10:41.20 10:10:43.07 <text:s/>Duration 00:00:01.12 <text:s/>22</text:p>
      <text:p text:style-name="P8"><text:span text:style-name="T14">Estou no 2º</text:span> ano.</text:p>
      <text:p text:style-name="P8">Ap<text:span text:style-name="T14">ós o Bac</text:span>,</text:p>
      <text:p text:style-name="P8"/>
      <text:p text:style-name="P8"><text:s/>191: 10:10:43.11 10:10:45.22 <text:s/>Duration 00:00:02.11 <text:s/>37</text:p>
      <text:p text:style-name="P8"><text:span text:style-name="T14">ainda farei um</text:span> an<text:span text:style-name="T14">o</text:span></text:p>
      <text:p text:style-name="P8">p<text:span text:style-name="T14">ara ser tratorista.</text:span></text:p>
      <text:p text:style-name="P8"/>
      <text:p text:style-name="P8"><text:s/>192: 10:10:46.01 10:10:49.12 <text:s/>Duration 00:00:03.11 <text:s/>52</text:p>
      <text:p text:style-name="P27"><text:span text:style-name="T14">O tratorista</text:span> é <text:span text:style-name="T14">quem cuida</text:span></text:p>
      <text:p text:style-name="P27"><text:span text:style-name="T14">de tudo que é</text:span></text:p>
      <text:p text:style-name="P8"/>
      <text:p text:style-name="P8"><text:s/>193: 10:10:49.16 10:10:51.06 <text:s/>Duration 00:00:01.15 <text:s/>24</text:p>
      <text:p text:style-name="P8"><text:span text:style-name="T14">tratamento na</text:span> vinha.</text:p>
      <text:p text:style-name="P8"/>
      <text:p text:style-name="P8"><text:s/>194: 10:10:51.10 10:10:54.15 <text:s/>Duration 00:00:03.05 <text:s/>48</text:p>
      <text:p text:style-name="P8">Quand<text:span text:style-name="T14">o tem de pegar o</text:span> trator</text:p>
      <text:p text:style-name="P8"><text:span text:style-name="T14">para arrancar pés</text:span>...</text:p>
      <text:p text:style-name="P8"/>
      <text:p text:style-name="P8"><text:s/>195: 10:10:54.19 10:10:58.09 <text:s/>Duration 00:00:03.15 <text:s/>54</text:p>
      <text:p text:style-name="P27"><text:span text:style-name="T14">Ele faz tudo que há para fazer</text:span></text:p>
      <text:p text:style-name="P27"><text:span text:style-name="T14">na </text:span>vinha <text:span text:style-name="T14">com o</text:span> trator.</text:p>
      <text:p text:style-name="P8"/>
      <text:p text:style-name="P8"><text:s/>196: 10:10:58.13 10:10:59.09 <text:s/>Duration 00:00:00.21 <text:s/>13</text:p>
      <text:p text:style-name="P8"><text:span text:style-name="T14">Pode ir</text:span>.</text:p>
      <text:p text:style-name="P8"/>
      <text:p text:style-name="P8"><text:s/>197: 10:10:59.14 10:11:02.09 <text:s/>Duration 00:00:02.20 <text:s/>42</text:p>
      <text:p text:style-name="P8"><text:span text:style-name="T14">Mais devagar</text:span>. <text:span text:style-name="T14">Levante</text:span>. <text:span text:style-name="T14">Isso</text:span>.</text:p>
      <text:p text:style-name="P8"/>
      <text:p text:style-name="P8"><text:s/>198: 10:11:02.13 10:11:03.20 <text:s/>Duration 00:00:01.07 <text:s/>19</text:p>
      <text:p text:style-name="P8"><text:span text:style-name="T14">Vamos, assim. Isso</text:span>.</text:p>
      <text:p text:style-name="P8"/>
      <text:p text:style-name="P8"><text:s/>199: 10:11:04.14 10:11:05.20 <text:s/>Duration 00:00:01.06 <text:s/>19</text:p>
      <text:p text:style-name="P8"><text:span text:style-name="T14">Vamos lá</text:span>. Top.</text:p>
      <text:p text:style-name="P8"/>
      <text:p text:style-name="P8"><text:s/>200: 10:11:05.24 10:11:09.17 <text:s/>Duration 00:00:03.18 <text:s/>56</text:p>
      <text:p text:style-name="P8">A<text:span text:style-name="T14">ntes</text:span>, p<text:span text:style-name="T14">ara arrancar um</text:span>a vinha,</text:p>
      <text:p text:style-name="P8"><text:span text:style-name="T14">era com picareta</text:span>.</text:p>
      <text:p text:style-name="P8"/>
      <text:p text:style-name="P8"><text:s/>201: 10:11:10.13 10:11:14.09 <text:s/>Duration 00:00:03.21 <text:s/>58</text:p>
      <text:p text:style-name="P26">Às vezes ainda usamos,</text:p>
      <text:p text:style-name="P8"><text:soft-page-break/>quand<text:span text:style-name="T14">o vamos arrancar</text:span> 2 <text:span text:style-name="T14">ou</text:span> 3 p<text:span text:style-name="T14">é</text:span>s.</text:p>
      <text:p text:style-name="P8"/>
      <text:p text:style-name="P8"><text:s/>202: 10:11:14.13 10:11:17.13 <text:s/>Duration 00:00:03.00 <text:s/>45</text:p>
      <text:p text:style-name="P8"><text:span text:style-name="T14">Então </text:span>a moderni<text:span text:style-name="T14">dade coabita</text:span></text:p>
      <text:p text:style-name="P26">com uma tradição aqui,</text:p>
      <text:p text:style-name="P8"/>
      <text:p text:style-name="P8"><text:s/>203: 10:11:17.17 10:11:18.22 <text:s/>Duration 00:00:01.05 <text:s/>18</text:p>
      <text:p text:style-name="P8">é u<text:span text:style-name="T14">m</text:span> bel<text:span text:style-name="T14">o</text:span> exempl<text:span text:style-name="T14">o</text:span>.</text:p>
      <text:p text:style-name="P8"/>
      <text:p text:style-name="P8"><text:s/>204: 10:11:19.01 10:11:19.24 <text:s/>Duration 00:00:00.23 <text:s/>14</text:p>
      <text:p text:style-name="P8">É pr<text:span text:style-name="T14">ático.</text:span></text:p>
      <text:p text:style-name="P8"/>
      <text:p text:style-name="P8"><text:s/>205: 10:11:20.12 10:11:21.16 <text:s/>Duration 00:00:01.04 <text:s/>17</text:p>
      <text:p text:style-name="P8"><text:span text:style-name="T14">Os novos materiais</text:span></text:p>
      <text:p text:style-name="P8"/>
      <text:p text:style-name="P8"><text:s/>206: 10:11:21.20 10:11:25.11 <text:s/>Duration 00:00:03.16 <text:s/>55</text:p>
      <text:p text:style-name="P8">qu<text:span text:style-name="T14">e chegaram</text:span></text:p>
      <text:p text:style-name="P8"><text:span text:style-name="T14">para</text:span> viticultur<text:span text:style-name="T14">a</text:span> ou <text:span text:style-name="T14">para enologia</text:span></text:p>
      <text:p text:style-name="P8"/>
      <text:p text:style-name="P8"><text:s/>207: 10:11:25.15 10:11:27.16 <text:s/>Duration 00:00:02.01 <text:s/>31</text:p>
      <text:p text:style-name="P27"><text:span text:style-name="T14">foram materiais para aliviar.</text:span></text:p>
      <text:p text:style-name="P8"/>
      <text:p text:style-name="P8"><text:s/>208: 10:11:28.05 10:11:31.03 <text:s/>Duration 00:00:02.23 <text:s/>44</text:p>
      <text:p text:style-name="P8">À <text:span text:style-name="T14">essa nova geração,</text:span></text:p>
      <text:p text:style-name="P26">precisamos mostrar</text:p>
      <text:p text:style-name="P8"/>
      <text:p text:style-name="P8"><text:s/>209: 10:11:31.07 10:11:33.10 <text:s/>Duration 00:00:02.03 <text:s/>32</text:p>
      <text:p text:style-name="P8">qu<text:span text:style-name="T14">e temos eletrônica</text:span></text:p>
      <text:p text:style-name="P8"><text:span text:style-name="T14">nos veículos</text:span>,</text:p>
      <text:p text:style-name="P8"/>
      <text:p text:style-name="P8"><text:s/>210: 10:11:33.14 10:11:36.00 <text:s/>Duration 00:00:02.11 <text:s/>37</text:p>
      <text:p text:style-name="P26">temos botas de neoprene.</text:p>
      <text:p text:style-name="P8"/>
      <text:p text:style-name="P8"><text:s/>211: 10:11:36.04 10:11:37.22 <text:s/>Duration 00:00:01.18 <text:s/>26</text:p>
      <text:p text:style-name="P26">Estamos equipados, afinal,</text:p>
      <text:p text:style-name="P8"/>
      <text:p text:style-name="P8"><text:s/>212: 10:11:38.01 10:11:40.23 <text:s/>Duration 00:00:02.22 <text:s/>43</text:p>
      <text:p text:style-name="P8"><text:span text:style-name="T14">com meios técnicos</text:span> modern<text:span text:style-name="T14">o</text:span>s</text:p>
      <text:p text:style-name="P8">p<text:span text:style-name="T14">ara nosso trabalho.</text:span></text:p>
      <text:p text:style-name="P8"/>
      <text:p text:style-name="P8"><text:s/>213: 10:11:41.02 10:11:44.01 <text:s/>Duration 00:00:02.24 <text:s/>44</text:p>
      <text:p text:style-name="P27"><text:span text:style-name="T14">Eles estão num meio</text:span></text:p>
      <text:p text:style-name="P27"><text:span text:style-name="T14">mais favorecido</text:span></text:p>
      <text:p text:style-name="P8"/>
      <text:p text:style-name="P8"><text:s/>214: 10:11:44.05 10:11:47.19 <text:s/>Duration 00:00:03.14 <text:s/>53</text:p>
      <text:p text:style-name="P26">em matéria de esforço físico</text:p>
      <text:p text:style-name="P8">que <text:span text:style-name="T14">seus pais e avós.</text:span></text:p>
      <text:p text:style-name="P8"/>
      <text:p text:style-name="P8"><text:s/>215: 10:11:48.16 10:11:50.17 <text:s/>Duration 00:00:02.01 <text:s/>31</text:p>
      <text:p text:style-name="P8"><text:span text:style-name="T14">Qual é a velocidade máxima</text:span>?</text:p>
      <text:p text:style-name="P8"/>
      <text:p text:style-name="P8"><text:s/>216: 10:11:51.14 10:11:53.18 <text:s/>Duration 00:00:02.04 <text:s/>32</text:p>
      <text:p text:style-name="P8">-25.</text:p>
      <text:p text:style-name="P8">-É bon.</text:p>
      <text:p text:style-name="P8"/>
      <text:p text:style-name="P8"><text:s/>217: 10:11:53.23 10:11:56.23 <text:s/>Duration 00:00:03.00 <text:s/>45</text:p>
      <text:p text:style-name="P8">Va<text:span text:style-name="T14">i, vai</text:span>. Não.</text:p>
      <text:p text:style-name="P8"><text:span text:style-name="T14">Você não está paralelo</text:span>. <text:span text:style-name="T14">Viu</text:span>?</text:p>
      <text:p text:style-name="P8"/>
      <text:p text:style-name="P8"><text:s/>218: 10:11:57.02 10:11:58.03 <text:s/>Duration 00:00:01.01 <text:s/>16</text:p>
      <text:p text:style-name="P8"><text:soft-page-break/>Va<text:span text:style-name="T14">i. Aí</text:span>!</text:p>
      <text:p text:style-name="P8"/>
      <text:p text:style-name="P8"><text:s/>219: 10:11:58.07 10:12:00.09 <text:s/>Duration 00:00:02.02 <text:s/>31</text:p>
      <text:p text:style-name="P8"><text:span text:style-name="T14">Isso</text:span>. Va<text:span text:style-name="T14">i</text:span>, <text:span text:style-name="T14">endireitamos</text:span>.</text:p>
      <text:p text:style-name="P8"/>
      <text:p text:style-name="P8"><text:s/>220: 10:12:01.10 10:12:02.12 <text:s/>Duration 00:00:01.02 <text:s/>16</text:p>
      <text:p text:style-name="P8">À <text:span text:style-name="T14">esquerda</text:span>.</text:p>
      <text:p text:style-name="P8"/>
      <text:p text:style-name="P8"><text:s/>221: 10:12:03.09 10:12:05.20 <text:s/>Duration 00:00:02.11 <text:s/>37</text:p>
      <text:p text:style-name="P8">Não, <text:span text:style-name="T14">a outra</text:span>.</text:p>
      <text:p text:style-name="P8">Não. <text:span text:style-name="T14">Essa</text:span> é <text:span text:style-name="T14">sua direita</text:span>.</text:p>
      <text:p text:style-name="P8"/>
      <text:p text:style-name="P8"><text:s/>222: 10:12:05.24 10:12:06.20 <text:s/>Duration 00:00:00.21 <text:s/>13</text:p>
      <text:p text:style-name="P8">Ah, <text:span text:style-name="T14">entendi</text:span>.</text:p>
      <text:p text:style-name="P8"/>
      <text:p text:style-name="P8"><text:s/>223: 10:12:08.12 10:12:09.09 <text:s/>Duration 00:00:00.22 <text:s/>13</text:p>
      <text:p text:style-name="P8">Não, <text:span text:style-name="T14">a outra</text:span>.</text:p>
      <text:p text:style-name="P8"/>
      <text:p text:style-name="P8"><text:s/>224: 10:12:10.00 10:12:11.04 <text:s/>Duration 00:00:01.04 <text:s/>17</text:p>
      <text:p text:style-name="P8"><text:span text:style-name="T14">Perfeito</text:span>.</text:p>
      <text:p text:style-name="P8"/>
      <text:p text:style-name="P8"><text:s/>225: 10:12:13.02 10:12:15.17 <text:s/>Duration 00:00:02.15 <text:s/>39</text:p>
      <text:p text:style-name="P8"><text:span text:style-name="T14">Empurre um pouco</text:span>...</text:p>
      <text:p text:style-name="P8"><text:span text:style-name="T14">a alavanca</text:span>. <text:span text:style-name="T14">Isso</text:span>.</text:p>
      <text:p text:style-name="P8"/>
      <text:p text:style-name="P8"><text:s/>226: 10:12:16.09 10:12:18.09 <text:s/>Duration 00:00:02.00 <text:s/>30</text:p>
      <text:p text:style-name="P27"><text:span text:style-name="T14">Aí, coloque-se igual</text:span>,</text:p>
      <text:p text:style-name="P27">à <text:span text:style-name="T14">esquerda</text:span>.</text:p>
      <text:p text:style-name="P8"/>
      <text:p text:style-name="P8"><text:s/>227: 10:12:18.13 10:12:20.07 <text:s/>Duration 00:00:01.19 <text:s/>26</text:p>
      <text:p text:style-name="P27"><text:span text:style-name="T14">Vamos</text:span>, à <text:span text:style-name="T14">esquerda</text:span>, à <text:span text:style-name="T14">esquerda</text:span>.</text:p>
      <text:p text:style-name="P8"/>
      <text:p text:style-name="P8"><text:s/>228: 10:12:20.11 10:12:22.10 <text:s/>Duration 00:00:01.24 <text:s/>29</text:p>
      <text:p text:style-name="P26">Você tocou. Você tocou.</text:p>
      <text:p text:style-name="P8"/>
      <text:p text:style-name="P8"><text:s/>229: 10:12:23.10 10:12:27.15 <text:s/>Duration 00:00:04.05 <text:s/>63</text:p>
      <text:p text:style-name="P27"><text:span text:style-name="T14">Tenho de consertar a estaca, pois</text:span></text:p>
      <text:p text:style-name="P27"><text:span text:style-name="T14">quem quebra conserta, disse</text:span> Mathieu.</text:p>
      <text:p text:style-name="P8"/>
      <text:p text:style-name="P8"><text:s/>230: 10:12:27.19 10:12:30.15 <text:s/>Duration 00:00:02.21 <text:s/>43</text:p>
      <text:p text:style-name="P26">Ele não teve medo,</text:p>
      <text:p text:style-name="P8">p<text:span text:style-name="T14">orque ele tinha um comando</text:span>.</text:p>
      <text:p text:style-name="P8"/>
      <text:p text:style-name="P8"><text:s/>231: 10:12:32.00 10:12:33.11 <text:s/>Duration 00:00:01.11 <text:s/>22</text:p>
      <text:p text:style-name="P8">Com<text:span text:style-name="T14">o podemos conserta</text:span>r?</text:p>
      <text:p text:style-name="P8"/>
      <text:p text:style-name="P8"><text:s/>232: 10:12:33.15 10:12:37.04 <text:s/>Duration 00:00:03.14 <text:s/>53</text:p>
      <text:p text:style-name="P8">-<text:span text:style-name="T14">Precisa ir buscar alicat</text:span>es.</text:p>
      <text:p text:style-name="P8">-Ah, <text:span text:style-name="T14">sim</text:span>... <text:span text:style-name="T14">Quebrei tudo</text:span>.</text:p>
      <text:p text:style-name="P8"/>
      <text:p text:style-name="P8"><text:s/>233: 10:12:38.09 10:12:41.19 <text:s/>Duration 00:00:03.10 <text:s/>51</text:p>
      <text:p text:style-name="P8"><text:span text:style-name="T14">Foi na saída</text:span>,</text:p>
      <text:p text:style-name="P8"><text:span text:style-name="T14">você pegou a estaca, então</text:span>...</text:p>
      <text:p text:style-name="P8"/>
      <text:p text:style-name="P8"><text:s/>234: 10:12:42.01 10:12:43.07 <text:s/>Duration 00:00:01.06 <text:s/>19</text:p>
      <text:p text:style-name="P8"><text:span text:style-name="T14">Sinto muito</text:span>.</text:p>
      <text:p text:style-name="P8"/>
      <text:p text:style-name="P8"><text:s/>235: 10:12:43.11 10:12:45.15 <text:s/>Duration 00:00:02.04 <text:s/>32</text:p>
      <text:p text:style-name="P26">Não tem problema,</text:p>
      <text:p text:style-name="P26">eles consertarão.</text:p>
      <text:p text:style-name="P8"><text:soft-page-break/></text:p>
      <text:p text:style-name="P8"><text:s/>236: 10:12:45.19 10:12:47.17 <text:s/>Duration 00:00:01.23 <text:s/>29</text:p>
      <text:p text:style-name="P8"><text:span text:style-name="T14">Acontece</text:span>.</text:p>
      <text:p text:style-name="P8"/>
      <text:p text:style-name="P8"><text:s/>237: 10:12:47.21 10:12:50.14 <text:s/>Duration 00:00:02.18 <text:s/>41</text:p>
      <text:p text:style-name="P27">É po<text:span text:style-name="T14">r isso que ficamos</text:span></text:p>
      <text:p text:style-name="P27"><text:span text:style-name="T14">numa parcela pedagógica.</text:span></text:p>
      <text:p text:style-name="P8"/>
      <text:p text:style-name="P8"><text:s/>238: 10:12:50.18 10:12:54.07 <text:s/>Duration 00:00:03.14 <text:s/>53</text:p>
      <text:p text:style-name="P26">Assim podemos dar aulas</text:p>
      <text:p text:style-name="P8">e <text:span text:style-name="T14">consertar por trás</text:span></text:p>
      <text:p text:style-name="P8"/>
      <text:p text:style-name="P8"><text:s/>239: 10:12:54.11 10:12:56.02 <text:s/>Duration 00:00:01.16 <text:s/>25</text:p>
      <text:p text:style-name="P8">s<text:span text:style-name="T14">em danificar a linha</text:span>.</text:p>
      <text:p text:style-name="P8"/>
      <text:p text:style-name="P8"><text:s/>240: 10:13:02.03 10:13:04.11 <text:s/>Duration 00:00:02.08 <text:s/>35</text:p>
      <text:p text:style-name="P8">#P<text:span text:style-name="T14">ara os aprendizes</text:span> pastores</text:p>
      <text:p text:style-name="P8">da Artzain,#</text:p>
      <text:p text:style-name="P8"/>
      <text:p text:style-name="P8"><text:s/>241: 10:13:04.16 10:13:07.20 <text:s/>Duration 00:00:03.04 <text:s/>47</text:p>
      <text:p text:style-name="P27">#<text:span text:style-name="T14">a prática também é</text:span></text:p>
      <text:p text:style-name="P27"><text:span text:style-name="T14">uma parte importante da formação</text:span>.#</text:p>
      <text:p text:style-name="P8"/>
      <text:p text:style-name="P8"><text:s/>242: 10:13:10.04 10:13:13.02 <text:s/>Duration 00:00:02.23 <text:s/>44</text:p>
      <text:p text:style-name="P8">#Ma<text:span text:style-name="T14">s a teoria ocupa</text:span></text:p>
      <text:p text:style-name="P8"><text:span text:style-name="T14">uma</text:span> grande part<text:span text:style-name="T14">e</text:span> d<text:span text:style-name="T14">o</text:span> program<text:span text:style-name="T14">a</text:span>.#</text:p>
      <text:p text:style-name="P8"/>
      <text:p text:style-name="P8"><text:s/>243: 10:13:13.06 10:13:16.03 <text:s/>Duration 00:00:02.22 <text:s/>43</text:p>
      <text:p text:style-name="P8">#<text:span text:style-name="T15">As aulas são divididas</text:span></text:p>
      <text:p text:style-name="P8">e<text:span text:style-name="T15">m</text:span> 10 m<text:span text:style-name="T15">ódulo</text:span>s de 35 h<text:span text:style-name="T15">ora</text:span>s#</text:p>
      <text:p text:style-name="P8"/>
      <text:p text:style-name="P8"><text:s/>244: 10:13:16.08 10:13:18.05 <text:s/>Duration 00:00:01.22 <text:s/>28</text:p>
      <text:p text:style-name="P28">#<text:span text:style-name="T15">dados na maioria</text:span></text:p>
      <text:p text:style-name="P28"><text:span text:style-name="T15">por profissionais</text:span>#</text:p>
      <text:p text:style-name="P8"/>
      <text:p text:style-name="P8"><text:s/>245: 10:13:18.10 10:13:20.10 <text:s/>Duration 00:00:02.00 <text:s/>30</text:p>
      <text:p text:style-name="P8">#d<text:span text:style-name="T15">o setor</text:span> ovin<text:span text:style-name="T15">o</text:span>.#</text:p>
      <text:p text:style-name="P8"/>
      <text:p text:style-name="P8"><text:s/>246: 10:13:27.21 10:13:30.13 <text:s/>Duration 00:00:02.17 <text:s/>40</text:p>
      <text:p text:style-name="P8">É <text:span text:style-name="T15">uma palha bem</text:span> gross<text:span text:style-name="T15">a</text:span>.</text:p>
      <text:p text:style-name="P8">El<text:span text:style-name="T15">a é boa</text:span>.</text:p>
      <text:p text:style-name="P8"/>
      <text:p text:style-name="P8"><text:s/>247: 10:13:33.00 10:13:36.10 <text:s/>Duration 00:00:03.10 <text:s/>51</text:p>
      <text:p text:style-name="P8">El<text:span text:style-name="T15">a não cheira muito bem,</text:span></text:p>
      <text:p text:style-name="P8">ma<text:span text:style-name="T15">s não cheira mal</text:span>.</text:p>
      <text:p text:style-name="P8"/>
      <text:p text:style-name="P8"><text:s/>248: 10:13:37.01 10:13:38.16 <text:s/>Duration 00:00:01.15 <text:s/>24</text:p>
      <text:p text:style-name="P8">É u<text:span text:style-name="T15">ma palha aceitável</text:span>.</text:p>
      <text:p text:style-name="P8"/>
      <text:p text:style-name="P8"><text:s/>249: 10:13:38.20 10:13:41.21 <text:s/>Duration 00:00:03.01 <text:s/>46</text:p>
      <text:p text:style-name="P28">S<text:span text:style-name="T15">em ter um valor alimentar</text:span></text:p>
      <text:p text:style-name="P28"><text:span text:style-name="T15">muito grande,</text:span></text:p>
      <text:p text:style-name="P8"/>
      <text:p text:style-name="P8"><text:s/>250: 10:13:42.11 10:13:43.24 <text:s/>Duration 00:00:01.13 <text:s/>23</text:p>
      <text:p text:style-name="P8">el<text:span text:style-name="T15">a enche a barriga</text:span>.</text:p>
      <text:p text:style-name="P8"/>
      <text:p text:style-name="P8"><text:s/>251: 10:13:45.07 10:13:47.18 <text:s/>Duration 00:00:02.11 <text:s/>37</text:p>
      <text:p text:style-name="P28">É <text:span text:style-name="T15">a 1ª pergunta</text:span></text:p>
      <text:p text:style-name="P28"><text:span text:style-name="T15">que o pastor deve fazer</text:span></text:p>
      <text:p text:style-name="P8"/>
      <text:p text:style-name="P8"><text:soft-page-break/><text:s/>252: 10:13:47.22 10:13:49.10 <text:s/>Duration 00:00:01.13 <text:s/>23</text:p>
      <text:p text:style-name="P8"><text:span text:style-name="T15">todo dia quando acorda</text:span>:</text:p>
      <text:p text:style-name="P8"/>
      <text:p text:style-name="P8"><text:s/>253: 10:13:49.14 10:13:53.13 <text:s/>Duration 00:00:03.24 <text:s/>59</text:p>
      <text:p text:style-name="P8">com<text:span text:style-name="T15">o vou</text:span> aliment<text:span text:style-name="T15">a</text:span>r <text:span text:style-name="T15">o</text:span>s animais</text:p>
      <text:p text:style-name="P8"><text:span text:style-name="T15">para encher a barriga deles</text:span>?</text:p>
      <text:p text:style-name="P8"/>
      <text:p text:style-name="P8"><text:s/>254: 10:13:57.13 10:13:59.21 <text:s/>Duration 00:00:02.08 <text:s/>35</text:p>
      <text:p text:style-name="P8"><text:span text:style-name="T16">Começamos com um módulo</text:span></text:p>
      <text:p text:style-name="P8"><text:span text:style-name="T16">sobre</text:span> forrage<text:span text:style-name="T16">m</text:span>,</text:p>
      <text:p text:style-name="P8"/>
      <text:p text:style-name="P8"><text:s/>255: 10:14:00.00 10:14:02.21 <text:s/>Duration 00:00:02.21 <text:s/>43</text:p>
      <text:p text:style-name="P30"><text:span text:style-name="T16">sobre os capins</text:span></text:p>
      <text:p text:style-name="P30"><text:span text:style-name="T16">e sobre como se autoabastecer</text:span>.</text:p>
      <text:p text:style-name="P8"/>
      <text:p text:style-name="P8"><text:s/>256: 10:14:05.04 10:14:07.10 <text:s/>Duration 00:00:02.06 <text:s/>34</text:p>
      <text:p text:style-name="P30"><text:span text:style-name="T16">Outros módulos</text:span></text:p>
      <text:p text:style-name="P30"><text:span text:style-name="T16">são focados na gestão</text:span></text:p>
      <text:p text:style-name="P8"/>
      <text:p text:style-name="P8"><text:s/>257: 10:14:07.15 10:14:09.06 <text:s/>Duration 00:00:01.16 <text:s/>25</text:p>
      <text:p text:style-name="P8">d<text:span text:style-name="T16">o</text:span>s carneiros e <text:span text:style-name="T16">cordeiros.</text:span></text:p>
      <text:p text:style-name="P8"/>
      <text:p text:style-name="P8"><text:s/>258: 10:14:10.12 10:14:13.18 <text:s/>Duration 00:00:03.06 <text:s/>49</text:p>
      <text:p text:style-name="P8">E<text:span text:style-name="T16">m seguida, há módulos</text:span></text:p>
      <text:p text:style-name="P8"><text:span text:style-name="T16">sobre a </text:span>alimenta<text:span text:style-name="T16">ção</text:span></text:p>
      <text:p text:style-name="P8"/>
      <text:p text:style-name="P8"><text:s/>259: 10:14:13.22 10:14:16.01 <text:s/>Duration 00:00:02.04 <text:s/>32</text:p>
      <text:p text:style-name="P8">e <text:span text:style-name="T16">as maneiras de preparar rações</text:span>.</text:p>
      <text:p text:style-name="P8"/>
      <text:p text:style-name="P8"><text:s/>260: 10:14:17.14 10:14:19.17 <text:s/>Duration 00:00:02.03 <text:s/>32</text:p>
      <text:p text:style-name="P29">E há um módulo</text:p>
      <text:p text:style-name="P8">s<text:span text:style-name="T16">obre comercialização</text:span></text:p>
      <text:p text:style-name="P8"/>
      <text:p text:style-name="P8"><text:s/>261: 10:14:19.21 10:14:21.15 <text:s/>Duration 00:00:01.19 <text:s/>26</text:p>
      <text:p text:style-name="P8">e marketing d<text:span text:style-name="T16">o</text:span>s produtos.</text:p>
      <text:p text:style-name="P8"/>
      <text:p text:style-name="P8"><text:s/>262: 10:14:23.20 10:14:26.05 <text:s/>Duration 00:00:02.10 <text:s/>36</text:p>
      <text:p text:style-name="P30"><text:span text:style-name="T16">Depois vem</text:span></text:p>
      <text:p text:style-name="P30"><text:span text:style-name="T16">uma parte </text:span>importante d<text:span text:style-name="T16">o curso,</text:span></text:p>
      <text:p text:style-name="P8"/>
      <text:p text:style-name="P8"><text:s/>263: 10:14:26.09 10:14:29.24 <text:s/>Duration 00:00:03.15 <text:s/>54</text:p>
      <text:p text:style-name="P8">u<text:span text:style-name="T16">ma inovação</text:span> à <text:span text:style-name="T16">qual</text:span></text:p>
      <text:p text:style-name="P29">várias horas são dedicadas.</text:p>
      <text:p text:style-name="P8"/>
      <text:p text:style-name="P8"><text:s/>264: 10:14:31.21 10:14:33.17 <text:s/>Duration 00:00:01.21 <text:s/>28</text:p>
      <text:p text:style-name="P30"><text:span text:style-name="T16">Os que seguem o curso este ano</text:span></text:p>
      <text:p text:style-name="P8"/>
      <text:p text:style-name="P8"><text:s/>265: 10:14:33.21 10:14:35.22 <text:s/>Duration 00:00:02.01 <text:s/>31</text:p>
      <text:p text:style-name="P30"><text:span text:style-name="T16">já têm uma fazenda ou um rebanho</text:span></text:p>
      <text:p text:style-name="P8"/>
      <text:p text:style-name="P8"><text:s/>266: 10:14:36.01 10:14:38.02 <text:s/>Duration 00:00:02.01 <text:s/>31</text:p>
      <text:p text:style-name="P8"><text:span text:style-name="T16">além de um pouco de experiência</text:span>.</text:p>
      <text:p text:style-name="P8"/>
      <text:p text:style-name="P8"><text:s/>267: 10:14:38.07 10:14:40.07 <text:s/>Duration 00:00:02.00 <text:s/>30</text:p>
      <text:p text:style-name="P30"><text:span text:style-name="T16">Dedicamos várias horas a trabalhar</text:span></text:p>
      <text:p text:style-name="P8"/>
      <text:p text:style-name="P8"><text:s/>268: 10:14:40.11 10:14:41.22 <text:s/>Duration 00:00:01.11 <text:s/>22</text:p>
      <text:p text:style-name="P8"><text:span text:style-name="T16">no</text:span>s projet<text:span text:style-name="T16">o</text:span>s de <text:span text:style-name="T16">cada um</text:span>.</text:p>
      <text:p text:style-name="P8"/>
      <text:p text:style-name="P8"><text:s/>269: 10:14:45.15 10:14:47.16 <text:s/>Duration 00:00:02.01 <text:s/>31</text:p>
      <text:p text:style-name="P8"><text:soft-page-break/>S<text:span text:style-name="T16">e eu quiser colher</text:span> sang<text:span text:style-name="T16">ue</text:span>,</text:p>
      <text:p text:style-name="P8"/>
      <text:p text:style-name="P8"><text:s/>270: 10:14:49.10 10:14:50.20 <text:s/>Duration 00:00:01.10 <text:s/>21</text:p>
      <text:p text:style-name="P29">devo espetar</text:p>
      <text:p text:style-name="P8"/>
      <text:p text:style-name="P8"><text:s/>271: 10:14:51.17 10:14:53.20 <text:s/>Duration 00:00:02.03 <text:s/>32</text:p>
      <text:p text:style-name="P29">a veia que vemos aqui.</text:p>
      <text:p text:style-name="P8"/>
      <text:p text:style-name="P8"><text:s/>272: 10:14:57.11 10:14:58.20 <text:s/>Duration 00:00:01.09 <text:s/>20</text:p>
      <text:p text:style-name="P8"><text:span text:style-name="T16">Está vendo</text:span>?</text:p>
      <text:p text:style-name="P8"/>
      <text:p text:style-name="P8"><text:s/>273: 10:15:00.13 10:15:01.18 <text:s/>Duration 00:00:01.05 <text:s/>18</text:p>
      <text:p text:style-name="P8">É <text:span text:style-name="T16">muito fácil.</text:span></text:p>
      <text:p text:style-name="P8"/>
      <text:p text:style-name="P8"><text:s/>274: 10:15:02.08 10:15:03.10 <text:s/>Duration 00:00:01.02 <text:s/>16</text:p>
      <text:p text:style-name="P8"><text:span text:style-name="T16">Até agora</text:span>,</text:p>
      <text:p text:style-name="P8"/>
      <text:p text:style-name="P8"><text:s/>275: 10:15:03.14 10:15:07.04 <text:s/>Duration 00:00:03.15 <text:s/>54</text:p>
      <text:p text:style-name="P30">a transmiss<text:span text:style-name="T16">ão era feita</text:span></text:p>
      <text:p text:style-name="P30"><text:span text:style-name="T16">somente no contexto</text:span> familia<text:span text:style-name="T16">r</text:span>,</text:p>
      <text:p text:style-name="P8"/>
      <text:p text:style-name="P8"><text:s/>276: 10:15:07.09 10:15:09.10 <text:s/>Duration 00:00:02.01 <text:s/>31</text:p>
      <text:p text:style-name="P8">de p<text:span text:style-name="T16">ai para filho,</text:span></text:p>
      <text:p text:style-name="P29">bem ou não,</text:p>
      <text:p text:style-name="P8"/>
      <text:p text:style-name="P8"><text:s/>277: 10:15:09.14 10:15:12.15 <text:s/>Duration 00:00:03.01 <text:s/>46</text:p>
      <text:p text:style-name="P29">nem sempre perfeitamente,</text:p>
      <text:p text:style-name="P8">ma<text:span text:style-name="T16">s nesse contexto,</text:span></text:p>
      <text:p text:style-name="P8"/>
      <text:p text:style-name="P8"><text:s/>278: 10:15:12.19 10:15:15.08 <text:s/>Duration 00:00:02.14 <text:s/>38</text:p>
      <text:p text:style-name="P8">e <text:span text:style-name="T16">não costumávamos</text:span></text:p>
      <text:p text:style-name="P8"/>
      <text:p text:style-name="P8"><text:s/>279: 10:15:15.12 10:15:16.14 <text:s/>Duration 00:00:01.02 <text:s/>16</text:p>
      <text:p text:style-name="P29">até recentemente</text:p>
      <text:p text:style-name="P8"/>
      <text:p text:style-name="P8"><text:s/>280: 10:15:16.18 10:15:18.23 <text:s/>Duration 00:00:02.05 <text:s/>33</text:p>
      <text:p text:style-name="P30"><text:span text:style-name="T16">falar </text:span>de forma<text:span text:style-name="T16">ção</text:span> de pastor.</text:p>
      <text:p text:style-name="P8"/>
      <text:p text:style-name="P8"><text:s/>281: 10:15:19.16 10:15:23.01 <text:s/>Duration 00:00:03.10 <text:s/>51</text:p>
      <text:p text:style-name="P8"><text:span text:style-name="T16">Era</text:span>... <text:span text:style-name="T16">Era como se acreditassem</text:span></text:p>
      <text:p text:style-name="P29">que era genético.</text:p>
      <text:p text:style-name="P8"/>
      <text:p text:style-name="P8"><text:s/>282: 10:15:23.05 10:15:26.18 <text:s/>Duration 00:00:03.13 <text:s/>53</text:p>
      <text:p text:style-name="P8">Ma<text:span text:style-name="T16">s não é nada disso.</text:span></text:p>
      <text:p text:style-name="P8">É u<text:span text:style-name="T16">ma profissão como as outras</text:span>,</text:p>
      <text:p text:style-name="P8"/>
      <text:p text:style-name="P8"><text:s/>283: 10:15:26.23 10:15:29.04 <text:s/>Duration 00:00:02.06 <text:s/>34</text:p>
      <text:p text:style-name="P8">qu<text:span text:style-name="T16">e demanda o domínio das técnicas</text:span></text:p>
      <text:p text:style-name="P8"/>
      <text:p text:style-name="P8"><text:s/>284: 10:15:29.08 10:15:32.11 <text:s/>Duration 00:00:03.03 <text:s/>47</text:p>
      <text:p text:style-name="P8">e <text:span text:style-name="T17">portanto, essa</text:span>s técnicas</text:p>
      <text:p text:style-name="P8"><text:span text:style-name="T17">podem ser aprendidas</text:span>.</text:p>
      <text:p text:style-name="P8"/>
      <text:p text:style-name="P8"><text:s/>285: 10:15:32.15 10:15:34.09 <text:s/>Duration 00:00:01.19 <text:s/>26</text:p>
      <text:p text:style-name="P8"><text:span text:style-name="T17">Tem uma coisa a mai</text:span>s:</text:p>
      <text:p text:style-name="P8"/>
      <text:p text:style-name="P8"><text:s/>286: 10:15:34.14 10:15:37.08 <text:s/>Duration 00:00:02.19 <text:s/>41</text:p>
      <text:p text:style-name="P32"><text:span text:style-name="T17">são profissões</text:span></text:p>
      <text:p text:style-name="P32"><text:span text:style-name="T17">que não se pode exercer</text:span></text:p>
      <text:p text:style-name="P8"/>
      <text:p text:style-name="P8"><text:soft-page-break/><text:s/>287: 10:15:37.12 10:15:40.12 <text:s/>Duration 00:00:03.00 <text:s/>45</text:p>
      <text:p text:style-name="P31">sem um mínimo de paixão,</text:p>
      <text:p text:style-name="P31">porque são profissões</text:p>
      <text:p text:style-name="P8"/>
      <text:p text:style-name="P8"><text:s/>288: 10:15:40.17 10:15:45.05 <text:s/>Duration 00:00:04.13 <text:s/>68</text:p>
      <text:p text:style-name="P8">t<text:span text:style-name="T17">ão exigentes</text:span> e <text:span text:style-name="T17">que impõem</text:span></text:p>
      <text:p text:style-name="P31">tantas restrições</text:p>
      <text:p text:style-name="P8"/>
      <text:p text:style-name="P8"><text:s/>289: 10:15:45.09 10:15:48.06 <text:s/>Duration 00:00:02.22 <text:s/>43</text:p>
      <text:p text:style-name="P8">que <text:span text:style-name="T17">são dificilmente suportáveis</text:span></text:p>
      <text:p text:style-name="P31">se não houver</text:p>
      <text:p text:style-name="P8"/>
      <text:p text:style-name="P8"><text:s/>290: 10:15:48.11 10:15:53.22 <text:s/>Duration 00:00:05.11 <text:s/>82</text:p>
      <text:p text:style-name="P8">u<text:span text:style-name="T17">m mínimo de paixão</text:span></text:p>
      <text:p text:style-name="P31">e de vontade de viver isso,</text:p>
      <text:p text:style-name="P8"/>
      <text:p text:style-name="P8"><text:s/>291: 10:15:54.01 10:15:56.11 <text:s/>Duration 00:00:02.10 <text:s/>36</text:p>
      <text:p text:style-name="P8">e<text:span text:style-name="T17">m contato</text:span> permanent<text:span text:style-name="T17">e</text:span></text:p>
      <text:p text:style-name="P8"><text:span text:style-name="T17">com o</text:span>s animais.</text:p>
      <text:p text:style-name="P8"/>
      <text:p text:style-name="P8"><text:s/>292: 10:16:10.15 10:16:13.11 <text:s/>Duration 00:00:02.21 <text:s/>43</text:p>
      <text:p text:style-name="P31">É certo que há noite,</text:p>
      <text:p text:style-name="P8">quand<text:span text:style-name="T17">o está tudo bem,</text:span></text:p>
      <text:p text:style-name="P8"/>
      <text:p text:style-name="P8"><text:s/>293: 10:16:13.15 10:16:16.11 <text:s/>Duration 00:00:02.21 <text:s/>43</text:p>
      <text:p text:style-name="P8"><text:span text:style-name="T17">seu rebanho está bem,</text:span></text:p>
      <text:p text:style-name="P8">que você<text:span text:style-name="T17"> está na montanha</text:span></text:p>
      <text:p text:style-name="P8"/>
      <text:p text:style-name="P8"><text:s/>294: 10:16:16.15 10:16:19.20 <text:s/>Duration 00:00:03.05 <text:s/>48</text:p>
      <text:p text:style-name="P8">e <text:span text:style-name="T17">está na frente da sua</text:span> caban<text:span text:style-name="T17">a</text:span></text:p>
      <text:p text:style-name="P31">com o sol poente</text:p>
      <text:p text:style-name="P8"/>
      <text:p text:style-name="P8"><text:s/>295: 10:16:19.24 10:16:23.05 <text:s/>Duration 00:00:03.06 <text:s/>49</text:p>
      <text:p text:style-name="P32">e <text:span text:style-name="T17">o rebanho que vai dormir também,</text:span></text:p>
      <text:p text:style-name="P32"><text:span text:style-name="T17">em frente</text:span>,</text:p>
      <text:p text:style-name="P8"/>
      <text:p text:style-name="P8"><text:s/>296: 10:16:23.09 10:16:26.01 <text:s/>Duration 00:00:02.17 <text:s/>40</text:p>
      <text:p text:style-name="P8">é u<text:span text:style-name="T17">m trabalho de rei</text:span></text:p>
      <text:p text:style-name="P8">e <text:span text:style-name="T17">não trocaríamos isso</text:span></text:p>
      <text:p text:style-name="P8"/>
      <text:p text:style-name="P8"><text:s/>297: 10:16:26.05 10:16:28.02 <text:s/>Duration 00:00:01.22 <text:s/>28</text:p>
      <text:p text:style-name="P8">po<text:span text:style-name="T17">r nada neste mundo</text:span>.</text:p>
      <text:p text:style-name="P8"/>
      <text:p text:style-name="P8"><text:s/>298: 10:16:28.06 10:16:30.11 <text:s/>Duration 00:00:02.05 <text:s/>33</text:p>
      <text:p text:style-name="P8"><text:span text:style-name="T17">Agora, a mesma coisa</text:span>,</text:p>
      <text:p text:style-name="P8"/>
      <text:p text:style-name="P8"><text:s/>299: 10:16:30.15 10:16:33.14 <text:s/>Duration 00:00:02.24 <text:s/>44</text:p>
      <text:p text:style-name="P32"><text:span text:style-name="T17">quando você tem</text:span></text:p>
      <text:p text:style-name="P32"><text:span text:style-name="T17">problemas sanitários no rebanho</text:span>,</text:p>
      <text:p text:style-name="P8"/>
      <text:p text:style-name="P8"><text:s/>300: 10:16:33.18 10:16:36.04 <text:s/>Duration 00:00:02.11 <text:s/>37</text:p>
      <text:p text:style-name="P8"><text:span text:style-name="T17">ou problemas</text:span> financ<text:span text:style-name="T17">eiros</text:span></text:p>
      <text:p text:style-name="P31">na fazenda,</text:p>
      <text:p text:style-name="P8"/>
      <text:p text:style-name="P8"><text:s/>301: 10:16:36.09 10:16:39.17 <text:s/>Duration 00:00:03.08 <text:s/>50</text:p>
      <text:p text:style-name="P8"><text:span text:style-name="T17">e não</text:span> é rar<text:span text:style-name="T17">o</text:span>, e <text:span text:style-name="T17">que além disso</text:span></text:p>
      <text:p text:style-name="P31">o tempo está horrível,</text:p>
      <text:p text:style-name="P8"/>
      <text:p text:style-name="P8"><text:s/>302: 10:16:39.21 10:16:41.14 <text:s/>Duration 00:00:01.18 <text:s/>26</text:p>
      <text:p text:style-name="P8"><text:span text:style-name="T17">aí</text:span> é <text:span text:style-name="T17">mais uma roubada.</text:span></text:p>
      <text:p text:style-name="P8"><text:soft-page-break/></text:p>
      <text:p text:style-name="P8"><text:s/>303: 10:16:42.06 10:16:45.20 <text:s/>Duration 00:00:03.14 <text:s/>53</text:p>
      <text:p text:style-name="P32">Ma<text:span text:style-name="T17">s talvez aí</text:span></text:p>
      <text:p text:style-name="P32"><text:span text:style-name="T17">a poesia seja </text:span>importante</text:p>
      <text:p text:style-name="P8"/>
      <text:p text:style-name="P8"><text:s/>304: 10:16:45.24 10:16:49.14 <text:s/>Duration 00:00:03.15 <text:s/>54</text:p>
      <text:p text:style-name="P32">e <text:span text:style-name="T17">a esperança de um dia melhor</text:span></text:p>
      <text:p text:style-name="P32"><text:span text:style-name="T17">no futuro</text:span></text:p>
      <text:p text:style-name="P8"/>
      <text:p text:style-name="P8"><text:s/>305: 10:16:49.19 10:16:51.13 <text:s/>Duration 00:00:01.19 <text:s/>26</text:p>
      <text:p text:style-name="P31">nos ajuda muito</text:p>
      <text:p text:style-name="P31">nesses casos.</text:p>
      <text:p text:style-name="P8"/>
      <text:p text:style-name="P8"><text:s/>306: 10:16:56.16 10:16:59.11 <text:s/>Duration 00:00:02.20 <text:s/>42</text:p>
      <text:p text:style-name="P8">L<text:span text:style-name="T17">iceu</text:span> <text:span text:style-name="T17">V</text:span>it<text:span text:style-name="T17">ícola da</text:span> Champagne</text:p>
      <text:p text:style-name="P31">Plantação</text:p>
      <text:p text:style-name="P8"/>
      <text:p text:style-name="P8"><text:s/>307: 10:16:59.16 10:17:02.22 <text:s/>Duration 00:00:03.06 <text:s/>49</text:p>
      <text:p text:style-name="P8">Champagne Sanger</text:p>
      <text:p text:style-name="P8"/>
      <text:p text:style-name="P8"><text:s/>308: 10:17:09.17 10:17:13.06 <text:s/>Duration 00:00:03.14 <text:s/>53</text:p>
      <text:p text:style-name="P8">S<text:span text:style-name="T17">e eu disser</text:span> "1/8<text:span text:style-name="T18">º</text:span> d<text:span text:style-name="T18">ireita</text:span>",</text:p>
      <text:p text:style-name="P8"><text:span text:style-name="T18">sabem o que é</text:span>?</text:p>
      <text:p text:style-name="P8"/>
      <text:p text:style-name="P8"><text:s/>309: 10:17:15.01 10:17:18.07 <text:s/>Duration 00:00:03.06 <text:s/>49</text:p>
      <text:p text:style-name="P33">1/8<text:span text:style-name="T18">º</text:span> d<text:span text:style-name="T18">ireita</text:span>. <text:span text:style-name="T18">Você está</text:span></text:p>
      <text:p text:style-name="P33"><text:span text:style-name="T18">com as mãos nos bolsos. Venha.</text:span></text:p>
      <text:p text:style-name="P8"/>
      <text:p text:style-name="P8"><text:s/>310: 10:17:18.11 10:17:20.06 <text:s/>Duration 00:00:01.20 <text:s/>27</text:p>
      <text:p text:style-name="P8"><text:span text:style-name="T18">Vamos olhar a tabela</text:span>.</text:p>
      <text:p text:style-name="P8"/>
      <text:p text:style-name="P8"><text:s/>311: 10:17:21.23 10:17:25.19 <text:s/>Duration 00:00:03.21 <text:s/>58</text:p>
      <text:p text:style-name="P8">#De<text:span text:style-name="T18">sde</text:span> 1994, <text:span text:style-name="T18">o método#</text:span> champenoise#</text:p>
      <text:p text:style-name="P8"><text:span text:style-name="T18">é de</text:span> propri<text:span text:style-name="T18">edade</text:span> exclusiv<text:span text:style-name="T18">a</text:span>#</text:p>
      <text:p text:style-name="P8"/>
      <text:p text:style-name="P8"><text:s/>312: 10:17:25.23 10:17:28.20 <text:s/>Duration 00:00:02.22 <text:s/>43</text:p>
      <text:p text:style-name="P8">#d<text:span text:style-name="T18">o</text:span>s prof<text:span text:style-name="T18">issionais da</text:span> Champagne,</text:p>
      <text:p text:style-name="P8"><text:span text:style-name="T18">e ele exige</text:span>#</text:p>
      <text:p text:style-name="P8"/>
      <text:p text:style-name="P8"><text:s/>313: 10:17:29.00 10:17:32.11 <text:s/>Duration 00:00:03.11 <text:s/>52</text:p>
      <text:p text:style-name="P8">#<text:span text:style-name="T18">várias etapas bem precisas</text:span></text:p>
      <text:p text:style-name="P8"><text:span text:style-name="T18">efetuadas nas</text:span> caves.#</text:p>
      <text:p text:style-name="P8"/>
      <text:p text:style-name="P8"><text:s/>314: 10:17:33.05 10:17:36.03 <text:s/>Duration 00:00:02.23 <text:s/>44</text:p>
      <text:p text:style-name="P33">Vo<text:span text:style-name="T18">cês estão nas</text:span> caves</text:p>
      <text:p text:style-name="P33">d<text:span text:style-name="T18">o</text:span> champagne Sanger.</text:p>
      <text:p text:style-name="P8"/>
      <text:p text:style-name="P8"><text:s/>315: 10:17:37.03 10:17:39.20 <text:s/>Duration 00:00:02.17 <text:s/>40</text:p>
      <text:p text:style-name="P33">#Caves qu<text:span text:style-name="T18">e pertencem</text:span></text:p>
      <text:p text:style-name="P33"><text:span text:style-name="T18">ao Liceu</text:span> Avize.#</text:p>
      <text:p text:style-name="P8"/>
      <text:p text:style-name="P8"><text:s/>316: 10:17:39.24 10:17:42.17 <text:s/>Duration 00:00:02.18 <text:s/>41</text:p>
      <text:p text:style-name="P8">To<text:span text:style-name="T18">das a</text:span>s garrafas</text:p>
      <text:p text:style-name="P8">s<text:span text:style-name="T18">ão</text:span> produ<text:span text:style-name="T18">zidas na</text:span> cave</text:p>
      <text:p text:style-name="P8"/>
      <text:p text:style-name="P8"><text:s/>317: 10:17:42.21 10:17:46.04 <text:s/>Duration 00:00:03.08 <text:s/>50</text:p>
      <text:p text:style-name="P34">e o principal da produção</text:p>
      <text:p text:style-name="P8"><text:span text:style-name="T18">é feito pelos</text:span> alunos.</text:p>
      <text:p text:style-name="P8"/>
      <text:p text:style-name="P8"><text:s/>318: 10:17:46.23 10:17:49.09 <text:s/>Duration 00:00:02.11 <text:s/>37</text:p>
      <text:p text:style-name="P33"><text:soft-page-break/><text:span text:style-name="T18">Então, como já sou o</text:span> chef<text:span text:style-name="T18">e</text:span> de cave,</text:p>
      <text:p text:style-name="P8"/>
      <text:p text:style-name="P8"><text:s/>319: 10:17:49.13 10:17:52.02 <text:s/>Duration 00:00:02.14 <text:s/>38</text:p>
      <text:p text:style-name="P8">com<text:span text:style-name="T18">o também sou ex-</text:span>aluno, <text:span text:style-name="T18">sou</text:span>...</text:p>
      <text:p text:style-name="P8"/>
      <text:p text:style-name="P8"><text:s/>320: 10:17:52.24 10:17:56.04 <text:s/>Duration 00:00:03.05 <text:s/>48</text:p>
      <text:p text:style-name="P33"><text:span text:style-name="T18">a </text:span>articula<text:span text:style-name="T18">ção</text:span></text:p>
      <text:p text:style-name="P33"><text:span text:style-name="T18">para ensinar aos jovens</text:span></text:p>
      <text:p text:style-name="P8"/>
      <text:p text:style-name="P8"><text:s/>321: 10:17:56.08 10:17:59.13 <text:s/>Duration 00:00:03.05 <text:s/>48</text:p>
      <text:p text:style-name="P8"><text:span text:style-name="T18">o</text:span>s gest<text:span text:style-name="T18">o</text:span>s, <text:span text:style-name="T18">o</text:span>s savoir-faire</text:p>
      <text:p text:style-name="P8">d<text:span text:style-name="T18">a elaboração do</text:span> champagne.</text:p>
      <text:p text:style-name="P8"/>
      <text:p text:style-name="P8"><text:s/>322: 10:17:59.18 10:18:02.00 <text:s/>Duration 00:00:02.07 <text:s/>34</text:p>
      <text:p text:style-name="P8">OK, <text:span text:style-name="T18">dividam-se</text:span>, vocês<text:span text:style-name="T18"> sabem</text:span>,</text:p>
      <text:p text:style-name="P8"/>
      <text:p text:style-name="P8"><text:s/>323: 10:18:02.04 10:18:03.07 <text:s/>Duration 00:00:01.03 <text:s/>17</text:p>
      <text:p text:style-name="P8"><text:span text:style-name="T18">cada um num púlpito</text:span>.</text:p>
      <text:p text:style-name="P8"/>
      <text:p text:style-name="P8"><text:s/>324: 10:18:03.12 10:18:04.16 <text:s/>Duration 00:00:01.04 <text:s/>17</text:p>
      <text:p text:style-name="P8"><text:span text:style-name="T18">Vamos lá</text:span>.</text:p>
      <text:p text:style-name="P8"/>
      <text:p text:style-name="P8"><text:s/>325: 10:18:06.04 10:18:09.12 <text:s/>Duration 00:00:03.08 <text:s/>50</text:p>
      <text:p text:style-name="P33">A<text:span text:style-name="T18">ntes bebia-se</text:span> vin<text:span text:style-name="T18">ho</text:span>s de Champagne</text:p>
      <text:p text:style-name="P33"><text:span text:style-name="T18">com o depósito</text:span>.</text:p>
      <text:p text:style-name="P8"/>
      <text:p text:style-name="P8"><text:s/>326: 10:18:09.16 10:18:12.23 <text:s/>Duration 00:00:03.07 <text:s/>49</text:p>
      <text:p text:style-name="P8"><text:span text:style-name="T18">A</text:span> Veuve Clicquot <text:span text:style-name="T18">descobriu</text:span></text:p>
      <text:p text:style-name="P35">o 1º sistema de revolvimento</text:p>
      <text:p text:style-name="P8"/>
      <text:p text:style-name="P8"><text:s/>327: 10:18:13.03 10:18:15.10 <text:s/>Duration 00:00:02.07 <text:s/>34</text:p>
      <text:p text:style-name="P36"><text:span text:style-name="T19">fazendo buracos em mesas de cozinha</text:span></text:p>
      <text:p text:style-name="P8"/>
      <text:p text:style-name="P8"><text:s/>328: 10:18:15.14 10:18:17.13 <text:s/>Duration 00:00:01.24 <text:s/>29</text:p>
      <text:p text:style-name="P36"><text:span text:style-name="T19">para pôr</text:span></text:p>
      <text:p text:style-name="P36"><text:span text:style-name="T19">as</text:span> garrafas inclin<text:span text:style-name="T19">ada</text:span>s.</text:p>
      <text:p text:style-name="P8"/>
      <text:p text:style-name="P8"><text:s/>329: 10:18:19.05 10:18:20.15 <text:s/>Duration 00:00:01.10 <text:s/>21</text:p>
      <text:p text:style-name="P8">#Stéphane <text:span text:style-name="T19">acha essencia</text:span>l#</text:p>
      <text:p text:style-name="P8"/>
      <text:p text:style-name="P8"><text:s/>330: 10:18:20.19 10:18:22.23 <text:s/>Duration 00:00:02.04 <text:s/>32</text:p>
      <text:p text:style-name="P8">#<text:span text:style-name="T19">o ensino dos gestos tradicionais</text:span>,#</text:p>
      <text:p text:style-name="P8"/>
      <text:p text:style-name="P8"><text:s/>331: 10:18:23.03 10:18:25.15 <text:s/>Duration 00:00:02.12 <text:s/>37</text:p>
      <text:p text:style-name="P8">#ma<text:span text:style-name="T19">s ele também mostra</text:span></text:p>
      <text:p text:style-name="P8"><text:span text:style-name="T19">o equipamento</text:span> modern<text:span text:style-name="T19">o</text:span>#</text:p>
      <text:p text:style-name="P8"/>
      <text:p text:style-name="P8"><text:s/>332: 10:18:25.19 10:18:29.03 <text:s/>Duration 00:00:03.09 <text:s/>50</text:p>
      <text:p text:style-name="P8">#u<text:span text:style-name="T19">sado agora com mais frequência</text:span></text:p>
      <text:p text:style-name="P8"><text:span text:style-name="T19">nas</text:span> caves <text:span text:style-name="T19">da C</text:span>hamp<text:span text:style-name="T19">agne</text:span>.#</text:p>
      <text:p text:style-name="P8"/>
      <text:p text:style-name="P8"><text:s/>333: 10:18:29.18 10:18:31.15 <text:s/>Duration 00:00:01.22 <text:s/>28</text:p>
      <text:p text:style-name="P8"><text:span text:style-name="T19">Gira</text:span> 62 <text:span text:style-name="T19">veze</text:span>s <text:span text:style-name="T19">em uma semana</text:span>,</text:p>
      <text:p text:style-name="P8"/>
      <text:p text:style-name="P8"><text:s/>334: 10:18:31.19 10:18:33.24 <text:s/>Duration 00:00:02.05 <text:s/>33</text:p>
      <text:p text:style-name="P8">e <text:span text:style-name="T19">tudo será</text:span> re<text:span text:style-name="T19">volvido</text:span>,</text:p>
      <text:p text:style-name="P8"><text:span text:style-name="T19">enquanto à mão</text:span></text:p>
      <text:p text:style-name="P8"/>
      <text:p text:style-name="P8"><text:s/>335: 10:18:34.03 10:18:38.01 <text:s/>Duration 00:00:03.23 <text:s/>59</text:p>
      <text:p text:style-name="P8"><text:span text:style-name="T19">é preciso tocar pelo menos</text:span> 40 <text:span text:style-name="T19">veze</text:span>s,</text:p>
      <text:p text:style-name="P8"><text:soft-page-break/>e <text:span text:style-name="T19">isso leva 1 mês e meio</text:span>.</text:p>
      <text:p text:style-name="P8"/>
      <text:p text:style-name="P8"><text:s/>336: 10:18:38.11 10:18:40.16 <text:s/>Duration 00:00:02.05 <text:s/>33</text:p>
      <text:p text:style-name="P8">É <text:span text:style-name="T20">até melhor feito à máquina</text:span>.</text:p>
      <text:p text:style-name="P8"/>
      <text:p text:style-name="P8"><text:s/>337: 10:18:40.20 10:18:43.20 <text:s/>Duration 00:00:03.00 <text:s/>45</text:p>
      <text:p text:style-name="P37"><text:span text:style-name="T20">Se for a mesma pessoa,</text:span></text:p>
      <text:p text:style-name="P37"><text:span text:style-name="T20">ficará bem revolvido</text:span>.</text:p>
      <text:p text:style-name="P8"/>
      <text:p text:style-name="P8"><text:s/>338: 10:18:43.24 10:18:47.05 <text:s/>Duration 00:00:03.06 <text:s/>49</text:p>
      <text:p text:style-name="P8"><text:span text:style-name="T20">Temos tantas mãos</text:span> dif<text:span text:style-name="T20">e</text:span>rentes</text:p>
      <text:p text:style-name="P8"><text:span text:style-name="T20">passando nas</text:span> garrafas</text:p>
      <text:p text:style-name="P8"/>
      <text:p text:style-name="P8"><text:s/>339: 10:18:47.09 10:18:49.20 <text:s/>Duration 00:00:02.11 <text:s/>37</text:p>
      <text:p text:style-name="P37">qu<text:span text:style-name="T20">e os púlpitos ficam heterogêneos</text:span>.</text:p>
      <text:p text:style-name="P8"/>
      <text:p text:style-name="P8"><text:s/>340: 10:18:49.24 10:18:52.23 <text:s/>Duration 00:00:02.24 <text:s/>44</text:p>
      <text:p text:style-name="P38">A máquina trabalha</text:p>
      <text:p text:style-name="P8"><text:span text:style-name="T20">sempre da mesma maneira</text:span>.</text:p>
      <text:p text:style-name="P8"/>
      <text:p text:style-name="P8"><text:s/>341: 10:19:03.18 10:19:05.09 <text:s/>Duration 00:00:01.16 <text:s/>25</text:p>
      <text:p text:style-name="P8"><text:span text:style-name="T20">Ouviram</text:span>?</text:p>
      <text:p text:style-name="P8"><text:span text:style-name="T20">O que é o depósito</text:span>?</text:p>
      <text:p text:style-name="P8"/>
      <text:p text:style-name="P8"><text:s/>342: 10:19:06.10 10:19:07.13 <text:s/>Duration 00:00:01.03 <text:s/>17</text:p>
      <text:p text:style-name="P8"><text:span text:style-name="T20">Ele</text:span> ferment<text:span text:style-name="T20">a</text:span>.</text:p>
      <text:p text:style-name="P8"/>
      <text:p text:style-name="P8"><text:s/>343: 10:19:08.23 10:19:11.07 <text:s/>Duration 00:00:02.09 <text:s/>35</text:p>
      <text:p text:style-name="P8">Vo<text:span text:style-name="T20">cês veem que tem um depósito</text:span>?</text:p>
      <text:p text:style-name="P8"/>
      <text:p text:style-name="P8"><text:s/>344: 10:19:11.11 10:19:13.24 <text:s/>Duration 00:00:02.13 <text:s/>38</text:p>
      <text:p text:style-name="P8"><text:span text:style-name="T20">A</text:span>s lev<text:span text:style-name="T20">eduras</text:span> mort<text:span text:style-name="T20">a</text:span>s.</text:p>
      <text:p text:style-name="P8"><text:span text:style-name="T20">Quantas há</text:span>?</text:p>
      <text:p text:style-name="P8"/>
      <text:p text:style-name="P8"><text:s/>345: 10:19:14.03 10:19:15.03 <text:s/>Duration 00:00:01.00 <text:s/>15</text:p>
      <text:p text:style-name="P8"><text:span text:style-name="T20">M</text:span>ilhões.</text:p>
      <text:p text:style-name="P8"/>
      <text:p text:style-name="P8"><text:s/>346: 10:19:15.07 10:19:17.17 <text:s/>Duration 00:00:02.10 <text:s/>36</text:p>
      <text:p text:style-name="P8">-<text:span text:style-name="T20">Tentem melhorar o número</text:span>.</text:p>
      <text:p text:style-name="P8">-U<text:span text:style-name="T20">m bilhão</text:span>.</text:p>
      <text:p text:style-name="P8"/>
      <text:p text:style-name="P8"><text:s/>347: 10:19:18.06 10:19:19.14 <text:s/>Duration 00:00:01.08 <text:s/>20</text:p>
      <text:p text:style-name="P8">Não.</text:p>
      <text:p text:style-name="P8"/>
      <text:p text:style-name="P8"><text:s/>348: 10:19:19.18 10:19:23.05 <text:s/>Duration 00:00:03.12 <text:s/>52</text:p>
      <text:p text:style-name="P38">É da ordem</text:p>
      <text:p text:style-name="P8">de 200 milhões de lev<text:span text:style-name="T20">edura</text:span>s</text:p>
      <text:p text:style-name="P8"/>
      <text:p text:style-name="P8"><text:s/>349: 10:19:23.09 10:19:25.03 <text:s/>Duration 00:00:01.19 <text:s/>26</text:p>
      <text:p text:style-name="P37"><text:span text:style-name="T20">que formam o depósito,</text:span></text:p>
      <text:p text:style-name="P37"><text:span text:style-name="T20">certo</text:span>?</text:p>
      <text:p text:style-name="P8"/>
      <text:p text:style-name="P8"><text:s/>350: 10:19:25.07 10:19:29.00 <text:s/>Duration 00:00:03.18 <text:s/>56</text:p>
      <text:p text:style-name="P8"><text:span text:style-name="T20">Então, o objetivo do</text:span># poignetage#:</text:p>
      <text:p text:style-name="P8">é <text:span text:style-name="T20">o depósito que está aqu</text:span>i,</text:p>
      <text:p text:style-name="P8"/>
      <text:p text:style-name="P8"><text:s/>351: 10:19:29.04 10:19:31.23 <text:s/>Duration 00:00:02.19 <text:s/>41</text:p>
      <text:p text:style-name="P8"><text:span text:style-name="T20">botamos de volta na bolha</text:span>,</text:p>
      <text:p text:style-name="P38">no espaço gasoso,</text:p>
      <text:p text:style-name="P8"/>
      <text:p text:style-name="P8"><text:soft-page-break/><text:s/>352: 10:19:32.02 10:19:35.15 <text:s/>Duration 00:00:03.13 <text:s/>53</text:p>
      <text:p text:style-name="P37">e é <text:span text:style-name="T20">a bolha que vai raspar</text:span></text:p>
      <text:p text:style-name="P37"><text:span text:style-name="T20">o depósito. Então, 3 vezes</text:span>.</text:p>
      <text:p text:style-name="P8"/>
      <text:p text:style-name="P8"><text:s/>353: 10:19:35.19 10:19:38.13 <text:s/>Duration 00:00:02.19 <text:s/>41</text:p>
      <text:p text:style-name="P8"><text:span text:style-name="T21">A cápsula para baixo</text:span>.</text:p>
      <text:p text:style-name="P8"><text:span text:style-name="T21">Não quero que façam isso</text:span>.</text:p>
      <text:p text:style-name="P8"/>
      <text:p text:style-name="P8"><text:s/>354: 10:19:38.17 10:19:40.16 <text:s/>Duration 00:00:01.24 <text:s/>29</text:p>
      <text:p text:style-name="P8"><text:span text:style-name="T21">Isso não serve para nada</text:span>.</text:p>
      <text:p text:style-name="P8"/>
      <text:p text:style-name="P8"><text:s/>355: 10:19:40.20 10:19:42.09 <text:s/>Duration 00:00:01.14 <text:s/>23</text:p>
      <text:p text:style-name="P8"><text:span text:style-name="T21">Os antigos lhes dirão</text:span>:</text:p>
      <text:p text:style-name="P8"/>
      <text:p text:style-name="P8"><text:s/>356: 10:19:42.13 10:19:46.08 <text:s/>Duration 00:00:03.20 <text:s/>57</text:p>
      <text:p text:style-name="P8">"<text:span text:style-name="T21">Meninos, um</text:span># poignetage#</text:p>
      <text:p text:style-name="P8">é 6 m<text:span text:style-name="T21">eses de envelhecimento</text:span></text:p>
      <text:p text:style-name="P8"/>
      <text:p text:style-name="P8"><text:s/>357: 10:19:46.12 10:19:48.13 <text:s/>Duration 00:00:02.01 <text:s/>31</text:p>
      <text:p text:style-name="P8">e<text:span text:style-name="T21"> liberando todos os aromas,</text:span></text:p>
      <text:p text:style-name="P8"/>
      <text:p text:style-name="P8"><text:s/>358: 10:19:48.17 10:19:50.23 <text:s/>Duration 00:00:02.06 <text:s/>34</text:p>
      <text:p text:style-name="P8"><text:span text:style-name="T21">enriqueço o</text:span> vin<text:span text:style-name="T21">ho aromaticamente</text:span>.</text:p>
      <text:p text:style-name="P8"/>
      <text:p text:style-name="P8"><text:s/>359: 10:19:51.08 10:19:55.06 <text:s/>Duration 00:00:03.23 <text:s/>59</text:p>
      <text:p text:style-name="P8"><text:span text:style-name="T22">Isso não se faz mais na</text:span> Champagne</text:p>
      <text:p text:style-name="P8"><text:span text:style-name="T22">porque toma tempo</text:span>.</text:p>
      <text:p text:style-name="P8"/>
      <text:p text:style-name="P8"><text:s/>360: 10:19:55.10 10:19:56.19 <text:s/>Duration 00:00:01.09 <text:s/>20</text:p>
      <text:p text:style-name="P39">Aqui, fazemos,</text:p>
      <text:p text:style-name="P8"/>
      <text:p text:style-name="P8"><text:s/>361: 10:19:56.23 10:20:00.14 <text:s/>Duration 00:00:03.16 <text:s/>55</text:p>
      <text:p text:style-name="P8">p<text:span text:style-name="T22">orque eu gosto de trabalhar bem</text:span></text:p>
      <text:p text:style-name="P8"><text:span text:style-name="T22">como antigamente</text:span>.</text:p>
      <text:p text:style-name="P8"/>
      <text:p text:style-name="P8"><text:s/>362: 10:20:07.00 10:20:10.13 <text:s/>Duration 00:00:03.13 <text:s/>53</text:p>
      <text:p text:style-name="P40"><text:span text:style-name="T22">Quando temos </text:span>a chance d<text:span text:style-name="T22">e ter</text:span></text:p>
      <text:p text:style-name="P40"><text:span text:style-name="T22">essa responsabilidade de produção</text:span>,</text:p>
      <text:p text:style-name="P8"/>
      <text:p text:style-name="P8"><text:s/>363: 10:20:10.18 10:20:13.07 <text:s/>Duration 00:00:02.14 <text:s/>38</text:p>
      <text:p text:style-name="P40"><text:span text:style-name="T22">também </text:span>é <text:span text:style-name="T22">uma carga</text:span></text:p>
      <text:p text:style-name="P40"><text:span text:style-name="T22">de </text:span>responsabili<text:span text:style-name="T22">dade</text:span></text:p>
      <text:p text:style-name="P8"/>
      <text:p text:style-name="P8"><text:s/>364: 10:20:13.11 10:20:16.07 <text:s/>Duration 00:00:02.21 <text:s/>43</text:p>
      <text:p text:style-name="P40"><text:span text:style-name="T22">deixar o trabalho para os </text:span>alunos.</text:p>
      <text:p text:style-name="P8"/>
      <text:p text:style-name="P8"><text:s/>365: 10:20:16.11 10:20:17.24 <text:s/>Duration 00:00:01.13 <text:s/>23</text:p>
      <text:p text:style-name="P8"><text:span text:style-name="T22">Eles não podem se ferir</text:span>,</text:p>
      <text:p text:style-name="P8"/>
      <text:p text:style-name="P8"><text:s/>366: 10:20:18.03 10:20:20.24 <text:s/>Duration 00:00:02.21 <text:s/>43</text:p>
      <text:p text:style-name="P39">eles devem elaborar</text:p>
      <text:p text:style-name="P8">u<text:span text:style-name="T22">m</text:span> produto de quali<text:span text:style-name="T22">dade</text:span>,</text:p>
      <text:p text:style-name="P8"/>
      <text:p text:style-name="P8"><text:s/>367: 10:20:21.03 10:20:24.06 <text:s/>Duration 00:00:03.03 <text:s/>47</text:p>
      <text:p text:style-name="P8"><text:span text:style-name="T22">pois</text:span> é u<text:span text:style-name="T22">m</text:span> champagne</text:p>
      <text:p text:style-name="P8">e <text:span text:style-name="T22">não </text:span>existe <text:span text:style-name="T22">direito a erro</text:span>.</text:p>
      <text:p text:style-name="P8"/>
      <text:p text:style-name="P8"><text:s/>368: 10:20:24.10 10:20:27.04 <text:s/>Duration 00:00:02.19 <text:s/>41</text:p>
      <text:p text:style-name="P8"><text:span text:style-name="T22">O</text:span>s alunos <text:span text:style-name="T22">vieram aprender</text:span>,</text:p>
      <text:p text:style-name="P8"><text:span text:style-name="T22">eles podem errar</text:span>.</text:p>
      <text:p text:style-name="P8"><text:soft-page-break/></text:p>
      <text:p text:style-name="P8"><text:s/>369: 10:20:27.08 10:20:29.17 <text:s/>Duration 00:00:02.09 <text:s/>35</text:p>
      <text:p text:style-name="P40"><text:span text:style-name="T22">Preciso garantir</text:span></text:p>
      <text:p text:style-name="P40"><text:span text:style-name="T22">que eles não errem</text:span>,</text:p>
      <text:p text:style-name="P8"/>
      <text:p text:style-name="P8"><text:s/>370: 10:20:29.22 10:20:30.23 <text:s/>Duration 00:00:01.01 <text:s/>16</text:p>
      <text:p text:style-name="P8"><text:span text:style-name="T22">o que é delicado</text:span>.</text:p>
      <text:p text:style-name="P8"/>
      <text:p text:style-name="P8"><text:s/>371: 10:20:31.02 10:20:33.05 <text:s/>Duration 00:00:02.03 <text:s/>32</text:p>
      <text:p text:style-name="P8">E <text:span text:style-name="T22">o fato de ter sido</text:span> aluno</text:p>
      <text:p text:style-name="P8"/>
      <text:p text:style-name="P8"><text:s/>372: 10:20:33.09 10:20:35.10 <text:s/>Duration 00:00:02.01 <text:s/>31</text:p>
      <text:p text:style-name="P40"><text:span text:style-name="T22">também me faz entender melhor</text:span></text:p>
      <text:p text:style-name="P8"/>
      <text:p text:style-name="P8"><text:s/>373: 10:20:35.14 10:20:37.20 <text:s/>Duration 00:00:02.06 <text:s/>34</text:p>
      <text:p text:style-name="P39">as reações dos nossos jovens</text:p>
      <text:p text:style-name="P8"/>
      <text:p text:style-name="P8"><text:s/>374: 10:20:38.00 10:20:40.17 <text:s/>Duration 00:00:02.17 <text:s/>40</text:p>
      <text:p text:style-name="P40">qu<text:span text:style-name="T22">e podem não dominar</text:span></text:p>
      <text:p text:style-name="P40"><text:span text:style-name="T22">a manipulação,</text:span></text:p>
      <text:p text:style-name="P8"/>
      <text:p text:style-name="P8"><text:s/>375: 10:20:40.21 10:20:44.11 <text:s/>Duration 00:00:03.15 <text:s/>54</text:p>
      <text:p text:style-name="P8">qu<text:span text:style-name="T22">e também não têm</text:span></text:p>
      <text:p text:style-name="P8"><text:span text:style-name="T22">a noção do</text:span> produto.</text:p>
      <text:p text:style-name="P8"/>
      <text:p text:style-name="P8"><text:s/>376: 10:20:44.15 10:20:47.19 <text:s/>Duration 00:00:03.04 <text:s/>47</text:p>
      <text:p text:style-name="P8"><text:span text:style-name="T22">Quebrar uma</text:span> garrafa,</text:p>
      <text:p text:style-name="P8"><text:span text:style-name="T22">para um jovem</text:span>, <text:span text:style-name="T22">não </text:span>é grave,</text:p>
      <text:p text:style-name="P8"/>
      <text:p text:style-name="P8"><text:s/>377: 10:20:47.23 10:20:49.08 <text:s/>Duration 00:00:01.10 <text:s/>21</text:p>
      <text:p text:style-name="P8"><text:span text:style-name="T22">são</text:span> 400 mil <text:span text:style-name="T22">envolvidos</text:span>.</text:p>
      <text:p text:style-name="P8"/>
      <text:p text:style-name="P8"><text:s/>378: 10:20:49.12 10:20:52.06 <text:s/>Duration 00:00:02.19 <text:s/>41</text:p>
      <text:p text:style-name="P8">Ma<text:span text:style-name="T22">s uma</text:span> garrafa é <text:span text:style-name="T22">de vidro</text:span>,</text:p>
      <text:p text:style-name="P8"><text:span text:style-name="T22">são</text:span> 6 <text:span text:style-name="T22">qu</text:span>ilos de press<text:span text:style-name="T22">ão</text:span>,</text:p>
      <text:p text:style-name="P8"/>
      <text:p text:style-name="P8"><text:s/>379: 10:20:52.10 10:20:53.10 <text:s/>Duration 00:00:01.00 <text:s/>15</text:p>
      <text:p text:style-name="P8">é u<text:span text:style-name="T22">m valo</text:span>r.</text:p>
      <text:p text:style-name="P8"/>
      <text:p text:style-name="P8"><text:s/>380: 10:20:53.14 10:20:56.08 <text:s/>Duration 00:00:02.19 <text:s/>41</text:p>
      <text:p text:style-name="P40"><text:span text:style-name="T22">I</text:span>ncul<text:span text:style-name="T22">ca</text:span>r <text:span text:style-name="T22">neles</text:span></text:p>
      <text:p text:style-name="P40"><text:span text:style-name="T22">esses valores fundamentai</text:span>s</text:p>
      <text:p text:style-name="P8"/>
      <text:p text:style-name="P8"><text:s/>381: 10:20:56.12 10:20:59.03 <text:s/>Duration 00:00:02.16 <text:s/>40</text:p>
      <text:p text:style-name="P8">perm<text:span text:style-name="T22">ite</text:span> responsabili<text:span text:style-name="T22">zá-los</text:span></text:p>
      <text:p text:style-name="P8">relativ<text:span text:style-name="T22">a</text:span>ment<text:span text:style-name="T22">e</text:span> <text:span text:style-name="T22">cedo</text:span>.</text:p>
      <text:p text:style-name="P8"/>
      <text:p text:style-name="P8"><text:s/>382: 10:21:10.18 10:21:13.01 <text:s/>Duration 00:00:02.08 <text:s/>35</text:p>
      <text:p text:style-name="P8">#<text:span text:style-name="T22">N</text:span>a escola d<text:span text:style-name="T22">o</text:span>es pastores,</text:p>
      <text:p text:style-name="P8">Bautista <text:span text:style-name="T22">também</text:span>#</text:p>
      <text:p text:style-name="P8"/>
      <text:p text:style-name="P8"><text:s/>383: 10:21:13.05 10:21:15.16 <text:s/>Duration 00:00:02.11 <text:s/>37</text:p>
      <text:p text:style-name="P8">#<text:span text:style-name="T23">quer evitar que os</text:span> alunos</text:p>
      <text:p text:style-name="P8"><text:span text:style-name="T23">cometam erros</text:span>.#</text:p>
      <text:p text:style-name="P8"/>
      <text:p text:style-name="P8"><text:s/>384: 10:21:15.20 10:21:19.07 <text:s/>Duration 00:00:03.12 <text:s/>52</text:p>
      <text:p text:style-name="P8">#<text:span text:style-name="T23">Hoje ele vai ver como está</text:span> Xabier</text:p>
      <text:p text:style-name="P8"><text:span text:style-name="T23">com as</text:span> 250 ovelhas#</text:p>
      <text:p text:style-name="P8"/>
      <text:p text:style-name="P8"><text:s/>385: 10:21:19.11 10:21:21.08 <text:s/>Duration 00:00:01.22 <text:s/>28</text:p>
      <text:p text:style-name="P8"><text:soft-page-break/>#d<text:span text:style-name="T23">e que ele cuida com o tio</text:span>.#</text:p>
      <text:p text:style-name="P8"/>
      <text:p text:style-name="P8"><text:s/>386: 10:21:21.12 10:21:23.23 <text:s/>Duration 00:00:02.11 <text:s/>37</text:p>
      <text:p text:style-name="P8">#<text:span text:style-name="T23">A f</text:span>ase pr<text:span text:style-name="T23">ática da formação</text:span></text:p>
      <text:p text:style-name="P8">de 16 sema<text:span text:style-name="T23">na</text:span>s#</text:p>
      <text:p text:style-name="P8"/>
      <text:p text:style-name="P8"><text:s/>387: 10:21:24.02 10:21:26.12 <text:s/>Duration 00:00:02.10 <text:s/>36</text:p>
      <text:p text:style-name="P8">#<text:span text:style-name="T23">costuma </text:span>se pass<text:span text:style-name="T23">ar</text:span></text:p>
      <text:p text:style-name="P8"><text:span text:style-name="T23">com profissionai</text:span>s,#</text:p>
      <text:p text:style-name="P8"/>
      <text:p text:style-name="P8"><text:s/>388: 10:21:26.16 10:21:29.12 <text:s/>Duration 00:00:02.21 <text:s/>43</text:p>
      <text:p text:style-name="P41">#ma<text:span text:style-name="T23">s para o</text:span>s alunos</text:p>
      <text:p text:style-name="P41">qu<text:span text:style-name="T23">e têm instalações</text:span>,#</text:p>
      <text:p text:style-name="P8"/>
      <text:p text:style-name="P8"><text:s/>389: 10:21:29.17 10:21:32.14 <text:s/>Duration 00:00:02.22 <text:s/>43</text:p>
      <text:p text:style-name="P8">#<text:span text:style-name="T23">são os professores</text:span></text:p>
      <text:p text:style-name="P8">qu<text:span text:style-name="T23">e vão até eles</text:span>.#</text:p>
      <text:p text:style-name="P8"/>
      <text:p text:style-name="P8"><text:s/>390: 10:21:36.19 10:21:38.16 <text:s/>Duration 00:00:01.22 <text:s/>28</text:p>
      <text:p text:style-name="P8"><text:span text:style-name="T23">Sempre tivemos</text:span> carneiros.</text:p>
      <text:p text:style-name="P8"/>
      <text:p text:style-name="P8"><text:s/>391: 10:21:38.20 10:21:40.15 <text:s/>Duration 00:00:01.20 <text:s/>27</text:p>
      <text:p text:style-name="P8">M<text:span text:style-name="T23">eu avô era</text:span> pastor,</text:p>
      <text:p text:style-name="P8"/>
      <text:p text:style-name="P8"><text:s/>392: 10:21:40.20 10:21:42.16 <text:s/>Duration 00:00:01.21 <text:s/>28</text:p>
      <text:p text:style-name="P8"><text:span text:style-name="T23">o irmão do meu pai também</text:span>,</text:p>
      <text:p text:style-name="P8"/>
      <text:p text:style-name="P8"><text:s/>393: 10:21:42.20 10:21:45.01 <text:s/>Duration 00:00:02.06 <text:s/>34</text:p>
      <text:p text:style-name="P8">m<text:span text:style-name="T23">eu primo também é</text:span> pastor.</text:p>
      <text:p text:style-name="P8"/>
      <text:p text:style-name="P8"><text:s/>394: 10:21:45.05 10:21:47.04 <text:s/>Duration 00:00:01.24 <text:s/>29</text:p>
      <text:p text:style-name="P8"><text:span text:style-name="T23">Sou de uma família</text:span> de pastores.</text:p>
      <text:p text:style-name="P8"/>
      <text:p text:style-name="P8"><text:s/>395: 10:21:47.08 10:21:50.07 <text:s/>Duration 00:00:02.24 <text:s/>44</text:p>
      <text:p text:style-name="P8"><text:span text:style-name="T23">Comprei meus primeiros</text:span> carneiros</text:p>
      <text:p text:style-name="P8"><text:span text:style-name="T23">aos</text:span> 14 anos.</text:p>
      <text:p text:style-name="P8"/>
      <text:p text:style-name="P8"><text:s/>396: 10:21:50.11 10:21:52.22 <text:s/>Duration 00:00:02.11 <text:s/>37</text:p>
      <text:p text:style-name="P8">De<text:span text:style-name="T23">sde então, sempre tive alguns.</text:span></text:p>
      <text:p text:style-name="P8"/>
      <text:p text:style-name="P8"><text:s/>397: 10:21:53.01 10:21:55.17 <text:s/>Duration 00:00:02.16 <text:s/>40</text:p>
      <text:p text:style-name="P41"><text:span text:style-name="T23">Há</text:span> 2 anos,</text:p>
      <text:p text:style-name="P41"><text:span text:style-name="T23">decidi </text:span>me prof<text:span text:style-name="T23">i</text:span>ssionali<text:span text:style-name="T23">za</text:span>r</text:p>
      <text:p text:style-name="P8"/>
      <text:p text:style-name="P8"><text:s/>398: 10:21:55.21 10:21:57.11 <text:s/>Duration 00:00:01.15 <text:s/>24</text:p>
      <text:p text:style-name="P8"><text:span text:style-name="T23">e fui para</text:span> a escola.</text:p>
      <text:p text:style-name="P8"/>
      <text:p text:style-name="P8"><text:s/>399: 10:21:58.13 10:22:00.08 <text:s/>Duration 00:00:01.20 <text:s/>27</text:p>
      <text:p text:style-name="P8"><text:span text:style-name="T23">Você é um</text:span> pastor modern<text:span text:style-name="T23">o</text:span>?</text:p>
      <text:p text:style-name="P8"/>
      <text:p text:style-name="P8"><text:s/>400: 10:22:00.21 10:22:03.19 <text:s/>Duration 00:00:02.23 <text:s/>44</text:p>
      <text:p text:style-name="P8">S<text:span text:style-name="T23">e você perguntar aos mais velhos,</text:span></text:p>
      <text:p text:style-name="P8">é <text:span text:style-name="T23">sim</text:span>.</text:p>
      <text:p text:style-name="P8"/>
      <text:p text:style-name="P8"><text:s/>401: 10:22:12.17 10:22:14.23 <text:s/>Duration 00:00:02.06 <text:s/>34</text:p>
      <text:p text:style-name="P41"><text:span text:style-name="T23">O</text:span> pastor d<text:span text:style-name="T23">eve saber</text:span></text:p>
      <text:p text:style-name="P41"><text:span text:style-name="T23">um pouco de tudo.</text:span></text:p>
      <text:p text:style-name="P8"/>
      <text:p text:style-name="P8"><text:s/>402: 10:22:15.02 10:22:18.13 <text:s/>Duration 00:00:03.11 <text:s/>52</text:p>
      <text:p text:style-name="P42">Ele deve ter noções</text:p>
      <text:p text:style-name="P8"><text:soft-page-break/>de <text:span text:style-name="T23">encanamento</text:span>, d<text:span text:style-name="T23">e eletricidade,</text:span></text:p>
      <text:p text:style-name="P8"/>
      <text:p text:style-name="P8"><text:s/>403: 10:22:18.17 10:22:21.03 <text:s/>Duration 00:00:02.11 <text:s/>37</text:p>
      <text:p text:style-name="P8">de m<text:span text:style-name="T23">arcenaria</text:span></text:p>
      <text:p text:style-name="P8">e de m<text:span text:style-name="T23">edicina veterinária.</text:span></text:p>
      <text:p text:style-name="P8"/>
      <text:p text:style-name="P8"><text:s/>404: 10:22:21.19 10:22:25.10 <text:s/>Duration 00:00:03.16 <text:s/>55</text:p>
      <text:p text:style-name="P42">Ele deve saber um pouco de tudo,</text:p>
      <text:p text:style-name="P42">pois terá muito que fazer.</text:p>
      <text:p text:style-name="P8"/>
      <text:p text:style-name="P8"><text:s/>405: 10:22:25.14 10:22:28.15 <text:s/>Duration 00:00:03.01 <text:s/>46</text:p>
      <text:p text:style-name="P8">S<text:span text:style-name="T23">e precisar recorrer ao veterinário</text:span></text:p>
      <text:p text:style-name="P8"><text:span text:style-name="T23">a</text:span> c<text:span text:style-name="T23">ada</text:span> vac<text:span text:style-name="T23">ina,</text:span></text:p>
      <text:p text:style-name="P8"/>
      <text:p text:style-name="P8"><text:s/>406: 10:22:28.19 10:22:29.17 <text:s/>Duration 00:00:00.23 <text:s/>14</text:p>
      <text:p text:style-name="P8"><text:span text:style-name="T23">adeus dinheiro</text:span>.</text:p>
      <text:p text:style-name="P8"/>
      <text:p text:style-name="P8"><text:s/>407: 10:22:29.21 10:22:32.14 <text:s/>Duration 00:00:02.18 <text:s/>41</text:p>
      <text:p text:style-name="P44"><text:span text:style-name="T24">Vemos os alunos</text:span></text:p>
      <text:p text:style-name="P44"><text:span text:style-name="T24">saírem correndo após as aulas,</text:span></text:p>
      <text:p text:style-name="P8"/>
      <text:p text:style-name="P8"><text:s/>408: 10:22:32.18 10:22:34.24 <text:s/>Duration 00:00:02.06 <text:s/>34</text:p>
      <text:p text:style-name="P8">p<text:span text:style-name="T24">orque têm esse trabalho</text:span></text:p>
      <text:p text:style-name="P8"><text:span text:style-name="T24">à espera.</text:span></text:p>
      <text:p text:style-name="P8"/>
      <text:p text:style-name="P8"><text:s/>409: 10:22:35.04 10:22:36.23 <text:s/>Duration 00:00:01.19 <text:s/>26</text:p>
      <text:p text:style-name="P8">Quand<text:span text:style-name="T24">o eu chegava de manhã</text:span></text:p>
      <text:p text:style-name="P8"/>
      <text:p text:style-name="P8"><text:s/>410: 10:22:38.08 10:22:41.07 <text:s/>Duration 00:00:02.24 <text:s/>44</text:p>
      <text:p text:style-name="P44"><text:span text:style-name="T24">todo dia tinha</text:span> ovelhas <text:span text:style-name="T24">dando à luz</text:span>.</text:p>
      <text:p text:style-name="P8"/>
      <text:p text:style-name="P8"><text:s/>411: 10:22:41.11 10:22:44.01 <text:s/>Duration 00:00:02.15 <text:s/>39</text:p>
      <text:p text:style-name="P44"><text:span text:style-name="T24">Ainda tem algumas para parir.</text:span></text:p>
      <text:p text:style-name="P8"/>
      <text:p text:style-name="P8"><text:s/>412: 10:22:44.05 10:22:45.12 <text:s/>Duration 00:00:01.07 <text:s/>19</text:p>
      <text:p text:style-name="P8"><text:span text:style-name="T24">Eu dava leite a elas</text:span>.</text:p>
      <text:p text:style-name="P8"/>
      <text:p text:style-name="P8"><text:s/>413: 10:22:45.16 10:22:47.12 <text:s/>Duration 00:00:01.21 <text:s/>28</text:p>
      <text:p text:style-name="P44"><text:span text:style-name="T24">Eu cuidava delas,</text:span></text:p>
      <text:p text:style-name="P8"/>
      <text:p text:style-name="P8"><text:s/>414: 10:22:47.16 10:22:49.17 <text:s/>Duration 00:00:02.01 <text:s/>31</text:p>
      <text:p text:style-name="P8"><text:span text:style-name="T24">depois ia para</text:span> Arantzazu.</text:p>
      <text:p text:style-name="P8"/>
      <text:p text:style-name="P8"><text:s/>415: 10:22:49.22 10:22:53.13 <text:s/>Duration 00:00:03.16 <text:s/>55</text:p>
      <text:p text:style-name="P43">Lá, eu pensava a manhã toda</text:p>
      <text:p text:style-name="P8"><text:span text:style-name="T24">nas</text:span> ovelhas qu<text:span text:style-name="T24">e pariam</text:span></text:p>
      <text:p text:style-name="P8"/>
      <text:p text:style-name="P8"><text:s/>416: 10:22:53.17 10:22:56.11 <text:s/>Duration 00:00:02.19 <text:s/>41</text:p>
      <text:p text:style-name="P8">e <text:span text:style-name="T24">nos cordeiros</text:span></text:p>
      <text:p text:style-name="P8">qu<text:span text:style-name="T24">e tinham nascido de manhã</text:span>.</text:p>
      <text:p text:style-name="P8"/>
      <text:p text:style-name="P8"><text:s/>417: 10:22:57.04 10:22:59.02 <text:s/>Duration 00:00:01.23 <text:s/>29</text:p>
      <text:p text:style-name="P8">"<text:span text:style-name="T24">Eles estão bem</text:span>?"</text:p>
      <text:p text:style-name="P8"><text:span text:style-name="T24">Eu voltava logo</text:span>,</text:p>
      <text:p text:style-name="P8"/>
      <text:p text:style-name="P8"><text:s/>418: 10:22:59.21 10:23:01.19 <text:s/>Duration 00:00:01.23 <text:s/>29</text:p>
      <text:p text:style-name="P8">e <text:span text:style-name="T24">ocorriam mais nascimentos.</text:span></text:p>
      <text:p text:style-name="P8"/>
      <text:p text:style-name="P8"><text:s/>419: 10:23:02.24 10:23:05.00 <text:s/>Duration 00:00:02.01 <text:s/>31</text:p>
      <text:p text:style-name="P43">Tinha de dar leite</text:p>
      <text:p text:style-name="P43"><text:soft-page-break/>aos recém-nascidos.</text:p>
      <text:p text:style-name="P8"/>
      <text:p text:style-name="P8"><text:s/>420: 10:23:05.04 10:23:09.04 <text:s/>Duration 00:00:04.00 <text:s/>60</text:p>
      <text:p text:style-name="P43">Na verdade, a urgência de voltar</text:p>
      <text:p text:style-name="P44"><text:span text:style-name="T24">era por causa dos nascimentos</text:span>.</text:p>
      <text:p text:style-name="P8"/>
      <text:p text:style-name="P8"><text:s/>421: 10:23:09.08 10:23:12.17 <text:s/>Duration 00:00:03.09 <text:s/>50</text:p>
      <text:p text:style-name="P8">S<text:span text:style-name="T24">e precisar alimentar os </text:span>carneiros</text:p>
      <text:p text:style-name="P43">meia hora antes,</text:p>
      <text:p text:style-name="P8"/>
      <text:p text:style-name="P8"><text:s/>422: 10:23:12.21 10:23:13.21 <text:s/>Duration 00:00:01.00 <text:s/>15</text:p>
      <text:p text:style-name="P8"><text:span text:style-name="T24">eles se </text:span>habitu<text:span text:style-name="T24">am</text:span>.</text:p>
      <text:p text:style-name="P8"/>
      <text:p text:style-name="P8"><text:s/>423: 10:23:18.02 10:23:20.16 <text:s/>Duration 00:00:02.14 <text:s/>38</text:p>
      <text:p text:style-name="P8">-<text:span text:style-name="T24">Mas deve sair caro!</text:span></text:p>
      <text:p text:style-name="P8">-Sim.</text:p>
      <text:p text:style-name="P8"/>
      <text:p text:style-name="P8"><text:s/>424: 10:23:21.20 10:23:24.14 <text:s/>Duration 00:00:02.19 <text:s/>41</text:p>
      <text:p text:style-name="P8"><text:span text:style-name="T24">O</text:span> trabalho d<text:span text:style-name="T24">o </text:span>ano <text:span text:style-name="T24">anterior</text:span></text:p>
      <text:p text:style-name="P8"><text:span text:style-name="T24">valeu a pena</text:span>.</text:p>
      <text:p text:style-name="P8"/>
      <text:p text:style-name="P8"><text:s/>425: 10:23:24.18 10:23:26.17 <text:s/>Duration 00:00:01.24 <text:s/>29</text:p>
      <text:p text:style-name="P8"><text:span text:style-name="T24">Não</text:span> trabalh<text:span text:style-name="T24">amos à toa.</text:span></text:p>
      <text:p text:style-name="P8"/>
      <text:p text:style-name="P8"><text:s/>426: 10:23:26.21 10:23:29.02 <text:s/>Duration 00:00:02.06 <text:s/>34</text:p>
      <text:p text:style-name="P44"><text:span text:style-name="T24">A inseminação</text:span></text:p>
      <text:p text:style-name="P44"><text:span text:style-name="T24">faz parte do </text:span>trabalho.</text:p>
      <text:p text:style-name="P8"/>
      <text:p text:style-name="P8"><text:s/>427: 10:23:29.06 10:23:32.07 <text:s/>Duration 00:00:03.01 <text:s/>46</text:p>
      <text:p text:style-name="P8">Fa<text:span text:style-name="T24">zer seu</text:span> trabalho</text:p>
      <text:p text:style-name="P8">é u<text:span text:style-name="T24">ma</text:span> <text:span text:style-name="T24">fonte</text:span> de satisfa<text:span text:style-name="T24">ção</text:span>.</text:p>
      <text:p text:style-name="P8"/>
      <text:p text:style-name="P8"><text:s/>428: 10:23:32.11 10:23:34.05 <text:s/>Duration 00:00:01.19 <text:s/>26</text:p>
      <text:p text:style-name="P43">Não sei como explicar.</text:p>
      <text:p text:style-name="P8"/>
      <text:p text:style-name="P8"><text:s/>429: 10:23:36.21 10:23:39.15 <text:s/>Duration 00:00:02.19 <text:s/>41</text:p>
      <text:p text:style-name="P43">Não se sente como um pai</text:p>
      <text:p text:style-name="P8"><text:span text:style-name="T24">diante dos filhos</text:span>?</text:p>
      <text:p text:style-name="P8"/>
      <text:p text:style-name="P8"><text:s/>430: 10:23:40.20 10:23:43.08 <text:s/>Duration 00:00:02.13 <text:s/>38</text:p>
      <text:p text:style-name="P8">É <text:span text:style-name="T24">o que digo,</text:span></text:p>
      <text:p text:style-name="P8">que <text:span text:style-name="T24">tenho muitos filhos.</text:span></text:p>
      <text:p text:style-name="P8"/>
      <text:p text:style-name="P8"><text:s/>431: 10:23:43.12 10:23:46.12 <text:s/>Duration 00:00:03.00 <text:s/>45</text:p>
      <text:p text:style-name="P8"><text:span text:style-name="T24">Não é o que me falta</text:span>.</text:p>
      <text:p text:style-name="P43">Tenho muitos agora.</text:p>
      <text:p text:style-name="P8"/>
      <text:p text:style-name="P8"><text:s/>432: 10:23:49.08 10:23:51.20 <text:s/>Duration 00:00:02.12 <text:s/>37</text:p>
      <text:p text:style-name="P8">#<text:span text:style-name="T24">Por falar em nascimento</text:span>,</text:p>
      <text:p text:style-name="P8"><text:span text:style-name="T24">o do</text:span> champagne Sanger#</text:p>
      <text:p text:style-name="P8"/>
      <text:p text:style-name="P8"><text:s/>433: 10:23:52.00 10:23:53.22 <text:s/>Duration 00:00:01.22 <text:s/>28</text:p>
      <text:p text:style-name="P8">#<text:span text:style-name="T24">é resultado de um</text:span> savoir-faire#</text:p>
      <text:p text:style-name="P8"/>
      <text:p text:style-name="P8"><text:s/>434: 10:23:54.01 10:23:57.17 <text:s/>Duration 00:00:03.16 <text:s/>55</text:p>
      <text:p text:style-name="P8">#<text:span text:style-name="T24">de</text:span> prof<text:span text:style-name="T24">issionais, professores</text:span></text:p>
      <text:p text:style-name="P8"><text:span text:style-name="T24">e</text:span> alunos qu<text:span text:style-name="T24">e</text:span> particip<text:span text:style-name="T24">am</text:span>#</text:p>
      <text:p text:style-name="P8"/>
      <text:p text:style-name="P8"><text:s/>435: 10:23:57.21 10:23:59.12 <text:s/>Duration 00:00:01.16 <text:s/>25</text:p>
      <text:p text:style-name="P44">#<text:span text:style-name="T24">de todas as etapas</text:span>.#</text:p>
      <text:p text:style-name="P8"><text:soft-page-break/></text:p>
      <text:p text:style-name="P8"><text:s/>436: 10:23:59.17 10:24:02.08 <text:s/>Duration 00:00:02.16 <text:s/>40</text:p>
      <text:p text:style-name="P8"><text:span text:style-name="T24">As três maiores</text:span> partes,</text:p>
      <text:p text:style-name="P8"><text:span text:style-name="T24">são </text:span>a vinha,</text:p>
      <text:p text:style-name="P8"/>
      <text:p text:style-name="P8"><text:s/>437: 10:24:02.12 10:24:05.00 <text:s/>Duration 00:00:02.13 <text:s/>38</text:p>
      <text:p text:style-name="P45"><text:span text:style-name="T24">a</text:span> <text:span text:style-name="T25">adega</text:span> e a <text:span text:style-name="T25">fermentação</text:span>,</text:p>
      <text:p text:style-name="P45"><text:span text:style-name="T25">na verdade</text:span>.</text:p>
      <text:p text:style-name="P8"/>
      <text:p text:style-name="P8"><text:s/>438: 10:24:05.16 10:24:07.19 <text:s/>Duration 00:00:02.03 <text:s/>32</text:p>
      <text:p text:style-name="P8">#<text:span text:style-name="T25">A</text:span> particulari<text:span text:style-name="T25">dade</text:span></text:p>
      <text:p text:style-name="P8"><text:span text:style-name="T25">do método#</text:span> champenoise</text:p>
      <text:p text:style-name="P8"/>
      <text:p text:style-name="P8"><text:s/>439: 10:24:07.23 10:24:09.07 <text:s/>Duration 00:00:01.09 <text:s/>20</text:p>
      <text:p text:style-name="P8">#é <text:span text:style-name="T25">a dupla</text:span> fermenta<text:span text:style-name="T25">ção</text:span>.#</text:p>
      <text:p text:style-name="P8"/>
      <text:p text:style-name="P8"><text:s/>440: 10:24:09.24 10:24:11.11 <text:s/>Duration 00:00:01.12 <text:s/>22</text:p>
      <text:p text:style-name="P8">#<text:span text:style-name="T25">A 1ª é feita no tanque</text:span>.#</text:p>
      <text:p text:style-name="P8"/>
      <text:p text:style-name="P8"><text:s/>441: 10:24:11.15 10:24:13.22 <text:s/>Duration 00:00:02.07 <text:s/>34</text:p>
      <text:p text:style-name="P8">#<text:span text:style-name="T25">Com o suco de uva,</text:span></text:p>
      <text:p text:style-name="P8"><text:span text:style-name="T25">o açúcar</text:span> ferment<text:span text:style-name="T25">a</text:span>#</text:p>
      <text:p text:style-name="P8"/>
      <text:p text:style-name="P8"><text:s/>442: 10:24:14.01 10:24:15.24 <text:s/>Duration 00:00:01.23 <text:s/>29</text:p>
      <text:p text:style-name="P8">#<text:span text:style-name="T25">e vira</text:span> vin<text:span text:style-name="T25">ho</text:span></text:p>
      <text:p text:style-name="P8"><text:span text:style-name="T25">e o gás carbônico</text:span>#</text:p>
      <text:p text:style-name="P8"/>
      <text:p text:style-name="P8"><text:s/>443: 10:24:16.04 10:24:18.10 <text:s/>Duration 00:00:02.06 <text:s/>34</text:p>
      <text:p text:style-name="P45">#va<text:span text:style-name="T25">i escapar</text:span></text:p>
      <text:p text:style-name="P45"><text:span text:style-name="T25">pela chaminé do tanque</text:span>.#</text:p>
      <text:p text:style-name="P8"/>
      <text:p text:style-name="P8"><text:s/>444: 10:24:18.14 10:24:21.18 <text:s/>Duration 00:00:03.04 <text:s/>47</text:p>
      <text:p text:style-name="P8"><text:span text:style-name="T26">Então pegamos </text:span>a densi<text:span text:style-name="T26">dade</text:span></text:p>
      <text:p text:style-name="P8"><text:span text:style-name="T26">no tanque</text:span> 18 e <text:span text:style-name="T26">olhamos</text:span>...</text:p>
      <text:p text:style-name="P8"/>
      <text:p text:style-name="P8"><text:s/>445: 10:24:21.22 10:24:23.18 <text:s/>Duration 00:00:01.21 <text:s/>28</text:p>
      <text:p text:style-name="P8">s<text:span text:style-name="T26">e tudo correu bem</text:span>.</text:p>
      <text:p text:style-name="P8"/>
      <text:p text:style-name="P8"><text:s/>446: 10:24:23.22 10:24:27.17 <text:s/>Duration 00:00:03.20 <text:s/>57</text:p>
      <text:p text:style-name="P8">#<text:span text:style-name="T26">Depois engarrafamos o vinho</text:span></text:p>
      <text:p text:style-name="P8"><text:span text:style-name="T26">e adicionamos açúcar</text:span> e lev<text:span text:style-name="T26">eduras</text:span>.#</text:p>
      <text:p text:style-name="P8"/>
      <text:p text:style-name="P8"><text:s/>447: 10:24:27.21 10:24:30.22 <text:s/>Duration 00:00:03.01 <text:s/>46</text:p>
      <text:p text:style-name="P46">#<text:span text:style-name="T26">A</text:span>s garrafas são<text:span text:style-name="T26"> então fechadas</text:span></text:p>
      <text:p text:style-name="P46"><text:span text:style-name="T26">com uma tampa</text:span>,#</text:p>
      <text:p text:style-name="P8"/>
      <text:p text:style-name="P8"><text:s/>448: 10:24:31.01 10:24:33.22 <text:s/>Duration 00:00:02.21 <text:s/>43</text:p>
      <text:p text:style-name="P8">#<text:span text:style-name="T26">o que impede o gás carbônico</text:span></text:p>
      <text:p text:style-name="P8">de <text:span text:style-name="T26">vaza</text:span>r.#</text:p>
      <text:p text:style-name="P8"/>
      <text:p text:style-name="P8"><text:s/>449: 10:24:35.23 10:24:40.04 <text:s/>Duration 00:00:04.06 <text:s/>64</text:p>
      <text:p text:style-name="P46"><text:span text:style-name="T26">A pressão será e</text:span>norme, de 6 <text:span text:style-name="T26">kg</text:span></text:p>
      <text:p text:style-name="P46">de press<text:span text:style-name="T26">ão</text:span> <text:span text:style-name="T26">por centímetro quadrado</text:span>.</text:p>
      <text:p text:style-name="P8"/>
      <text:p text:style-name="P8"><text:s/>450: 10:24:40.08 10:24:42.19 <text:s/>Duration 00:00:02.11 <text:s/>37</text:p>
      <text:p text:style-name="P8">É <text:span text:style-name="T26">a pressão de um pneu de caminhão.</text:span></text:p>
      <text:p text:style-name="P8"/>
      <text:p text:style-name="P8"><text:s/>451: 10:24:42.23 10:24:44.19 <text:s/>Duration 00:00:01.21 <text:s/>28</text:p>
      <text:p text:style-name="P8">Concr<text:span text:style-name="T27">eta</text:span>ment<text:span text:style-name="T27">e</text:span>,</text:p>
      <text:p text:style-name="P8"><text:span text:style-name="T27">se numa</text:span> garrafa</text:p>
      <text:p text:style-name="P8"><text:soft-page-break/></text:p>
      <text:p text:style-name="P8"><text:s/>452: 10:24:44.23 10:24:46.15 <text:s/>Duration 00:00:01.17 <text:s/>25</text:p>
      <text:p text:style-name="P8"><text:span text:style-name="T27">retivéssemos todo o gás</text:span>,</text:p>
      <text:p text:style-name="P8"/>
      <text:p text:style-name="P8"><text:s/>453: 10:24:46.19 10:24:48.24 <text:s/>Duration 00:00:02.05 <text:s/>33</text:p>
      <text:p text:style-name="P8">repr<text:span text:style-name="T27">esentaria</text:span></text:p>
      <text:p text:style-name="P8">u<text:span text:style-name="T27">m</text:span> volume de 5 litr<text:span text:style-name="T27">o</text:span>s.</text:p>
      <text:p text:style-name="P8"/>
      <text:p text:style-name="P8"><text:s/>454: 10:24:49.03 10:24:50.09 <text:s/>Duration 00:00:01.06 <text:s/>19</text:p>
      <text:p text:style-name="P8">É <text:span text:style-name="T27">e</text:span>norme.</text:p>
      <text:p text:style-name="P8"/>
      <text:p text:style-name="P8"><text:s/>455: 10:24:50.13 10:24:52.16 <text:s/>Duration 00:00:02.03 <text:s/>32</text:p>
      <text:p text:style-name="P47">Outro número-chave</text:p>
      <text:p text:style-name="P8">qu<text:span text:style-name="T27">e é</text:span> important<text:span text:style-name="T27">e</text:span>:</text:p>
      <text:p text:style-name="P8"/>
      <text:p text:style-name="P8"><text:s/>456: 10:24:52.20 10:24:55.21 <text:s/>Duration 00:00:03.01 <text:s/>46</text:p>
      <text:p text:style-name="P8"><text:span text:style-name="T27">numa taça</text:span> de champagne</text:p>
      <text:p text:style-name="P47">há mais bolhas</text:p>
      <text:p text:style-name="P8"/>
      <text:p text:style-name="P8"><text:s/>457: 10:24:56.00 10:24:57.07 <text:s/>Duration 00:00:01.07 <text:s/>19</text:p>
      <text:p text:style-name="P8">que habitant<text:span text:style-name="T27">e</text:span>s <text:span text:style-name="T27">na</text:span> Fran<text:span text:style-name="T27">ça</text:span>.</text:p>
      <text:p text:style-name="P8"/>
      <text:p text:style-name="P8"><text:s/>458: 10:24:57.11 10:25:00.05 <text:s/>Duration 00:00:02.19 <text:s/>41</text:p>
      <text:p text:style-name="P8"><text:span text:style-name="T27">Numa </text:span>garrafa de champagne,</text:p>
      <text:p text:style-name="P47">há mais bolhas</text:p>
      <text:p text:style-name="P8"/>
      <text:p text:style-name="P8"><text:s/>459: 10:25:00.09 10:25:02.02 <text:s/>Duration 00:00:01.18 <text:s/>26</text:p>
      <text:p text:style-name="P8">que habitant<text:span text:style-name="T27">e</text:span>s <text:span text:style-name="T27">na UE</text:span>.</text:p>
      <text:p text:style-name="P8"/>
      <text:p text:style-name="P8"><text:s/>460: 10:25:02.06 10:25:04.18 <text:s/>Duration 00:00:02.12 <text:s/>37</text:p>
      <text:p text:style-name="P47">É um número de bolhas</text:p>
      <text:p text:style-name="P8"/>
      <text:p text:style-name="P8"><text:s/>461: 10:25:04.22 10:25:07.07 <text:s/>Duration 00:00:02.10 <text:s/>36</text:p>
      <text:p text:style-name="P8">de 900 milhões.</text:p>
      <text:p text:style-name="P8">É <text:span text:style-name="T27">muita bolha</text:span>.</text:p>
      <text:p text:style-name="P8"/>
      <text:p text:style-name="P8"><text:s/>462: 10:25:07.11 10:25:09.24 <text:s/>Duration 00:00:02.13 <text:s/>38</text:p>
      <text:p text:style-name="P8">E <text:span text:style-name="T27">esse gás carbônico</text:span></text:p>
      <text:p text:style-name="P8"><text:span text:style-name="T27">que fica preso</text:span></text:p>
      <text:p text:style-name="P8"/>
      <text:p text:style-name="P8"><text:s/>463: 10:25:10.03 10:25:13.03 <text:s/>Duration 00:00:03.00 <text:s/>45</text:p>
      <text:p text:style-name="P48"><text:span text:style-name="T27">pode escapar</text:span></text:p>
      <text:p text:style-name="P48"><text:span text:style-name="T27">quando abrimos a</text:span> garrafa.</text:p>
      <text:p text:style-name="P8"/>
      <text:p text:style-name="P8"><text:s/>464: 10:25:22.19 10:25:25.17 <text:s/>Duration 00:00:02.23 <text:s/>44</text:p>
      <text:p text:style-name="P8">"<text:span text:style-name="T27">Pasto</text:span>r" e<text:span text:style-name="T27">m</text:span> espa<text:span text:style-name="T27">nh</text:span>ol <text:span text:style-name="T27">é</text:span># pastor,</text:p>
      <text:p text:style-name="P8">#e<text:span text:style-name="T27">m francês</text:span>,<text:span text:style-name="T27">#</text:span> past<text:span text:style-name="T27">eu</text:span>r,<text:span text:style-name="T27">#</text:span></text:p>
      <text:p text:style-name="P8"/>
      <text:p text:style-name="P8"><text:s/>465: 10:25:25.21 10:25:28.07 <text:s/>Duration 00:00:02.11 <text:s/>37</text:p>
      <text:p text:style-name="P8"><text:span text:style-name="T27">e também </text:span>signifi<text:span text:style-name="T27">ca</text:span></text:p>
      <text:p text:style-name="P8">"p<text:span text:style-name="T27">adre</text:span>" ou "<text:span text:style-name="T27">bispo</text:span>".</text:p>
      <text:p text:style-name="P8"/>
      <text:p text:style-name="P8"><text:s/>466: 10:25:28.11 10:25:29.23 <text:s/>Duration 00:00:01.12 <text:s/>22</text:p>
      <text:p text:style-name="P8">E<text:span text:style-name="T27">m que os</text:span> 2 <text:span text:style-name="T27">se ligam</text:span>?</text:p>
      <text:p text:style-name="P8"/>
      <text:p text:style-name="P8"><text:s/>467: 10:25:30.02 10:25:32.02 <text:s/>Duration 00:00:02.00 <text:s/>30</text:p>
      <text:p text:style-name="P8">E <text:span text:style-name="T28">o que vem primeiro</text:span>?</text:p>
      <text:p text:style-name="P8"/>
      <text:p text:style-name="P8"><text:s/>468: 10:25:32.06 10:25:34.22 <text:s/>Duration 00:00:02.16 <text:s/>40</text:p>
      <text:p text:style-name="P8"><text:span text:style-name="T28">A</text:span> religi<text:span text:style-name="T28">ão</text:span> ou <text:span text:style-name="T28">o</text:span>s carneiros?</text:p>
      <text:p text:style-name="P8"><text:soft-page-break/></text:p>
      <text:p text:style-name="P8"><text:s/>469: 10:25:38.17 10:25:41.18 <text:s/>Duration 00:00:03.01 <text:s/>46</text:p>
      <text:p text:style-name="P8">To<text:span text:style-name="T28">da a crista da montanha</text:span></text:p>
      <text:p text:style-name="P8">que você<text:span text:style-name="T28"> vê ali</text:span></text:p>
      <text:p text:style-name="P8"/>
      <text:p text:style-name="P8"><text:s/>470: 10:25:42.18 10:25:46.17 <text:s/>Duration 00:00:03.24 <text:s/>59</text:p>
      <text:p text:style-name="P49">com as turbinas eólicas</text:p>
      <text:p text:style-name="P50"><text:span text:style-name="T28">é dedicada ao</text:span> pastoralism<text:span text:style-name="T28">o</text:span>.</text:p>
      <text:p text:style-name="P8"/>
      <text:p text:style-name="P8"><text:s/>471: 10:25:49.22 10:25:51.23 <text:s/>Duration 00:00:02.01 <text:s/>31</text:p>
      <text:p text:style-name="P8"><text:span text:style-name="T28">e virarmos nesta direção</text:span>,</text:p>
      <text:p text:style-name="P8"/>
      <text:p text:style-name="P8"><text:s/>472: 10:25:52.18 10:25:55.09 <text:s/>Duration 00:00:02.16 <text:s/>40</text:p>
      <text:p text:style-name="P49">para cima e para o fundo,</text:p>
      <text:p text:style-name="P8"/>
      <text:p text:style-name="P8"><text:s/>473: 10:25:55.14 10:25:59.01 <text:s/>Duration 00:00:03.12 <text:s/>52</text:p>
      <text:p text:style-name="P50"><text:span text:style-name="T28">ficamos diante de uma</text:span> grande <text:span text:style-name="T28">serra,</text:span></text:p>
      <text:p text:style-name="P50"><text:span text:style-name="T28">os Montes </text:span>Aralar.</text:p>
      <text:p text:style-name="P8"/>
      <text:p text:style-name="P8"><text:s/>474: 10:26:03.00 10:26:05.15 <text:s/>Duration 00:00:02.15 <text:s/>39</text:p>
      <text:p text:style-name="P50"><text:span text:style-name="T28">São todos centros de pastoralismo.</text:span></text:p>
      <text:p text:style-name="P8"/>
      <text:p text:style-name="P8"><text:s/>475: 10:26:07.03 10:26:10.18 <text:s/>Duration 00:00:03.15 <text:s/>54</text:p>
      <text:p text:style-name="P8"><text:span text:style-name="T28">Não da</text:span> no<text:span text:style-name="T28">ssa</text:span> épo<text:span text:style-name="T28">ca</text:span>,</text:p>
      <text:p text:style-name="P8">ma<text:span text:style-name="T28">s de há</text:span> 2 mil ou 3 mil anos.</text:p>
      <text:p text:style-name="P8"/>
      <text:p text:style-name="P8"><text:s/>476: 10:26:12.15 10:26:15.19 <text:s/>Duration 00:00:03.04 <text:s/>47</text:p>
      <text:p text:style-name="P8">N<text:span text:style-name="T28">ós, os b</text:span>as<text:span text:style-name="T28">co</text:span>s,</text:p>
      <text:p text:style-name="P8">som<text:span text:style-name="T28">os muito apegados ao território,</text:span></text:p>
      <text:p text:style-name="P8"/>
      <text:p text:style-name="P8"><text:s/>477: 10:26:17.19 10:26:20.14 <text:s/>Duration 00:00:02.20 <text:s/>42</text:p>
      <text:p text:style-name="P8">e <text:span text:style-name="T28">mai</text:span>s particul<text:span text:style-name="T28">ar</text:span>ment<text:span text:style-name="T28">e</text:span></text:p>
      <text:p text:style-name="P49">a uma instituição</text:p>
      <text:p text:style-name="P8"/>
      <text:p text:style-name="P8"><text:s/>478: 10:26:20.18 10:26:25.06 <text:s/>Duration 00:00:04.13 <text:s/>68</text:p>
      <text:p text:style-name="P8">qu<text:span text:style-name="T28">e fica no território,</text:span></text:p>
      <text:p text:style-name="P8"><text:span text:style-name="T28">isto </text:span>é, <text:span text:style-name="T28">a casa.</text:span></text:p>
      <text:p text:style-name="P8"/>
      <text:p text:style-name="P8"><text:s/>479: 10:26:26.06 10:26:29.02 <text:s/>Duration 00:00:02.21 <text:s/>43</text:p>
      <text:p text:style-name="P50">Nos<text:span text:style-name="T28">sos</text:span> nom<text:span text:style-name="T28">e</text:span>s de fam<text:span text:style-name="T28">ília</text:span></text:p>
      <text:p text:style-name="P50"><text:span text:style-name="T28">se referem a uma casa</text:span>.</text:p>
      <text:p text:style-name="P8"/>
      <text:p text:style-name="P8"><text:s/>480: 10:26:29.06 10:26:31.03 <text:s/>Duration 00:00:01.22 <text:s/>28</text:p>
      <text:p text:style-name="P8">P<text:span text:style-name="T28">o</text:span>r exempl<text:span text:style-name="T28">o</text:span>,</text:p>
      <text:p text:style-name="P8"/>
      <text:p text:style-name="P8"><text:s/>481: 10:26:31.07 10:26:32.20 <text:s/>Duration 00:00:01.13 <text:s/>23</text:p>
      <text:p text:style-name="P8"><text:span text:style-name="T28">o</text:span> nom<text:span text:style-name="T28">e</text:span> de família Etxeberri</text:p>
      <text:p text:style-name="P8"/>
      <text:p text:style-name="P8"><text:s/>482: 10:26:33.23 10:26:36.16 <text:s/>Duration 00:00:02.18 <text:s/>41</text:p>
      <text:p text:style-name="P8">signifi<text:span text:style-name="T28">ca que pertence</text:span></text:p>
      <text:p text:style-name="P8"><text:span text:style-name="T28">a uma nova casa</text:span>,</text:p>
      <text:p text:style-name="P8"/>
      <text:p text:style-name="P8"><text:s/>483: 10:26:38.21 10:26:41.05 <text:s/>Duration 00:00:02.09 <text:s/>35</text:p>
      <text:p text:style-name="P8"><text:span text:style-name="T28">o</text:span> nom<text:span text:style-name="T28">e</text:span> Etxe-Zahar,</text:p>
      <text:p text:style-name="P49">a uma velha casa.</text:p>
      <text:p text:style-name="P8"/>
      <text:p text:style-name="P8"><text:s/>484: 10:26:44.23 10:26:47.15 <text:s/>Duration 00:00:02.17 <text:s/>40</text:p>
      <text:p text:style-name="P50"><text:span text:style-name="T28">Essas casas são originalmente</text:span></text:p>
      <text:p text:style-name="P50"><text:span text:style-name="T28">de</text:span> pastores.</text:p>
      <text:p text:style-name="P8"/>
      <text:p text:style-name="P8"><text:soft-page-break/><text:s/>485: 10:26:49.10 10:26:51.00 <text:s/>Duration 00:00:01.15 <text:s/>24</text:p>
      <text:p text:style-name="P8">É po<text:span text:style-name="T28">r isso que entre nós</text:span></text:p>
      <text:p text:style-name="P8"/>
      <text:p text:style-name="P8"><text:s/>486: 10:26:51.04 10:26:54.02 <text:s/>Duration 00:00:02.23 <text:s/>44</text:p>
      <text:p text:style-name="P8"><text:span text:style-name="T29">o</text:span> pastoralism<text:span text:style-name="T28">o</text:span> est<text:span text:style-name="T29">á</text:span></text:p>
      <text:p text:style-name="P51"><text:span text:style-name="T29">incrivelmente enraizado</text:span>.</text:p>
      <text:p text:style-name="P8"/>
      <text:p text:style-name="P8"><text:s/>487: 10:26:57.02 10:26:58.07 <text:s/>Duration 00:00:01.05 <text:s/>18</text:p>
      <text:p text:style-name="P8">-<text:span text:style-name="T29">Então</text:span>, Hemma.</text:p>
      <text:p text:style-name="P8">-Gemma.</text:p>
      <text:p text:style-name="P8"/>
      <text:p text:style-name="P8"><text:s/>488: 10:27:00.10 10:27:02.17 <text:s/>Duration 00:00:02.07 <text:s/>34</text:p>
      <text:p text:style-name="P51">N<text:span text:style-name="T29">ós temos</text:span></text:p>
      <text:p text:style-name="P51"><text:span text:style-name="T29">alguns</text:span> carneiros e <text:span text:style-name="T29">galinha</text:span>s,</text:p>
      <text:p text:style-name="P8"/>
      <text:p text:style-name="P8"><text:s/>489: 10:27:02.21 10:27:07.03 <text:s/>Duration 00:00:04.07 <text:s/>64</text:p>
      <text:p text:style-name="P8">e <text:span text:style-name="T29">estou aqui para fazer evoluir</text:span></text:p>
      <text:p text:style-name="P8">u<text:span text:style-name="T29">m</text:span> projet<text:span text:style-name="T29">o</text:span> de queijaria.</text:p>
      <text:p text:style-name="P8"/>
      <text:p text:style-name="P8"><text:s/>490: 10:27:08.03 10:27:10.17 <text:s/>Duration 00:00:02.14 <text:s/>38</text:p>
      <text:p text:style-name="P8">-<text:span text:style-name="T29">Quantos</text:span> carneiros <text:span text:style-name="T29">você tem</text:span>?</text:p>
      <text:p text:style-name="P8">-<text:span text:style-name="T29">Só</text:span> 15.</text:p>
      <text:p text:style-name="P8"/>
      <text:p text:style-name="P8"><text:s/>491: 10:27:10.21 10:27:13.16 <text:s/>Duration 00:00:02.20 <text:s/>42</text:p>
      <text:p text:style-name="P8">S<text:span text:style-name="T29">ó isso</text:span>?</text:p>
      <text:p text:style-name="P8">Ma<text:span text:style-name="T29">s você pretende ter mai</text:span>s?</text:p>
      <text:p text:style-name="P8"/>
      <text:p text:style-name="P8"><text:s/>492: 10:27:13.20 10:27:18.08 <text:s/>Duration 00:00:04.13 <text:s/>68</text:p>
      <text:p text:style-name="P8">Sim, e <text:span text:style-name="T29">quero ter também cabras</text:span></text:p>
      <text:p text:style-name="P52">para poder ordenhar por mais tempo.</text:p>
      <text:p text:style-name="P8"/>
      <text:p text:style-name="P8"><text:s/>493: 10:27:18.12 10:27:19.22 <text:s/>Duration 00:00:01.10 <text:s/>21</text:p>
      <text:p text:style-name="P8"><text:span text:style-name="T29">P</text:span>o<text:span text:style-name="T29">r isso estou aqu</text:span>i,</text:p>
      <text:p text:style-name="P8"/>
      <text:p text:style-name="P8"><text:s/>494: 10:27:20.01 10:27:21.23 <text:s/>Duration 00:00:01.22 <text:s/>28</text:p>
      <text:p text:style-name="P8">p<text:span text:style-name="T29">ara</text:span> d<text:span text:style-name="T29">e</text:span>finir com<text:span text:style-name="T29">o vou agir</text:span>.</text:p>
      <text:p text:style-name="P8"/>
      <text:p text:style-name="P8"><text:s/>495: 10:27:22.02 10:27:24.02 <text:s/>Duration 00:00:02.00 <text:s/>30</text:p>
      <text:p text:style-name="P8"><text:span text:style-name="T29">Muito bem</text:span>, Hemma... Gemma.</text:p>
      <text:p text:style-name="P8"/>
      <text:p text:style-name="P8"><text:s/>496: 10:27:24.06 10:27:25.20 <text:s/>Duration 00:00:01.14 <text:s/>23</text:p>
      <text:p text:style-name="P8">Gemma, Gemma...</text:p>
      <text:p text:style-name="P8"/>
      <text:p text:style-name="P8"><text:s/>497: 10:27:26.17 10:27:28.13 <text:s/>Duration 00:00:01.21 <text:s/>28</text:p>
      <text:p text:style-name="P8">Ariel, di<text:span text:style-name="T29">ga-me</text:span>.</text:p>
      <text:p text:style-name="P8"/>
      <text:p text:style-name="P8"><text:s/>498: 10:27:29.19 10:27:32.14 <text:s/>Duration 00:00:02.20 <text:s/>42</text:p>
      <text:p text:style-name="P51"><text:span text:style-name="T29">Alguns dizem que sou um</text:span> pastor,</text:p>
      <text:p text:style-name="P8"/>
      <text:p text:style-name="P8"><text:s/>499: 10:27:34.04 10:27:34.24 <text:s/>Duration 00:00:00.20 <text:s/>12</text:p>
      <text:p text:style-name="P52">outros, monge,</text:p>
      <text:p text:style-name="P8"/>
      <text:p text:style-name="P8"><text:s/>500: 10:27:35.03 10:27:36.05 <text:s/>Duration 00:00:01.02 <text:s/>16</text:p>
      <text:p text:style-name="P8">E <text:span text:style-name="T29">outros</text:span>,</text:p>
      <text:p text:style-name="P8"/>
      <text:p text:style-name="P8"><text:s/>501: 10:27:37.02 10:27:38.13 <text:s/>Duration 00:00:01.11 <text:s/>22</text:p>
      <text:p text:style-name="P8">u<text:span text:style-name="T29">m#</text:span> bertsolari.<text:span text:style-name="T29">#</text:span></text:p>
      <text:p text:style-name="P8"/>
      <text:p text:style-name="P8"><text:s/>502: 10:27:38.17 10:27:39.15 <text:s/>Duration 00:00:00.23 <text:s/>14</text:p>
      <text:p text:style-name="P8"><text:span text:style-name="T29">Então não sei</text:span>.</text:p>
      <text:p text:style-name="P8"><text:soft-page-break/></text:p>
      <text:p text:style-name="P8"><text:s/>503: 10:27:39.19 10:27:42.05 <text:s/>Duration 00:00:02.11 <text:s/>37</text:p>
      <text:p text:style-name="P8"><text:span text:style-name="T29">Sou cada uma das três coisas</text:span>.</text:p>
      <text:p text:style-name="P8"/>
      <text:p text:style-name="P8"><text:s/>504: 10:27:45.20 10:27:48.01 <text:s/>Duration 00:00:02.06 <text:s/>34</text:p>
      <text:p text:style-name="P8">#<text:span text:style-name="T29">O</text:span> que Nikolas</text:p>
      <text:p text:style-name="P8"><text:span text:style-name="T29">quer dizer com</text:span> "bertsolari"#</text:p>
      <text:p text:style-name="P8"/>
      <text:p text:style-name="P8"><text:s/>505: 10:27:48.05 10:27:51.00 <text:s/>Duration 00:00:02.20 <text:s/>42</text:p>
      <text:p text:style-name="P51">#é qu<text:span text:style-name="T29">e ele canta</text:span></text:p>
      <text:p text:style-name="P51"><text:span text:style-name="T29">versos rimados e</text:span> improvis<text:span text:style-name="T29">ado</text:span>s.#</text:p>
      <text:p text:style-name="P8"/>
      <text:p text:style-name="P8"><text:s/>506: 10:27:51.04 10:27:53.14 <text:s/>Duration 00:00:02.10 <text:s/>36</text:p>
      <text:p text:style-name="P8">#<text:span text:style-name="T29">Essa tradição</text:span></text:p>
      <text:p text:style-name="P8"><text:span text:style-name="T29">teve um papel</text:span> f<text:span text:style-name="T29">u</text:span>ndamental#</text:p>
      <text:p text:style-name="P8"/>
      <text:p text:style-name="P8"><text:s/>507: 10:27:53.18 10:27:56.13 <text:s/>Duration 00:00:02.20 <text:s/>42</text:p>
      <text:p text:style-name="P8">#<text:span text:style-name="T29">n</text:span>a transmiss<text:span text:style-name="T29">ão</text:span> oral</text:p>
      <text:p text:style-name="P8">d<text:span text:style-name="T29">a língua basca</text:span>.#</text:p>
      <text:p text:style-name="P8"/>
      <text:p text:style-name="P8"><text:s/>508: 10:27:56.17 10:27:59.18 <text:s/>Duration 00:00:03.01 <text:s/>46</text:p>
      <text:p text:style-name="P8">#De <text:span text:style-name="T29">São Francisco de Assis,</text:span></text:p>
      <text:p text:style-name="P8">patron<text:span text:style-name="T29">o da</text:span> nature<text:span text:style-name="T29">za</text:span>,#</text:p>
      <text:p text:style-name="P8"/>
      <text:p text:style-name="P8"><text:s/>509: 10:27:59.22 10:28:01.12 <text:s/>Duration 00:00:01.15 <text:s/>24</text:p>
      <text:p text:style-name="P51">#<text:span text:style-name="T29">fundador</text:span></text:p>
      <text:p text:style-name="P51"><text:span text:style-name="T29">da Ordem dos</text:span> Francisca<text:span text:style-name="T29">nos</text:span>,#</text:p>
      <text:p text:style-name="P8"/>
      <text:p text:style-name="P8"><text:s/>510: 10:28:01.17 10:28:04.09 <text:s/>Duration 00:00:02.17 <text:s/>40</text:p>
      <text:p text:style-name="P51">#<text:span text:style-name="T29">podemos dizer</text:span></text:p>
      <text:p text:style-name="P51"><text:span text:style-name="T29">que ele tem o amor por bichos</text:span>#</text:p>
      <text:p text:style-name="P8"/>
      <text:p text:style-name="P8"><text:s/>511: 10:28:04.13 10:28:06.24 <text:s/>Duration 00:00:02.11 <text:s/>37</text:p>
      <text:p text:style-name="P51">#e <text:span text:style-name="T29">a beleza</text:span></text:p>
      <text:p text:style-name="P51"><text:span text:style-name="T29">das paisagens que o cercam</text:span>.#</text:p>
      <text:p text:style-name="P8"/>
      <text:p text:style-name="P8"><text:s/>512: 10:28:11.16 10:28:13.08 <text:s/>Duration 00:00:01.17 <text:s/>25</text:p>
      <text:p text:style-name="P8"><text:span text:style-name="T29">Como</text:span> pastor,</text:p>
      <text:p text:style-name="P8"/>
      <text:p text:style-name="P8"><text:s/>513: 10:28:13.22 10:28:16.15 <text:s/>Duration 00:00:02.18 <text:s/>41</text:p>
      <text:p text:style-name="P52">eu queria abrir</text:p>
      <text:p text:style-name="P8">u<text:span text:style-name="T29">ma</text:span> escola p<text:span text:style-name="T29">ara</text:span> pastores,</text:p>
      <text:p text:style-name="P8"/>
      <text:p text:style-name="P8"><text:s/>514: 10:28:16.19 10:28:18.18 <text:s/>Duration 00:00:01.24 <text:s/>29</text:p>
      <text:p text:style-name="P51">p<text:span text:style-name="T29">orque não existia nenhuma</text:span>.</text:p>
      <text:p text:style-name="P8"/>
      <text:p text:style-name="P8"><text:s/>515: 10:28:22.01 10:28:24.20 <text:s/>Duration 00:00:02.19 <text:s/>41</text:p>
      <text:p text:style-name="P52">Eu tinha um parceiro</text:p>
      <text:p text:style-name="P8">be<text:span text:style-name="T29">m mais apto que eu.</text:span></text:p>
      <text:p text:style-name="P8"/>
      <text:p text:style-name="P8"><text:s/>516: 10:28:25.24 10:28:27.22 <text:s/>Duration 00:00:01.23 <text:s/>29</text:p>
      <text:p text:style-name="P52">Então nós pensamos</text:p>
      <text:p text:style-name="P8"/>
      <text:p text:style-name="P8"><text:s/>517: 10:28:28.01 10:28:29.21 <text:s/>Duration 00:00:01.20 <text:s/>27</text:p>
      <text:p text:style-name="P8">qu<text:span text:style-name="T29">e deveríamos fazer algo.</text:span></text:p>
      <text:p text:style-name="P8"/>
      <text:p text:style-name="P8"><text:s/>518: 10:28:31.15 10:28:33.20 <text:s/>Duration 00:00:02.05 <text:s/>33</text:p>
      <text:p text:style-name="P51"><text:span text:style-name="T29">Falamos com o governo basco,</text:span></text:p>
      <text:p text:style-name="P8"/>
      <text:p text:style-name="P8"><text:s/>519: 10:28:33.24 10:28:35.13 <text:s/>Duration 00:00:01.14 <text:s/>23</text:p>
      <text:p text:style-name="P8"><text:soft-page-break/><text:span text:style-name="T29">que achou a</text:span> id<text:span text:style-name="T29">eia</text:span> bo<text:span text:style-name="T29">a</text:span>,</text:p>
      <text:p text:style-name="P8"/>
      <text:p text:style-name="P8"><text:s/>520: 10:28:35.17 10:28:38.06 <text:s/>Duration 00:00:02.14 <text:s/>38</text:p>
      <text:p text:style-name="P51"><text:span text:style-name="T29">mas que queria</text:span></text:p>
      <text:p text:style-name="P51"><text:span text:style-name="T29">que fizéssemos aqui mesmo.</text:span></text:p>
      <text:p text:style-name="P8"/>
      <text:p text:style-name="P8"><text:s/>521: 10:28:39.14 10:28:42.24 <text:s/>Duration 00:00:03.10 <text:s/>51</text:p>
      <text:p text:style-name="P51"><text:span text:style-name="T29">Primeiro, porque eu já estava aqui</text:span></text:p>
      <text:p text:style-name="P51"><text:span text:style-name="T29">com meu </text:span>rebanho</text:p>
      <text:p text:style-name="P8"/>
      <text:p text:style-name="P8"><text:s/>522: 10:28:44.15 10:28:46.12 <text:s/>Duration 00:00:01.22 <text:s/>28</text:p>
      <text:p text:style-name="P8">e <text:span text:style-name="T29">o tinha há muito tempo</text:span>.</text:p>
      <text:p text:style-name="P8"/>
      <text:p text:style-name="P8"><text:s/>523: 10:28:48.12 10:28:52.12 <text:s/>Duration 00:00:04.00 <text:s/>60</text:p>
      <text:p text:style-name="P52">E depois, porque este lugar</text:p>
      <text:p text:style-name="P8"><text:span text:style-name="T29">é ideal para o</text:span> pastoralism<text:span text:style-name="T29">o</text:span>.</text:p>
      <text:p text:style-name="P8"/>
      <text:p text:style-name="P8"><text:s/>524: 10:28:54.00 10:28:57.04 <text:s/>Duration 00:00:03.04 <text:s/>47</text:p>
      <text:p text:style-name="P51">Enfi<text:span text:style-name="T29">m</text:span>, p<text:span text:style-name="T29">orque aqui</text:span></text:p>
      <text:p text:style-name="P51"><text:span text:style-name="T29">tem muito espaço</text:span>,</text:p>
      <text:p text:style-name="P8"/>
      <text:p text:style-name="P8"><text:s/>525: 10:28:59.08 10:29:02.01 <text:s/>Duration 00:00:02.18 <text:s/>41</text:p>
      <text:p text:style-name="P52">o que permite receber</text:p>
      <text:p text:style-name="P52">um grupo de estudantes.</text:p>
      <text:p text:style-name="P8"/>
      <text:p text:style-name="P8"><text:s/>526: 10:29:14.04 10:29:18.13 <text:s/>Duration 00:00:04.09 <text:s/>65</text:p>
      <text:p text:style-name="P8">#<text:span text:style-name="T29">Ao abrir em</text:span> 1927, <text:span text:style-name="T29">o </text:span>Avize</text:p>
      <text:p text:style-name="P8">Viti Campus <text:span text:style-name="T29">recebeu</text:span> 13 alunos.#</text:p>
      <text:p text:style-name="P8"/>
      <text:p text:style-name="P8"><text:s/>527: 10:29:18.17 10:29:20.23 <text:s/>Duration 00:00:02.06 <text:s/>34</text:p>
      <text:p text:style-name="P8">#<text:span text:style-name="T29">Hoje, são</text:span> form<text:span text:style-name="T29">ados</text:span></text:p>
      <text:p text:style-name="P8">1.700 p<text:span text:style-name="T29">o</text:span>r ano#</text:p>
      <text:p text:style-name="P8"/>
      <text:p text:style-name="P8"><text:s/>528: 10:29:21.02 10:29:23.17 <text:s/>Duration 00:00:02.15 <text:s/>39</text:p>
      <text:p text:style-name="P8">#<text:span text:style-name="T29">no</text:span>s program<text:span text:style-name="T29">a</text:span>s</text:p>
      <text:p text:style-name="P8"><text:span text:style-name="T29">para alunos regulare</text:span>s,#</text:p>
      <text:p text:style-name="P8"/>
      <text:p text:style-name="P8"><text:s/>529: 10:29:23.21 10:29:25.20 <text:s/>Duration 00:00:01.24 <text:s/>29</text:p>
      <text:p text:style-name="P8">#a<text:span text:style-name="T29">os aprendizes e aos</text:span> adult<text:span text:style-name="T29">o</text:span>s.#</text:p>
      <text:p text:style-name="P8"/>
      <text:p text:style-name="P8"><text:s/>530: 10:29:25.24 10:29:28.12 <text:s/>Duration 00:00:02.13 <text:s/>38</text:p>
      <text:p text:style-name="P8">#<text:span text:style-name="T29">A maioria dos matriculados no</text:span> CFA</text:p>
      <text:p text:style-name="P8"><text:span text:style-name="T29">são</text:span> intern<text:span text:style-name="T29">os</text:span>#</text:p>
      <text:p text:style-name="P8"/>
      <text:p text:style-name="P8"><text:s/>531: 10:29:28.16 10:29:30.10 <text:s/>Duration 00:00:01.19 <text:s/>26</text:p>
      <text:p text:style-name="P8">#<text:span text:style-name="T29">ds semanas de aula</text:span>.#</text:p>
      <text:p text:style-name="P8"/>
      <text:p text:style-name="P8"><text:s/>532: 10:29:33.03 10:29:34.11 <text:s/>Duration 00:00:01.08 <text:s/>20</text:p>
      <text:p text:style-name="P8">-Bo<text:span text:style-name="T30">m dia, pessoal</text:span>.</text:p>
      <text:p text:style-name="P8">-<text:span text:style-name="T30">Oi</text:span>.</text:p>
      <text:p text:style-name="P8"/>
      <text:p text:style-name="P8"><text:s/>533: 10:29:34.15 10:29:36.09 <text:s/>Duration 00:00:01.19 <text:s/>26</text:p>
      <text:p text:style-name="P8">-<text:span text:style-name="T30">Posso</text:span> entr<text:span text:style-name="T30">a</text:span>r?</text:p>
      <text:p text:style-name="P8">-Sim.</text:p>
      <text:p text:style-name="P8"/>
      <text:p text:style-name="P8"><text:s/>534: 10:29:36.14 10:29:38.16 <text:s/>Duration 00:00:02.02 <text:s/>31</text:p>
      <text:p text:style-name="P8">Explique<text:span text:style-name="T30">m</text:span>-m<text:span text:style-name="T30">e</text:span> <text:span text:style-name="T30">como é</text:span></text:p>
      <text:p text:style-name="P8"/>
      <text:p text:style-name="P8"><text:s/>535: 10:29:38.20 10:29:41.08 <text:s/>Duration 00:00:02.13 <text:s/>38</text:p>
      <text:p text:style-name="P8"><text:span text:style-name="T30">um dia na sua</text:span> vi<text:span text:style-name="T30">da</text:span>,</text:p>
      <text:p text:style-name="P8"><text:soft-page-break/><text:span text:style-name="T30">aqui n</text:span>a escola.</text:p>
      <text:p text:style-name="P8"/>
      <text:p text:style-name="P8"><text:s/>536: 10:29:41.13 10:29:43.05 <text:s/>Duration 00:00:01.17 <text:s/>25</text:p>
      <text:p text:style-name="P54"><text:span text:style-name="T30">Temos de cumprir </text:span>35 h<text:span text:style-name="T30">ora</text:span>s,</text:p>
      <text:p text:style-name="P8"/>
      <text:p text:style-name="P8"><text:s/>537: 10:29:43.09 10:29:45.09 <text:s/>Duration 00:00:02.00 <text:s/>30</text:p>
      <text:p text:style-name="P54">com<text:span text:style-name="T30">o se estivéssemos</text:span></text:p>
      <text:p text:style-name="P54"><text:span text:style-name="T30">numa empresa.</text:span></text:p>
      <text:p text:style-name="P8"/>
      <text:p text:style-name="P8"><text:s/>538: 10:29:45.13 10:29:46.19 <text:s/>Duration 00:00:01.06 <text:s/>19</text:p>
      <text:p text:style-name="P8"><text:span text:style-name="T30">Numa empresa, sim</text:span>.</text:p>
      <text:p text:style-name="P8"/>
      <text:p text:style-name="P8"><text:s/>539: 10:29:47.02 10:29:50.09 <text:s/>Duration 00:00:03.07 <text:s/>49</text:p>
      <text:p text:style-name="P8"><text:span text:style-name="T30">Começamos</text:span> à<text:span text:style-name="T30">s</text:span> 8h30,</text:p>
      <text:p text:style-name="P8">termin<text:span text:style-name="T30">amos às</text:span> 12h30,</text:p>
      <text:p text:style-name="P8"/>
      <text:p text:style-name="P8"><text:s/>540: 10:29:50.13 10:29:52.10 <text:s/>Duration 00:00:01.22 <text:s/>28</text:p>
      <text:p text:style-name="P8"><text:span text:style-name="T30">comemos no</text:span> self-<text:span text:style-name="T30">service</text:span>.</text:p>
      <text:p text:style-name="P8"/>
      <text:p text:style-name="P8"><text:s/>541: 10:29:52.20 10:29:56.06 <text:s/>Duration 00:00:03.11 <text:s/>52</text:p>
      <text:p text:style-name="P8">E <text:span text:style-name="T30">retomamos</text:span> à<text:span text:style-name="T30">s</text:span> 13<text:span text:style-name="T30">h</text:span>30,</text:p>
      <text:p text:style-name="P8"><text:span text:style-name="T30">e terminamos</text:span> à<text:span text:style-name="T30">s</text:span> 16<text:span text:style-name="T30">h</text:span>30.</text:p>
      <text:p text:style-name="P8"/>
      <text:p text:style-name="P8"><text:s/>542: 10:29:56.10 10:29:58.09 <text:s/>Duration 00:00:01.24 <text:s/>29</text:p>
      <text:p text:style-name="P8"><text:span text:style-name="T30">Vamos aos estudos</text:span> à<text:span text:style-name="T30">s</text:span> 17h30.</text:p>
      <text:p text:style-name="P8"/>
      <text:p text:style-name="P8"><text:s/>543: 10:29:58.13 10:30:01.02 <text:s/>Duration 00:00:02.14 <text:s/>38</text:p>
      <text:p text:style-name="P8">-<text:span text:style-name="T30">Depoi</text:span>s, é <text:span text:style-name="T30">tempo</text:span>...</text:p>
      <text:p text:style-name="P8">-<text:span text:style-name="T30">Tempo </text:span>li<text:span text:style-name="T30">v</text:span>re.</text:p>
      <text:p text:style-name="P8"/>
      <text:p text:style-name="P8"><text:s/>544: 10:30:05.00 10:30:08.10 <text:s/>Duration 00:00:03.10 <text:s/>51</text:p>
      <text:p text:style-name="P8">Entre <text:span text:style-name="T30">17</text:span>h30 e <text:span text:style-name="T30">18</text:span>h30,</text:p>
      <text:p text:style-name="P8"><text:span text:style-name="T30">temos 1 hora de estudo obrigatória.</text:span></text:p>
      <text:p text:style-name="P8"/>
      <text:p text:style-name="P8"><text:s/>545: 10:30:08.15 10:30:12.21 <text:s/>Duration 00:00:04.06 <text:s/>64</text:p>
      <text:p text:style-name="P8">N<text:span text:style-name="T30">ós só temos</text:span> 2 sema<text:span text:style-name="T30">na</text:span>s</text:p>
      <text:p text:style-name="P8">p<text:span text:style-name="T30">or mês de aulas,</text:span></text:p>
      <text:p text:style-name="P8"/>
      <text:p text:style-name="P8"><text:s/>546: 10:30:13.00 10:30:14.16 <text:s/>Duration 00:00:01.16 <text:s/>25</text:p>
      <text:p text:style-name="P8"><text:span text:style-name="T30">a</text:span>s <text:span text:style-name="T30">outras duas trabalhamos</text:span>.</text:p>
      <text:p text:style-name="P8"/>
      <text:p text:style-name="P8"><text:s/>547: 10:30:14.20 10:30:19.01 <text:s/>Duration 00:00:04.06 <text:s/>64</text:p>
      <text:p text:style-name="P54"><text:span text:style-name="T30">Em relação aos que estão no liceu</text:span></text:p>
      <text:p text:style-name="P54"><text:span text:style-name="T30">e têm 4 semanas de </text:span>escola,</text:p>
      <text:p text:style-name="P8"/>
      <text:p text:style-name="P8"><text:s/>548: 10:30:20.14 10:30:24.19 <text:s/>Duration 00:00:04.05 <text:s/>63</text:p>
      <text:p text:style-name="P53">eles têm mais tempo para estudar.</text:p>
      <text:p text:style-name="P8">Sim, <text:span text:style-name="T30">a hora de estudos é</text:span> importante.</text:p>
      <text:p text:style-name="P8"/>
      <text:p text:style-name="P8"><text:s/>549: 10:30:24.24 10:30:28.14 <text:s/>Duration 00:00:03.15 <text:s/>54</text:p>
      <text:p text:style-name="P8"><text:span text:style-name="T30">Temos exatamente as mesmas provas</text:span>,</text:p>
      <text:p text:style-name="P8"><text:span text:style-name="T30">no liceu ou no</text:span> CFA.</text:p>
      <text:p text:style-name="P8"/>
      <text:p text:style-name="P8"><text:s/>550: 10:30:29.20 10:30:32.06 <text:s/>Duration 00:00:02.11 <text:s/>37</text:p>
      <text:p text:style-name="P8">#<text:span text:style-name="T30">O setor</text:span> <text:span text:style-name="T30">da </text:span>Champagne</text:p>
      <text:p text:style-name="P8"><text:span text:style-name="T30">cria</text:span> 30 mil emp<text:span text:style-name="T30">regos</text:span>.#</text:p>
      <text:p text:style-name="P8"/>
      <text:p text:style-name="P8"><text:s/>551: 10:30:32.10 10:30:34.10 <text:s/>Duration 00:00:02.00 <text:s/>30</text:p>
      <text:p text:style-name="P8">#<text:span text:style-name="T30">A maioria do</text:span>s alunos trabalh<text:span text:style-name="T30">ará</text:span>#</text:p>
      <text:p text:style-name="P8"/>
      <text:p text:style-name="P8"><text:soft-page-break/><text:s/>552: 10:30:34.15 10:30:36.17 <text:s/>Duration 00:00:02.02 <text:s/>31</text:p>
      <text:p text:style-name="P54">#com<text:span text:style-name="T30">o operário especializado</text:span></text:p>
      <text:p text:style-name="P54"><text:span text:style-name="T30">em </text:span>vinhas,#</text:p>
      <text:p text:style-name="P8"/>
      <text:p text:style-name="P8"><text:s/>553: 10:30:36.21 10:30:40.02 <text:s/>Duration 00:00:03.06 <text:s/>49</text:p>
      <text:p text:style-name="P8">#ma<text:span text:style-name="T30">s para quem quer ser</text:span></text:p>
      <text:p text:style-name="P8">chef<text:span text:style-name="T30">e</text:span> de cave ou <text:span text:style-name="T30">enólogo</text:span>,#</text:p>
      <text:p text:style-name="P8"/>
      <text:p text:style-name="P8"><text:s/>554: 10:30:40.07 10:30:42.21 <text:s/>Duration 00:00:02.14 <text:s/>38</text:p>
      <text:p text:style-name="P8">#<text:span text:style-name="T30">há</text:span> program<text:span text:style-name="T30">a</text:span>s d<text:span text:style-name="T30">e estudos</text:span></text:p>
      <text:p text:style-name="P8">de n<text:span text:style-name="T30">ível superior</text:span>.#</text:p>
      <text:p text:style-name="P8"/>
      <text:p text:style-name="P8"><text:s/>555: 10:30:43.01 10:30:45.04 <text:s/>Duration 00:00:02.03 <text:s/>32</text:p>
      <text:p text:style-name="P54">#<text:span text:style-name="T30">Porém,</text:span></text:p>
      <text:p text:style-name="P54"><text:span text:style-name="T30">apesar dos empregos todos,</text:span>#</text:p>
      <text:p text:style-name="P8"/>
      <text:p text:style-name="P8"><text:s/>556: 10:30:45.09 10:30:47.24 <text:s/>Duration 00:00:02.15 <text:s/>39</text:p>
      <text:p text:style-name="P8">#p<text:span text:style-name="T30">oucos </text:span>alunos</text:p>
      <text:p text:style-name="P8">poss<text:span text:style-name="T30">uirão um vinhedo um dia</text:span>.#</text:p>
      <text:p text:style-name="P8"/>
      <text:p text:style-name="P8"><text:s/>557: 10:30:48.03 10:30:52.04 <text:s/>Duration 00:00:04.01 <text:s/>61</text:p>
      <text:p text:style-name="P8">U<text:span text:style-name="T30">m</text:span> hectare c<text:span text:style-name="T30">usta</text:span> entre 1 mil<text:span text:style-name="T30">hão</text:span></text:p>
      <text:p text:style-name="P8">e 1,3 mil<text:span text:style-name="T30">hão de </text:span>euros.</text:p>
      <text:p text:style-name="P8"/>
      <text:p text:style-name="P8"><text:s/>558: 10:30:52.08 10:30:56.21 <text:s/>Duration 00:00:04.13 <text:s/>68</text:p>
      <text:p text:style-name="P8">T<text:span text:style-name="T30">udo que é</text:span> Avize, Oger, Cramant,</text:p>
      <text:p text:style-name="P8">é <text:span text:style-name="T30">a C</text:span>ôte des Blancs.</text:p>
      <text:p text:style-name="P8"/>
      <text:p text:style-name="P8"><text:s/>559: 10:30:57.01 10:31:00.00 <text:s/>Duration 00:00:02.24 <text:s/>44</text:p>
      <text:p text:style-name="P53">Aí começa a custar</text:p>
      <text:p text:style-name="P54">entre 1,7 mil<text:span text:style-name="T30">hão</text:span> e 2 milhões.</text:p>
      <text:p text:style-name="P8"/>
      <text:p text:style-name="P8"><text:s/>560: 10:31:00.17 10:31:03.11 <text:s/>Duration 00:00:02.19 <text:s/>41</text:p>
      <text:p text:style-name="P8">S<text:span text:style-name="T30">e os pais não tiverem vinhedo,</text:span></text:p>
      <text:p text:style-name="P8"><text:span text:style-name="T30">é difícil ter</text:span>,</text:p>
      <text:p text:style-name="P8"/>
      <text:p text:style-name="P8"><text:s/>561: 10:31:03.16 10:31:05.02 <text:s/>Duration 00:00:01.11 <text:s/>22</text:p>
      <text:p text:style-name="P8"><text:span text:style-name="T30">a não ser que seja rico</text:span>?</text:p>
      <text:p text:style-name="P8"/>
      <text:p text:style-name="P8"><text:s/>562: 10:31:05.07 10:31:08.01 <text:s/>Duration 00:00:02.19 <text:s/>41</text:p>
      <text:p text:style-name="P8">S<text:span text:style-name="T30">e não tiver</text:span> família</text:p>
      <text:p text:style-name="P8">qu<text:span text:style-name="T30">e</text:span> t<text:span text:style-name="T30">enha vinhas</text:span>...</text:p>
      <text:p text:style-name="P8"/>
      <text:p text:style-name="P8"><text:s/>563: 10:31:08.20 10:31:11.23 <text:s/>Duration 00:00:03.03 <text:s/>47</text:p>
      <text:p text:style-name="P8">-Ou <text:span text:style-name="T30">numa fazenda</text:span>.</text:p>
      <text:p text:style-name="P8">-<text:span text:style-name="T30">Não terão</text:span> vinhas <text:span text:style-name="T30">depoi</text:span>s.</text:p>
      <text:p text:style-name="P8"/>
      <text:p text:style-name="P8"><text:s/>564: 10:31:12.02 10:31:15.09 <text:s/>Duration 00:00:03.07 <text:s/>49</text:p>
      <text:p text:style-name="P8">Ou <text:span text:style-name="T30">então, se conseguir uma mulher</text:span></text:p>
      <text:p text:style-name="P8">qu<text:span text:style-name="T31">e tenha</text:span> hectares,</text:p>
      <text:p text:style-name="P8"/>
      <text:p text:style-name="P8"><text:s/>565: 10:31:15.13 10:31:17.20 <text:s/>Duration 00:00:02.07 <text:s/>34</text:p>
      <text:p text:style-name="P8"><text:span text:style-name="T31">pode ser bom</text:span>.</text:p>
      <text:p text:style-name="P8"><text:span text:style-name="T31">Aí, podemos</text:span>...</text:p>
      <text:p text:style-name="P8"/>
      <text:p text:style-name="P8"><text:s/>566: 10:31:17.24 10:31:21.22 <text:s/>Duration 00:00:03.23 <text:s/>59</text:p>
      <text:p text:style-name="P8">Ou <text:span text:style-name="T31">alguém que não tenha</text:span></text:p>
      <text:p text:style-name="P8">descend<text:span text:style-name="T31">ência e legue</text:span>.</text:p>
      <text:p text:style-name="P8"/>
      <text:p text:style-name="P8"><text:s/>567: 10:31:22.01 10:31:23.20 <text:s/>Duration 00:00:01.19 <text:s/>26</text:p>
      <text:p text:style-name="P8"><text:soft-page-break/>U<text:span text:style-name="T31">m</text:span> ami<text:span text:style-name="T31">go</text:span> <text:span text:style-name="T31">ganhou</text:span> 5 hectares.</text:p>
      <text:p text:style-name="P8"/>
      <text:p text:style-name="P8"><text:s/>568: 10:31:24.00 10:31:26.00 <text:s/>Duration 00:00:02.00 <text:s/>30</text:p>
      <text:p text:style-name="P8">Se<text:span text:style-name="T31">u</text:span>s pa<text:span text:style-name="T31">is eram</text:span> ami<text:span text:style-name="T31">go</text:span>s</text:p>
      <text:p text:style-name="P55">de uma senhora</text:p>
      <text:p text:style-name="P8"/>
      <text:p text:style-name="P8"><text:s/>569: 10:31:26.05 10:31:27.05 <text:s/>Duration 00:00:01.00 <text:s/>15</text:p>
      <text:p text:style-name="P8">s<text:span text:style-name="T31">em</text:span> descend<text:span text:style-name="T31">entes</text:span>.</text:p>
      <text:p text:style-name="P8"/>
      <text:p text:style-name="P8"><text:s/>570: 10:31:27.09 10:31:30.13 <text:s/>Duration 00:00:03.04 <text:s/>47</text:p>
      <text:p text:style-name="P8">Quand<text:span text:style-name="T31">o ela faleceu</text:span>, el<text:span text:style-name="T31">a legou</text:span></text:p>
      <text:p text:style-name="P8"><text:span text:style-name="T31">o</text:span>s 5 h<text:span text:style-name="T31">a</text:span> <text:span text:style-name="T31">aos</text:span> pa<text:span text:style-name="T31">i</text:span>s <text:span text:style-name="T31">dele</text:span>.</text:p>
      <text:p text:style-name="P8"/>
      <text:p text:style-name="P8"><text:s/>571: 10:31:30.17 10:31:33.11 <text:s/>Duration 00:00:02.19 <text:s/>41</text:p>
      <text:p text:style-name="P8">-E <text:span text:style-name="T31">ele os herdou</text:span>.</text:p>
      <text:p text:style-name="P8">-Sim, <text:span text:style-name="T31">isso também acontece</text:span>.</text:p>
      <text:p text:style-name="P8"/>
      <text:p text:style-name="P8"><text:s/>572: 10:31:33.15 10:31:36.24 <text:s/>Duration 00:00:03.09 <text:s/>50</text:p>
      <text:p text:style-name="P56"><text:span text:style-name="T31">Acontece,</text:span></text:p>
      <text:p text:style-name="P56"><text:span text:style-name="T31">mas é preciso ter muita sorte.</text:span></text:p>
      <text:p text:style-name="P8"/>
      <text:p text:style-name="P8"><text:s/>573: 10:31:37.03 10:31:39.16 <text:s/>Duration 00:00:02.13 <text:s/>38</text:p>
      <text:p text:style-name="P8">-<text:span text:style-name="T31">É preciso dar sorte.</text:span></text:p>
      <text:p text:style-name="P8">-É <text:span text:style-name="T31">verdade</text:span>.</text:p>
      <text:p text:style-name="P8"/>
      <text:p text:style-name="P8"><text:s/>574: 10:31:42.00 10:31:46.03 <text:s/>Duration 00:00:04.03 <text:s/>62</text:p>
      <text:p text:style-name="P8"><text:span text:style-name="T31">Originalmente</text:span>, <text:span text:style-name="T31">foi</text:span> u<text:span text:style-name="T31">ma</text:span> família local</text:p>
      <text:p text:style-name="P8">de n<text:span text:style-name="T31">egociantes de</text:span> vin<text:span text:style-name="T31">ho</text:span>s,</text:p>
      <text:p text:style-name="P8"/>
      <text:p text:style-name="P8"><text:s/>575: 10:31:46.07 10:31:49.04 <text:s/>Duration 00:00:02.22 <text:s/>43</text:p>
      <text:p text:style-name="P8"><text:span text:style-name="T31">a</text:span> família Puisard,</text:p>
      <text:p text:style-name="P8">qu<text:span text:style-name="T31">e não tinha</text:span> sucess<text:span text:style-name="T31">or</text:span>,</text:p>
      <text:p text:style-name="P8"/>
      <text:p text:style-name="P8"><text:s/>576: 10:31:49.09 10:31:51.22 <text:s/>Duration 00:00:02.13 <text:s/>38</text:p>
      <text:p text:style-name="P56"><text:span text:style-name="T31">que decidiu legar sua propriedade</text:span></text:p>
      <text:p text:style-name="P8"/>
      <text:p text:style-name="P8"><text:s/>577: 10:31:52.02 10:31:54.05 <text:s/>Duration 00:00:02.03 <text:s/>32</text:p>
      <text:p text:style-name="P56"><text:span text:style-name="T31">para a</text:span> constru<text:span text:style-name="T31">ção de</text:span> u<text:span text:style-name="T31">ma</text:span> escola.</text:p>
      <text:p text:style-name="P8"/>
      <text:p text:style-name="P8"><text:s/>578: 10:31:54.10 10:31:58.17 <text:s/>Duration 00:00:04.07 <text:s/>64</text:p>
      <text:p text:style-name="P8">De<text:span text:style-name="T31">sde então, nos dedicamos</text:span></text:p>
      <text:p text:style-name="P55">de todo coração a desenvolver</text:p>
      <text:p text:style-name="P8"/>
      <text:p text:style-name="P8"><text:s/>579: 10:31:58.21 10:32:00.08 <text:s/>Duration 00:00:01.12 <text:s/>22</text:p>
      <text:p text:style-name="P8">u<text:span text:style-name="T31">m número de cursos</text:span></text:p>
      <text:p text:style-name="P8"/>
      <text:p text:style-name="P8"><text:s/>580: 10:32:00.12 10:32:03.10 <text:s/>Duration 00:00:02.23 <text:s/>44</text:p>
      <text:p text:style-name="P56">e <text:span text:style-name="T31">a perpetuar</text:span></text:p>
      <text:p text:style-name="P56"><text:span text:style-name="T31">a história dessa</text:span> família,</text:p>
      <text:p text:style-name="P8"/>
      <text:p text:style-name="P8"><text:s/>581: 10:32:03.14 10:32:05.01 <text:s/>Duration 00:00:01.12 <text:s/>22</text:p>
      <text:p text:style-name="P56">qu<text:span text:style-name="T31">e ainda é bem</text:span> pr<text:span text:style-name="T31">e</text:span>sente.</text:p>
      <text:p text:style-name="P8"/>
      <text:p text:style-name="P8"><text:s/>582: 10:32:05.05 10:32:07.07 <text:s/>Duration 00:00:02.02 <text:s/>31</text:p>
      <text:p text:style-name="P8"><text:span text:style-name="T32">Um dos vinho</text:span>s</text:p>
      <text:p text:style-name="P8">qu<text:span text:style-name="T32">e é comercializado</text:span></text:p>
      <text:p text:style-name="P8"/>
      <text:p text:style-name="P8"><text:s/>583: 10:32:07.11 10:32:10.10 <text:s/>Duration 00:00:02.24 <text:s/>44</text:p>
      <text:p text:style-name="P8"><text:span text:style-name="T32">na propriedade</text:span> <text:span text:style-name="T32">leva o</text:span> nom<text:span text:style-name="T32">e</text:span></text:p>
      <text:p text:style-name="P8">de Louise Eugénie,</text:p>
      <text:p text:style-name="P8"><text:soft-page-break/></text:p>
      <text:p text:style-name="P8"><text:s/>584: 10:32:10.14 10:32:14.18 <text:s/>Duration 00:00:04.04 <text:s/>62</text:p>
      <text:p text:style-name="P8">qu<text:span text:style-name="T32">e é a doadora</text:span>, <text:span text:style-name="T32">na verdade</text:span>,</text:p>
      <text:p text:style-name="P8">de<text:span text:style-name="T32">sta magnífica propriedade</text:span> à escola.</text:p>
      <text:p text:style-name="P8"/>
      <text:p text:style-name="P8"><text:s/>585: 10:32:21.13 10:32:23.06 <text:s/>Duration 00:00:01.18 <text:s/>26</text:p>
      <text:p text:style-name="P8">#<text:span text:style-name="T32">Ao contrário</text:span></text:p>
      <text:p text:style-name="P8"><text:span text:style-name="T32">dos</text:span> alunos <text:span text:style-name="T32">na</text:span> Champagne,#</text:p>
      <text:p text:style-name="P8"/>
      <text:p text:style-name="P8"><text:s/>586: 10:32:23.11 10:32:26.17 <text:s/>Duration 00:00:03.06 <text:s/>49</text:p>
      <text:p text:style-name="P8">#<text:span text:style-name="T32">o</text:span>s pastores não<text:span text:style-name="T32"> fazem o </text:span>queijo</text:p>
      <text:p text:style-name="P8"><text:span text:style-name="T32">vendido pelos f</text:span>rancisca<text:span text:style-name="T32">no</text:span>s,#</text:p>
      <text:p text:style-name="P8"/>
      <text:p text:style-name="P8"><text:s/>587: 10:32:26.21 10:32:29.19 <text:s/>Duration 00:00:02.23 <text:s/>44</text:p>
      <text:p text:style-name="P57">#ma<text:span text:style-name="T32">s eles aprendem</text:span></text:p>
      <text:p text:style-name="P57"><text:span text:style-name="T32">os segredos de fabricação</text:span>.#</text:p>
      <text:p text:style-name="P8"/>
      <text:p text:style-name="P8"><text:s/>588: 10:32:29.23 10:32:31.21 <text:s/>Duration 00:00:01.23 <text:s/>29</text:p>
      <text:p text:style-name="P8">#Com<text:span text:style-name="T32">o o </text:span>ano <text:span text:style-name="T32">escolar</text:span></text:p>
      <text:p text:style-name="P8"><text:span text:style-name="T32">só começou</text:span>,#</text:p>
      <text:p text:style-name="P8"/>
      <text:p text:style-name="P8"><text:s/>589: 10:32:32.00 10:32:36.00 <text:s/>Duration 00:00:04.00 <text:s/>60</text:p>
      <text:p text:style-name="P8">#é <text:span text:style-name="T32">a primeira vez que os alunos</text:span></text:p>
      <text:p text:style-name="P8"><text:span text:style-name="T32">vão fazer uma degustação</text:span>.#</text:p>
      <text:p text:style-name="P8"/>
      <text:p text:style-name="P8"><text:s/>590: 10:32:41.11 10:32:44.02 <text:s/>Duration 00:00:02.16 <text:s/>40</text:p>
      <text:p text:style-name="P57"><text:span text:style-name="T32">O</text:span> queijo que vocês<text:span text:style-name="T32"> produzem</text:span></text:p>
      <text:p text:style-name="P57"><text:span text:style-name="T32">é um</text:span> produto</text:p>
      <text:p text:style-name="P8"/>
      <text:p text:style-name="P8"><text:s/>591: 10:32:44.06 10:32:46.10 <text:s/>Duration 00:00:02.04 <text:s/>32</text:p>
      <text:p text:style-name="P57">d<text:span text:style-name="T32">e denominação</text:span></text:p>
      <text:p text:style-name="P57"><text:span text:style-name="T32">de origem controlada</text:span>?</text:p>
      <text:p text:style-name="P8"/>
      <text:p text:style-name="P8"><text:s/>592: 10:32:46.14 10:32:49.05 <text:s/>Duration 00:00:02.16 <text:s/>40</text:p>
      <text:p text:style-name="P8">Sim. P<text:span text:style-name="T32">ara elaborar</text:span></text:p>
      <text:p text:style-name="P8">u<text:span text:style-name="T32">m</text:span> queijo Idiazabal,</text:p>
      <text:p text:style-name="P8"/>
      <text:p text:style-name="P8"><text:s/>593: 10:32:49.10 10:32:52.20 <text:s/>Duration 00:00:03.10 <text:s/>51</text:p>
      <text:p text:style-name="P8"><text:span text:style-name="T32">é preciso cumprir</text:span> 4 exig<text:span text:style-name="T32">ência</text:span>s:</text:p>
      <text:p text:style-name="P8"><text:span text:style-name="T32">em 1º lugar</text:span>,</text:p>
      <text:p text:style-name="P8"/>
      <text:p text:style-name="P8"><text:s/>594: 10:32:52.24 10:32:56.07 <text:s/>Duration 00:00:03.08 <text:s/>50</text:p>
      <text:p text:style-name="P57"><text:span text:style-name="T32">o</text:span>s animais d<text:span text:style-name="T32">evem ser</text:span></text:p>
      <text:p text:style-name="P57"><text:span text:style-name="T32">de raça</text:span> <text:span text:style-name="T32">L</text:span>atxa ou <text:span text:style-name="T32">C</text:span>arranzana.</text:p>
      <text:p text:style-name="P8"/>
      <text:p text:style-name="P8"><text:s/>595: 10:32:57.15 10:32:59.16 <text:s/>Duration 00:00:02.01 <text:s/>31</text:p>
      <text:p text:style-name="P8"><text:span text:style-name="T32">Em 2º lugar</text:span>,</text:p>
      <text:p text:style-name="P58">eles devem ser criados</text:p>
      <text:p text:style-name="P8"/>
      <text:p text:style-name="P8"><text:s/>596: 10:32:59.21 10:33:03.20 <text:s/>Duration 00:00:03.24 <text:s/>59</text:p>
      <text:p text:style-name="P57"><text:span text:style-name="T32">no território da Comunidade</text:span></text:p>
      <text:p text:style-name="P57"><text:span text:style-name="T32">Autônoma</text:span> <text:span text:style-name="T32">B</text:span>as<text:span text:style-name="T32">ca</text:span> ou da Navarr<text:span text:style-name="T32">a</text:span>.</text:p>
      <text:p text:style-name="P8"/>
      <text:p text:style-name="P8"><text:s/>597: 10:33:04.00 10:33:08.07 <text:s/>Duration 00:00:04.07 <text:s/>64</text:p>
      <text:p text:style-name="P8"><text:span text:style-name="T32">Em 3º lugar</text:span>, <text:span text:style-name="T32">o</text:span> queijo</text:p>
      <text:p text:style-name="P8"><text:span text:style-name="T32">deve ser elaborado com leite</text:span> cru,</text:p>
      <text:p text:style-name="P8"/>
      <text:p text:style-name="P8"><text:s/>598: 10:33:08.12 10:33:12.11 <text:s/>Duration 00:00:03.24 <text:s/>59</text:p>
      <text:p text:style-name="P57">e <text:span text:style-name="T32">em 4º lugar</text:span>, <text:span text:style-name="T32">sua maturação</text:span></text:p>
      <text:p text:style-name="P57"><text:span text:style-name="T32">deve ser de no mínimo</text:span> 2 m<text:span text:style-name="T32">ese</text:span>s.</text:p>
      <text:p text:style-name="P8"><text:soft-page-break/></text:p>
      <text:p text:style-name="P8"><text:s/>599: 10:33:15.21 10:33:19.03 <text:s/>Duration 00:00:03.07 <text:s/>49</text:p>
      <text:p text:style-name="P58">É captar o picante</text:p>
      <text:p text:style-name="P8">d<text:span text:style-name="T32">o coalho</text:span> natur<text:span text:style-name="T32">a</text:span>l d<text:span text:style-name="T32">a ovelha.</text:span></text:p>
      <text:p text:style-name="P8"/>
      <text:p text:style-name="P8"><text:s/>600: 10:33:21.06 10:33:24.01 <text:s/>Duration 00:00:02.20 <text:s/>42</text:p>
      <text:p text:style-name="P57"><text:span text:style-name="T32">O sabor deve ser agradável na boca</text:span></text:p>
      <text:p text:style-name="P8"/>
      <text:p text:style-name="P8"><text:s/>601: 10:33:24.05 10:33:26.07 <text:s/>Duration 00:00:02.02 <text:s/>31</text:p>
      <text:p text:style-name="P8">e <text:span text:style-name="T32">deve</text:span> persist<text:span text:style-name="T32">ir um certo tempo</text:span>.</text:p>
      <text:p text:style-name="P8"/>
      <text:p text:style-name="P8"><text:s/>602: 10:33:27.15 10:33:28.18 <text:s/>Duration 00:00:01.03 <text:s/>17</text:p>
      <text:p text:style-name="P8"><text:span text:style-name="T32">Vamos provar</text:span>.</text:p>
      <text:p text:style-name="P8"/>
      <text:p text:style-name="P8"><text:s/>603: 10:33:32.20 10:33:36.18 <text:s/>Duration 00:00:03.23 <text:s/>59</text:p>
      <text:p text:style-name="P57">Vo<text:span text:style-name="T32">cês me dirão se ele está bom</text:span></text:p>
      <text:p text:style-name="P57"><text:span text:style-name="T32">ou não</text:span>. <text:span text:style-name="T32">Vamos cortar pedaços</text:span>.</text:p>
      <text:p text:style-name="P8"/>
      <text:p text:style-name="P8"><text:s/>604: 10:33:37.10 10:33:39.15 <text:s/>Duration 00:00:02.05 <text:s/>33</text:p>
      <text:p text:style-name="P8"><text:span text:style-name="T32">Gostei muito</text:span>.</text:p>
      <text:p text:style-name="P8"><text:span text:style-name="T32">Ele derrete bem</text:span>.</text:p>
      <text:p text:style-name="P8"/>
      <text:p text:style-name="P8"><text:s/>605: 10:33:41.20 10:33:43.13 <text:s/>Duration 00:00:01.18 <text:s/>26</text:p>
      <text:p text:style-name="P8"><text:span text:style-name="T32">Ele tem uma</text:span> textur<text:span text:style-name="T32">a suave</text:span>,</text:p>
      <text:p text:style-name="P8"/>
      <text:p text:style-name="P8"><text:s/>606: 10:33:43.17 10:33:47.01 <text:s/>Duration 00:00:03.09 <text:s/>50</text:p>
      <text:p text:style-name="P8">s<text:span text:style-name="T32">em nenhuma</text:span> sensa<text:span text:style-name="T32">ção</text:span> granul<text:span text:style-name="T32">osa</text:span></text:p>
      <text:p text:style-name="P8">ou farin<text:span text:style-name="T32">hosa</text:span>.</text:p>
      <text:p text:style-name="P8"/>
      <text:p text:style-name="P8"><text:s/>607: 10:33:47.19 10:33:49.17 <text:s/>Duration 00:00:01.23 <text:s/>29</text:p>
      <text:p text:style-name="P8"><text:span text:style-name="T32">A</text:span> textur<text:span text:style-name="T32">a é ótima</text:span>.</text:p>
      <text:p text:style-name="P58">Gostei muito.</text:p>
      <text:p text:style-name="P8"/>
      <text:p text:style-name="P8"><text:s/>608: 10:33:53.07 10:33:56.17 <text:s/>Duration 00:00:03.10 <text:s/>51</text:p>
      <text:p text:style-name="P8">Fabri<text:span text:style-name="T32">ca</text:span>r u<text:span text:style-name="T32">m</text:span> queijo norma<text:span text:style-name="T33">tizado</text:span></text:p>
      <text:p text:style-name="P59">não é difícil.</text:p>
      <text:p text:style-name="P8"/>
      <text:p text:style-name="P8"><text:s/>609: 10:33:56.21 10:33:59.18 <text:s/>Duration 00:00:02.22 <text:s/>43</text:p>
      <text:p text:style-name="P59">Temos mais dificuldades</text:p>
      <text:p text:style-name="P8"><text:span text:style-name="T33">em fazer</text:span> grand<text:span text:style-name="T33">e</text:span>s queijos,</text:p>
      <text:p text:style-name="P8"/>
      <text:p text:style-name="P8"><text:s/>610: 10:33:59.22 10:34:03.05 <text:s/>Duration 00:00:03.08 <text:s/>50</text:p>
      <text:p text:style-name="P60">ma<text:span text:style-name="T33">s nossos alunos</text:span></text:p>
      <text:p text:style-name="P60"><text:span text:style-name="T33">têm toda a tecnologia à disposição</text:span>.</text:p>
      <text:p text:style-name="P8"/>
      <text:p text:style-name="P8"><text:s/>611: 10:34:03.10 10:34:05.08 <text:s/>Duration 00:00:01.23 <text:s/>29</text:p>
      <text:p text:style-name="P8"><text:span text:style-name="T33">Eles conseguirão, sem dúvida</text:span>.</text:p>
      <text:p text:style-name="P8"/>
      <text:p text:style-name="P8"><text:s/>612: 10:34:07.02 10:34:10.08 <text:s/>Duration 00:00:03.06 <text:s/>49</text:p>
      <text:p text:style-name="P60"><text:span text:style-name="T33">No final, farão </text:span>u<text:span text:style-name="T33">ma apresentação</text:span></text:p>
      <text:p text:style-name="P60"><text:span text:style-name="T33">para um comitê</text:span></text:p>
      <text:p text:style-name="P8"/>
      <text:p text:style-name="P8"><text:s/>613: 10:34:10.12 10:34:13.18 <text:s/>Duration 00:00:03.06 <text:s/>49</text:p>
      <text:p text:style-name="P60">qu<text:span text:style-name="T33">e avaliará o </text:span>trabalho <text:span text:style-name="T33">feito</text:span></text:p>
      <text:p text:style-name="P60"><text:span text:style-name="T33">para o projeto</text:span>.</text:p>
      <text:p text:style-name="P8"/>
      <text:p text:style-name="P8"><text:s/>614: 10:34:14.20 10:34:16.21 <text:s/>Duration 00:00:02.01 <text:s/>31</text:p>
      <text:p text:style-name="P59">Fazemos uma análise econômica,</text:p>
      <text:p text:style-name="P8"/>
      <text:p text:style-name="P8"><text:s/>615: 10:34:17.00 10:34:19.13 <text:s/>Duration 00:00:02.13 <text:s/>38</text:p>
      <text:p text:style-name="P60"><text:soft-page-break/><text:span text:style-name="T33">para avaliar o orçamento</text:span></text:p>
      <text:p text:style-name="P60"><text:span text:style-name="T33">se o</text:span> projet<text:span text:style-name="T33">o</text:span></text:p>
      <text:p text:style-name="P8"/>
      <text:p text:style-name="P8"><text:s/>616: 10:34:19.17 10:34:21.01 <text:s/>Duration 00:00:01.09 <text:s/>20</text:p>
      <text:p text:style-name="P60">não<text:span text:style-name="T33"> começou</text:span>.</text:p>
      <text:p text:style-name="P8"/>
      <text:p text:style-name="P8"><text:s/>617: 10:34:22.02 10:34:23.24 <text:s/>Duration 00:00:01.22 <text:s/>28</text:p>
      <text:p text:style-name="P59">Se o projeto</text:p>
      <text:p text:style-name="P60">est<text:span text:style-name="T33">iver em marcha</text:span>,</text:p>
      <text:p text:style-name="P8"/>
      <text:p text:style-name="P8"><text:s/>618: 10:34:24.03 10:34:26.22 <text:s/>Duration 00:00:02.19 <text:s/>41</text:p>
      <text:p text:style-name="P8"><text:span text:style-name="T33">devemos achar meios</text:span></text:p>
      <text:p text:style-name="P8">de compl<text:span text:style-name="T33">etar ou melhorar</text:span></text:p>
      <text:p text:style-name="P8"/>
      <text:p text:style-name="P8"><text:s/>619: 10:34:27.02 10:34:28.07 <text:s/>Duration 00:00:01.05 <text:s/>18</text:p>
      <text:p text:style-name="P8"><text:span text:style-name="T33">o</text:span> financ<text:span text:style-name="T33">iamento.</text:span></text:p>
      <text:p text:style-name="P8"/>
      <text:p text:style-name="P8"><text:s/>620: 10:34:29.02 10:34:31.09 <text:s/>Duration 00:00:02.07 <text:s/>34</text:p>
      <text:p text:style-name="P60"><text:span text:style-name="T33">É a mesma coisa</text:span></text:p>
      <text:p text:style-name="P60"><text:span text:style-name="T33">para as instalações.</text:span></text:p>
      <text:p text:style-name="P8"/>
      <text:p text:style-name="P8"><text:s/>621: 10:34:33.06 10:34:36.11 <text:s/>Duration 00:00:03.05 <text:s/>48</text:p>
      <text:p text:style-name="P59">É preciso fazer essa análise</text:p>
      <text:p text:style-name="P59">para que em 1 ano ou 2</text:p>
      <text:p text:style-name="P8"/>
      <text:p text:style-name="P8"><text:s/>622: 10:34:36.15 10:34:38.24 <text:s/>Duration 00:00:02.09 <text:s/>35</text:p>
      <text:p text:style-name="P8">ou <text:span text:style-name="T33">3 ou 5</text:span></text:p>
      <text:p text:style-name="P8"/>
      <text:p text:style-name="P8"><text:s/>623: 10:34:39.03 10:34:41.01 <text:s/>Duration 00:00:01.23 <text:s/>29</text:p>
      <text:p text:style-name="P8"><text:span text:style-name="T33">o</text:span> projet<text:span text:style-name="T33">o</text:span> p<text:span text:style-name="T33">ossa ir em frente</text:span>.</text:p>
      <text:p text:style-name="P8"/>
      <text:p text:style-name="P8"><text:s/>624: 10:34:42.19 10:34:44.11 <text:s/>Duration 00:00:01.17 <text:s/>25</text:p>
      <text:p text:style-name="P8"><text:span text:style-name="T33">Sabe beber numa bota</text:span>?</text:p>
      <text:p text:style-name="P8"/>
      <text:p text:style-name="P8"><text:s/>625: 10:34:44.16 10:34:46.20 <text:s/>Duration 00:00:02.04 <text:s/>32</text:p>
      <text:p text:style-name="P60"><text:span text:style-name="T33">Tem de mexer bem</text:span></text:p>
      <text:p text:style-name="P60"><text:span text:style-name="T33">a traseira da bota</text:span>.</text:p>
      <text:p text:style-name="P8"/>
      <text:p text:style-name="P8"><text:s/>626: 10:34:53.20 10:34:55.00 <text:s/>Duration 00:00:01.05 <text:s/>18</text:p>
      <text:p text:style-name="P8"><text:span text:style-name="T33">Muito ele</text:span>gant<text:span text:style-name="T33">e</text:span>!</text:p>
      <text:p text:style-name="P8"/>
      <text:p text:style-name="P8"><text:s/>627: 10:34:56.19 10:34:59.11 <text:s/>Duration 00:00:02.17 <text:s/>40</text:p>
      <text:p text:style-name="P59">Com certeza vou derramar tudo.</text:p>
      <text:p text:style-name="P59">Com certeza.</text:p>
      <text:p text:style-name="P8"/>
      <text:p text:style-name="P8"><text:s/>628: 10:35:06.05 10:35:10.07 <text:s/>Duration 00:00:04.02 <text:s/>61</text:p>
      <text:p text:style-name="P8"><text:span text:style-name="T33">Tudo bem</text:span>. <text:span text:style-name="T33">Chega</text:span>.</text:p>
      <text:p text:style-name="P8"><text:span text:style-name="T33">Basta</text:span>. <text:span text:style-name="T33">Obrigada</text:span>.</text:p>
      <text:p text:style-name="P8"/>
      <text:p text:style-name="P8"><text:s/>629: 10:35:14.09 10:35:16.19 <text:s/>Duration 00:00:02.10 <text:s/>36</text:p>
      <text:p text:style-name="P60">É u<text:span text:style-name="T33">ma outra versão</text:span></text:p>
      <text:p text:style-name="P60"><text:span text:style-name="T33">dos queijos e vinhos.</text:span></text:p>
      <text:p text:style-name="P8"/>
      <text:p text:style-name="P8"><text:s/>630: 10:35:19.03 10:35:22.18 <text:s/>Duration 00:00:03.15 <text:s/>54</text:p>
      <text:p text:style-name="P8">#É v<text:span text:style-name="T33">erdade que não tem elegância</text:span></text:p>
      <text:p text:style-name="P8"><text:span text:style-name="T33">e estamos longe do</text:span> d<text:span text:style-name="T33">ecoro</text:span>#</text:p>
      <text:p text:style-name="P8"/>
      <text:p text:style-name="P8"><text:s/>631: 10:35:22.22 10:35:25.02 <text:s/>Duration 00:00:02.05 <text:s/>33</text:p>
      <text:p text:style-name="P60">#qu<text:span text:style-name="T33">e as bolhas</text:span> de champagne</text:p>
      <text:p text:style-name="P60"><text:span text:style-name="T33">inspiram</text:span>.#</text:p>
      <text:p text:style-name="P8"><text:soft-page-break/></text:p>
      <text:p text:style-name="P8"><text:s/>632: 10:35:34.20 10:35:38.09 <text:s/>Duration 00:00:03.14 <text:s/>53</text:p>
      <text:p text:style-name="P8"><text:span text:style-name="T33">Então</text:span>,</text:p>
      <text:p text:style-name="P8">pr<text:span text:style-name="T33">imeiro</text:span> TP <text:span text:style-name="T33">de </text:span>d<text:span text:style-name="T33">egustação</text:span> d<text:span text:style-name="T33">o </text:span>ano.</text:p>
      <text:p text:style-name="P8"/>
      <text:p text:style-name="P8"><text:s/>633: 10:35:38.14 10:35:41.03 <text:s/>Duration 00:00:02.14 <text:s/>38</text:p>
      <text:p text:style-name="P62">Vo<text:span text:style-name="T33">cês viram que têm taças pretas.</text:span></text:p>
      <text:p text:style-name="P8"/>
      <text:p text:style-name="P8"><text:s/>634: 10:35:41.08 10:35:44.07 <text:s/>Duration 00:00:02.24 <text:s/>44</text:p>
      <text:p text:style-name="P8"><text:span text:style-name="T35">As taças pretas são um jogo</text:span></text:p>
      <text:p text:style-name="P8">qu<text:span text:style-name="T33">e nos fará ver</text:span></text:p>
      <text:p text:style-name="P8"/>
      <text:p text:style-name="P8"><text:s/>635: 10:35:44.11 10:35:48.06 <text:s/>Duration 00:00:03.20 <text:s/>57</text:p>
      <text:p text:style-name="P8">s<text:span text:style-name="T33">e vocês são</text:span> capa<text:span text:style-name="T33">zes</text:span></text:p>
      <text:p text:style-name="P8">de dif<text:span text:style-name="T33">e</text:span>renci<text:span text:style-name="T33">a</text:span>r <text:span text:style-name="T34">vinho</text:span> rosé,</text:p>
      <text:p text:style-name="P8"/>
      <text:p text:style-name="P8"><text:s/>636: 10:35:49.01 10:35:52.17 <text:s/>Duration 00:00:03.16 <text:s/>55</text:p>
      <text:p text:style-name="P8"><text:span text:style-name="T34">então especialmente um</text:span> champagne,</text:p>
      <text:p text:style-name="P8">d<text:span text:style-name="T34">e um vinho branco,</text:span></text:p>
      <text:p text:style-name="P8"/>
      <text:p text:style-name="P8"><text:s/>637: 10:35:52.21 10:35:54.21 <text:s/>Duration 00:00:02.00 <text:s/>30</text:p>
      <text:p text:style-name="P8">qu<text:span text:style-name="T34">e também é um</text:span> champagne.</text:p>
      <text:p text:style-name="P8"/>
      <text:p text:style-name="P8"><text:s/>638: 10:35:55.00 10:35:56.12 <text:s/>Duration 00:00:01.12 <text:s/>22</text:p>
      <text:p text:style-name="P8"><text:span text:style-name="T34">Então, sem provar</text:span>,</text:p>
      <text:p text:style-name="P8"/>
      <text:p text:style-name="P8"><text:s/>639: 10:35:56.17 10:36:01.01 <text:s/>Duration 00:00:04.09 <text:s/>65</text:p>
      <text:p text:style-name="P8"><text:span text:style-name="T34">só pelo cheiro</text:span>,</text:p>
      <text:p text:style-name="P8">gr<text:span text:style-name="T34">aças aos sabore</text:span>s,</text:p>
      <text:p text:style-name="P8"/>
      <text:p text:style-name="P8"><text:s/>640: 10:36:01.05 10:36:04.00 <text:s/>Duration 00:00:02.20 <text:s/>42</text:p>
      <text:p text:style-name="P8">vo<text:span text:style-name="T34">cês vão tentar diferenciar...</text:span></text:p>
      <text:p text:style-name="P8"/>
      <text:p text:style-name="P8"><text:s/>641: 10:36:05.13 10:36:08.13 <text:s/>Duration 00:00:03.00 <text:s/>45</text:p>
      <text:p text:style-name="P8">-É dif<text:span text:style-name="T34">ícil</text:span>?</text:p>
      <text:p text:style-name="P8">-Sim.</text:p>
      <text:p text:style-name="P8"/>
      <text:p text:style-name="P8"><text:s/>642: 10:36:08.17 10:36:09.15 <text:s/>Duration 00:00:00.23 <text:s/>14</text:p>
      <text:p text:style-name="P8">U<text:span text:style-name="T34">m pouco</text:span>.</text:p>
      <text:p text:style-name="P8"/>
      <text:p text:style-name="P8"><text:s/>643: 10:36:10.24 10:36:13.07 <text:s/>Duration 00:00:02.08 <text:s/>35</text:p>
      <text:p text:style-name="P8">P<text:span text:style-name="T34">ara você, qual é o</text:span> rosé?</text:p>
      <text:p text:style-name="P8">Qu<text:span text:style-name="T34">al é o branco</text:span>?</text:p>
      <text:p text:style-name="P8"/>
      <text:p text:style-name="P8"><text:s/>644: 10:36:13.11 10:36:16.06 <text:s/>Duration 00:00:02.20 <text:s/>42</text:p>
      <text:p text:style-name="P8"><text:span text:style-name="T34">Para mim</text:span>, rosé <text:span text:style-name="T34">no</text:span> 1 e <text:span text:style-name="T34">branco no</text:span> 2.</text:p>
      <text:p text:style-name="P8"/>
      <text:p text:style-name="P8"><text:s/>645: 10:36:19.13 10:36:22.14 <text:s/>Duration 00:00:03.01 <text:s/>46</text:p>
      <text:p text:style-name="P61">Então, vocês vão passar</text:p>
      <text:p text:style-name="P8"><text:span text:style-name="T35">sua taça número</text:span> 1</text:p>
      <text:p text:style-name="P8"/>
      <text:p text:style-name="P8"><text:s/>646: 10:36:22.18 10:36:24.14 <text:s/>Duration 00:00:01.21 <text:s/>28</text:p>
      <text:p text:style-name="P8"><text:span text:style-name="T35">para a taça</text:span> 1, <text:span text:style-name="T35">branco</text:span>.</text:p>
      <text:p text:style-name="P8"/>
      <text:p text:style-name="P8"><text:s/>647: 10:36:25.16 10:36:26.23 <text:s/>Duration 00:00:01.07 <text:s/>19</text:p>
      <text:p text:style-name="P8">Oh,# yes#!</text:p>
      <text:p text:style-name="P8"/>
      <text:p text:style-name="P8"><text:s/>648: 10:36:27.23 10:36:29.20 <text:s/>Duration 00:00:01.22 <text:s/>28</text:p>
      <text:p text:style-name="P8">-<text:span text:style-name="T35">Então eu tinha razão</text:span>.</text:p>
      <text:p text:style-name="P8">-Sim.</text:p>
      <text:p text:style-name="P8"><text:soft-page-break/></text:p>
      <text:p text:style-name="P8"><text:s/>649: 10:36:31.21 10:36:34.18 <text:s/>Duration 00:00:02.22 <text:s/>43</text:p>
      <text:p text:style-name="P8"><text:span text:style-name="T35">Então</text:span>, 69% <text:span text:style-name="T35">reconheceram</text:span>.</text:p>
      <text:p text:style-name="P8"/>
      <text:p text:style-name="P8"><text:s/>650: 10:36:36.00 10:36:38.06 <text:s/>Duration 00:00:02.06 <text:s/>34</text:p>
      <text:p text:style-name="P8">É <text:span text:style-name="T35">o que chamamos</text:span></text:p>
      <text:p text:style-name="P8"><text:span text:style-name="T35">de</text:span> "nez du vin".</text:p>
      <text:p text:style-name="P8"/>
      <text:p text:style-name="P8"><text:s/>651: 10:36:38.10 10:36:40.01 <text:s/>Duration 00:00:01.16 <text:s/>25</text:p>
      <text:p text:style-name="P8"><text:span text:style-name="T35">No fim das contas</text:span>,</text:p>
      <text:p text:style-name="P8"/>
      <text:p text:style-name="P8"><text:s/>652: 10:36:40.06 10:36:42.09 <text:s/>Duration 00:00:02.03 <text:s/>32</text:p>
      <text:p text:style-name="P8">é u<text:span text:style-name="T35">ma pequena maleta que ajuda</text:span></text:p>
      <text:p text:style-name="P8"/>
      <text:p text:style-name="P8"><text:s/>653: 10:36:42.13 10:36:43.21 <text:s/>Duration 00:00:01.08 <text:s/>20</text:p>
      <text:p text:style-name="P8"><text:span text:style-name="T35">a prender a</text:span> d<text:span text:style-name="T35">e</text:span>gust<text:span text:style-name="T35">a</text:span>r.</text:p>
      <text:p text:style-name="P8"/>
      <text:p text:style-name="P8"><text:s/>654: 10:36:44.00 10:36:48.06 <text:s/>Duration 00:00:04.06 <text:s/>64</text:p>
      <text:p text:style-name="P62"><text:span text:style-name="T35">Pequenos aromas</text:span> artifici<text:span text:style-name="T35">ais</text:span></text:p>
      <text:p text:style-name="P62"><text:span text:style-name="T35">foram selecionados, que encontramos</text:span></text:p>
      <text:p text:style-name="P8"/>
      <text:p text:style-name="P8"><text:s/>655: 10:36:48.10 10:36:50.19 <text:s/>Duration 00:00:02.09 <text:s/>35</text:p>
      <text:p text:style-name="P8"><text:span text:style-name="T35">com mais frequência nos</text:span> vin<text:span text:style-name="T35">ho</text:span>s.</text:p>
      <text:p text:style-name="P8"/>
      <text:p text:style-name="P8"><text:s/>656: 10:36:50.23 10:36:53.23 <text:s/>Duration 00:00:03.00 <text:s/>45</text:p>
      <text:p text:style-name="P8">T<text:span text:style-name="T35">ente </text:span>identifi<text:span text:style-name="T35">ca</text:span>r <text:span text:style-name="T35">os trê</text:span>s,</text:p>
      <text:p text:style-name="P8"><text:span text:style-name="T35">depois cheire</text:span>...</text:p>
      <text:p text:style-name="P8"/>
      <text:p text:style-name="P8"><text:s/>657: 10:36:54.02 10:36:55.09 <text:s/>Duration 00:00:01.07 <text:s/>19</text:p>
      <text:p text:style-name="P8"><text:span text:style-name="T35">Sei onde está o</text:span> 2.</text:p>
      <text:p text:style-name="P8"/>
      <text:p text:style-name="P8"><text:s/>658: 10:36:55.13 10:36:58.19 <text:s/>Duration 00:00:03.06 <text:s/>49</text:p>
      <text:p text:style-name="P61">Ele começou pelo errado.</text:p>
      <text:p text:style-name="P61">Pois é.</text:p>
      <text:p text:style-name="P8"/>
      <text:p text:style-name="P8"><text:s/>659: 10:36:59.12 10:37:01.04 <text:s/>Duration 00:00:01.17 <text:s/>25</text:p>
      <text:p text:style-name="P8">Não. Não, <text:span text:style-name="T35">não</text:span>.</text:p>
      <text:p text:style-name="P8"/>
      <text:p text:style-name="P8"><text:s/>660: 10:37:01.08 10:37:04.24 <text:s/>Duration 00:00:03.16 <text:s/>55</text:p>
      <text:p text:style-name="P8">-Enfin, vous m'avez donné?</text:p>
      <text:p text:style-name="P8">-<text:span text:style-name="T35">Saia e volte</text:span>.</text:p>
      <text:p text:style-name="P8"/>
      <text:p text:style-name="P8"><text:s/>661: 10:37:05.03 10:37:07.14 <text:s/>Duration 00:00:02.11 <text:s/>37</text:p>
      <text:p text:style-name="P62"><text:span text:style-name="T35">Dê uma respirada</text:span></text:p>
      <text:p text:style-name="P62"><text:span text:style-name="T35">de ar fresco e volte.</text:span></text:p>
      <text:p text:style-name="P8"/>
      <text:p text:style-name="P8"><text:s/>662: 10:37:11.13 10:37:13.10 <text:s/>Duration 00:00:01.22 <text:s/>28</text:p>
      <text:p text:style-name="P61">No começo, quando cheiramos,</text:p>
      <text:p text:style-name="P8"/>
      <text:p text:style-name="P8"><text:s/>663: 10:37:14.04 10:37:16.18 <text:s/>Duration 00:00:02.14 <text:s/>38</text:p>
      <text:p text:style-name="P8"><text:span text:style-name="T35">não conseguimos</text:span> identifi<text:span text:style-name="T35">ca</text:span>r <text:span text:style-name="T35">muito</text:span>.</text:p>
      <text:p text:style-name="P8"/>
      <text:p text:style-name="P8"><text:s/>664: 10:37:16.22 10:37:18.18 <text:s/>Duration 00:00:01.21 <text:s/>28</text:p>
      <text:p text:style-name="P8"><text:span text:style-name="T35">Quando nos lembram o aroma</text:span>,</text:p>
      <text:p text:style-name="P8"/>
      <text:p text:style-name="P8"><text:s/>665: 10:37:18.22 10:37:23.16 <text:s/>Duration 00:00:04.19 <text:s/>71</text:p>
      <text:p text:style-name="P61">imediatamente reconhecemos a fruta,</text:p>
      <text:p text:style-name="P8">ou o <text:span text:style-name="T35">vemos em bala</text:span>...</text:p>
      <text:p text:style-name="P8"/>
      <text:p text:style-name="P8"><text:s/>666: 10:37:23.20 10:37:27.16 <text:s/>Duration 00:00:03.21 <text:s/>58</text:p>
      <text:p text:style-name="P8"><text:soft-page-break/>E <text:span text:style-name="T35">imediatamente</text:span></text:p>
      <text:p text:style-name="P8"><text:span text:style-name="T35">lembramos o</text:span> que é.</text:p>
      <text:p text:style-name="P8"/>
      <text:p text:style-name="P8"><text:s/>667: 10:37:31.17 10:37:33.19 <text:s/>Duration 00:00:02.02 <text:s/>31</text:p>
      <text:p text:style-name="P8">Lucas, <text:span text:style-name="T36">foi sua 1ª degustação</text:span></text:p>
      <text:p text:style-name="P8"/>
      <text:p text:style-name="P8"><text:s/>668: 10:37:33.24 10:37:38.03 <text:s/>Duration 00:00:04.04 <text:s/>62</text:p>
      <text:p text:style-name="P8">e <text:span text:style-name="T36">você foi muito bom</text:span>, <text:span text:style-name="T36">você achou</text:span>,</text:p>
      <text:p text:style-name="P8">à<text:span text:style-name="T36">s cegas</text:span>, qu<text:span text:style-name="T36">al</text:span> <text:span text:style-name="T36">era o</text:span> rosé.</text:p>
      <text:p text:style-name="P8"/>
      <text:p text:style-name="P8"><text:s/>669: 10:37:38.07 10:37:41.06 <text:s/>Duration 00:00:02.24 <text:s/>44</text:p>
      <text:p text:style-name="P63">Sim, ma<text:span text:style-name="T36">s pode ter sido</text:span></text:p>
      <text:p text:style-name="P63"><text:span text:style-name="T36">um golpe de sorte.</text:span></text:p>
      <text:p text:style-name="P8"/>
      <text:p text:style-name="P8"><text:s/>670: 10:37:41.10 10:37:44.06 <text:s/>Duration 00:00:02.21 <text:s/>43</text:p>
      <text:p text:style-name="P8"><text:span text:style-name="T36">O que você acha</text:span>?</text:p>
      <text:p text:style-name="P8"><text:span text:style-name="T36">Foi sorte ou realmente</text:span>...</text:p>
      <text:p text:style-name="P8"/>
      <text:p text:style-name="P8"><text:s/>671: 10:37:44.10 10:37:45.15 <text:s/>Duration 00:00:01.05 <text:s/>18</text:p>
      <text:p text:style-name="P8">Não...</text:p>
      <text:p text:style-name="P8"/>
      <text:p text:style-name="P8"><text:s/>672: 10:37:47.01 10:37:51.01 <text:s/>Duration 00:00:04.00 <text:s/>60</text:p>
      <text:p text:style-name="P63"><text:span text:style-name="T36">Logo no começo, descobrir</text:span></text:p>
      <text:p text:style-name="P63"><text:span text:style-name="T36">qual era o rosé e qual era o branco,</text:span></text:p>
      <text:p text:style-name="P8"/>
      <text:p text:style-name="P8"><text:s/>673: 10:37:51.05 10:37:53.17 <text:s/>Duration 00:00:02.12 <text:s/>37</text:p>
      <text:p text:style-name="P63"><text:span text:style-name="T36">isso foi</text:span></text:p>
      <text:p text:style-name="P63"><text:span text:style-name="T36">porque eu achei realmente</text:span>...</text:p>
      <text:p text:style-name="P8"/>
      <text:p text:style-name="P8"><text:s/>674: 10:37:53.21 10:37:54.24 <text:s/>Duration 00:00:01.03 <text:s/>17</text:p>
      <text:p text:style-name="P8"><text:span text:style-name="T36">Sentimos </text:span>a dif<text:span text:style-name="T36">erença</text:span>.</text:p>
      <text:p text:style-name="P8"/>
      <text:p text:style-name="P8"><text:s/>675: 10:37:55.04 10:37:58.09 <text:s/>Duration 00:00:03.05 <text:s/>48</text:p>
      <text:p text:style-name="P8">Qu<text:span text:style-name="T36">e diferença você sentiu</text:span>?</text:p>
      <text:p text:style-name="P8"/>
      <text:p text:style-name="P8"><text:s/>676: 10:37:58.13 10:38:00.19 <text:s/>Duration 00:00:02.06 <text:s/>34</text:p>
      <text:p text:style-name="P63"><text:span text:style-name="T36">Eu acho que no</text:span> rosé,</text:p>
      <text:p text:style-name="P8"/>
      <text:p text:style-name="P8"><text:s/>677: 10:38:00.23 10:38:05.16 <text:s/>Duration 00:00:04.18 <text:s/>71</text:p>
      <text:p text:style-name="P64">na verdade, depois,</text:p>
      <text:p text:style-name="P8">que <text:span text:style-name="T36">ele me resseca um pouco</text:span>...</text:p>
      <text:p text:style-name="P8"/>
      <text:p text:style-name="P8"><text:s/>678: 10:38:05.20 10:38:09.19 <text:s/>Duration 00:00:03.24 <text:s/>59</text:p>
      <text:p text:style-name="P63">Quand<text:span text:style-name="T36">o eu cheiro</text:span>, <text:span text:style-name="T36">ele me seca</text:span></text:p>
      <text:p text:style-name="P63"><text:span text:style-name="T36">o nariz e tudo. Então</text:span>... <text:span text:style-name="T36">é isso</text:span>.</text:p>
      <text:p text:style-name="P8"/>
      <text:p text:style-name="P8"><text:s/>679: 10:38:09.23 10:38:13.10 <text:s/>Duration 00:00:03.12 <text:s/>52</text:p>
      <text:p text:style-name="P63">OK, <text:span text:style-name="T36">foi</text:span> <text:span text:style-name="T36">realmente</text:span></text:p>
      <text:p text:style-name="P63"><text:span text:style-name="T36">uma sensação física que o guiou</text:span>.</text:p>
      <text:p text:style-name="P8"/>
      <text:p text:style-name="P8"><text:s/>680: 10:38:13.14 10:38:15.11 <text:s/>Duration 00:00:01.22 <text:s/>28</text:p>
      <text:p text:style-name="P8"><text:span text:style-name="T36">O olfato</text:span> se trabalh<text:span text:style-name="T36">a</text:span>,</text:p>
      <text:p text:style-name="P8"/>
      <text:p text:style-name="P8"><text:s/>681: 10:38:15.15 10:38:17.02 <text:s/>Duration 00:00:01.12 <text:s/>22</text:p>
      <text:p text:style-name="P8">é com<text:span text:style-name="T36">o tudo</text:span>.</text:p>
      <text:p text:style-name="P8"/>
      <text:p text:style-name="P8"><text:s/>682: 10:38:17.07 10:38:19.15 <text:s/>Duration 00:00:02.08 <text:s/>35</text:p>
      <text:p text:style-name="P8">-<text:span text:style-name="T36">Obrigada</text:span>, Lucas.</text:p>
      <text:p text:style-name="P8">-De <text:span text:style-name="T36">nada</text:span>.</text:p>
      <text:p text:style-name="P8"/>
      <text:p text:style-name="P8"><text:soft-page-break/><text:s/>683: 10:38:19.19 10:38:21.21 <text:s/>Duration 00:00:02.02 <text:s/>31</text:p>
      <text:p text:style-name="P8">-<text:span text:style-name="T36">Saúde</text:span>.</text:p>
      <text:p text:style-name="P63">-<text:span text:style-name="T36">Saúde</text:span>.</text:p>
      <text:p text:style-name="P8"/>
      <text:p text:style-name="P8"><text:s/>684: 10:38:24.11 10:38:27.04 <text:s/>Duration 00:00:02.18 <text:s/>41</text:p>
      <text:p text:style-name="P8">To<text:span text:style-name="T36">da ocasião é boa</text:span></text:p>
      <text:p text:style-name="P8">p<text:span text:style-name="T36">ara</text:span> servir champagne.</text:p>
      <text:p text:style-name="P8"/>
      <text:p text:style-name="P8"><text:s/>685: 10:38:27.09 10:38:29.11 <text:s/>Duration 00:00:02.02 <text:s/>31</text:p>
      <text:p text:style-name="P8">Napol<text:span text:style-name="T36">eão disse que na vitória</text:span></text:p>
      <text:p text:style-name="P8"/>
      <text:p text:style-name="P8"><text:s/>686: 10:38:29.15 10:38:31.19 <text:s/>Duration 00:00:02.04 <text:s/>32</text:p>
      <text:p text:style-name="P63"><text:span text:style-name="T36">é merecido</text:span></text:p>
      <text:p text:style-name="P63">e <text:span text:style-name="T36">na derrota é necessário</text:span>.</text:p>
      <text:p text:style-name="P8"/>
      <text:p text:style-name="P8"><text:s/>687: 10:38:31.23 10:38:35.10 <text:s/>Duration 00:00:03.12 <text:s/>52</text:p>
      <text:p text:style-name="P63">E <text:span text:style-name="T36">eu diria que se a felicidade</text:span></text:p>
      <text:p text:style-name="P63"><text:span text:style-name="T36">fosse um som...</text:span></text:p>
      <text:p text:style-name="P8"/>
      <text:p text:style-name="P8"><text:s/>688: 10:38:35.14 10:38:36.09 <text:s/>Duration 00:00:00.20 <text:s/>12</text:p>
      <text:p text:style-name="P8"><text:span text:style-name="T36">seria isso</text:span>.</text:p>
      <text:p text:style-name="P8"/>
      <text:p text:style-name="P8"><text:s/>689: 10:38:36.14 10:38:38.16 <text:s/>Duration 00:00:02.02 <text:s/>31</text:p>
      <text:p text:style-name="P64">O técnico que eu sou</text:p>
      <text:p text:style-name="P64">gosta muito,</text:p>
      <text:p text:style-name="P8"/>
      <text:p text:style-name="P8"><text:s/>690: 10:38:38.20 10:38:42.01 <text:s/>Duration 00:00:03.06 <text:s/>49</text:p>
      <text:p text:style-name="P8"><text:span text:style-name="T36">quando abrimos uma</text:span> garrafa,</text:p>
      <text:p text:style-name="P8">que <text:span text:style-name="T36">estoure, faça barulho</text:span>.</text:p>
      <text:p text:style-name="P8"/>
      <text:p text:style-name="P8"><text:s/>691: 10:38:42.05 10:38:45.08 <text:s/>Duration 00:00:03.03 <text:s/>47</text:p>
      <text:p text:style-name="P8"><text:span text:style-name="T36">Na</text:span>s escolas de sommel<text:span text:style-name="T36">ier</text:span>,</text:p>
      <text:p text:style-name="P64">agora é costume</text:p>
      <text:p text:style-name="P8"/>
      <text:p text:style-name="P8"><text:s/>692: 10:38:45.12 10:38:49.06 <text:s/>Duration 00:00:03.19 <text:s/>56</text:p>
      <text:p text:style-name="P8">de<text:span text:style-name="T36">ixar o</text:span> produto <text:span text:style-name="T36">suspirar</text:span>,</text:p>
      <text:p text:style-name="P64">ou seja, abrir devagar</text:p>
      <text:p text:style-name="P8"/>
      <text:p text:style-name="P8"><text:s/>693: 10:38:49.10 10:38:52.18 <text:s/>Duration 00:00:03.08 <text:s/>50</text:p>
      <text:p text:style-name="P63">p<text:span text:style-name="T36">ara deixar todo o gás</text:span></text:p>
      <text:p text:style-name="P63"><text:span text:style-name="T36">escapar suavemente.</text:span></text:p>
      <text:p text:style-name="P8"/>
      <text:p text:style-name="P8"><text:s/>694: 10:38:52.22 10:38:55.12 <text:s/>Duration 00:00:02.15 <text:s/>39</text:p>
      <text:p text:style-name="P8">É t<text:span text:style-name="T36">ão lindo</text:span>,</text:p>
      <text:p text:style-name="P8"><text:span text:style-name="T36">a</text:span> garrafa de champagne <text:span text:style-name="T36">espocando</text:span>.</text:p>
      <text:p text:style-name="P8"/>
      <text:p text:style-name="P8"><text:s/>695: 10:38:59.01 10:39:02.14 <text:s/>Duration 00:00:03.13 <text:s/>53</text:p>
      <text:p text:style-name="P8">#<text:span text:style-name="T36">Hoje</text:span>, Stéphane f<text:span text:style-name="T36">ará justamente</text:span></text:p>
      <text:p text:style-name="P8"><text:span text:style-name="T36">espocar</text:span> <text:span text:style-name="T36">várias</text:span> garrafas,#</text:p>
      <text:p text:style-name="P8"/>
      <text:p text:style-name="P8"><text:s/>696: 10:39:02.18 10:39:06.08 <text:s/>Duration 00:00:03.15 <text:s/>54</text:p>
      <text:p text:style-name="P65">#<text:span text:style-name="T36">ensinando</text:span> <text:span text:style-name="T36">o método </text:span>ancestral</text:p>
      <text:p text:style-name="P65">d<text:span text:style-name="T37">o#</text:span> dégorgement à la volée</text:p>
      <text:p text:style-name="P8"/>
      <text:p text:style-name="P8"><text:s/>697: 10:39:06.12 10:39:08.19 <text:s/>Duration 00:00:02.07 <text:s/>34</text:p>
      <text:p text:style-name="P8">#qu<text:span text:style-name="T37">e elimina</text:span></text:p>
      <text:p text:style-name="P8"><text:span text:style-name="T37">o depósito do</text:span> champagne.#</text:p>
      <text:p text:style-name="P8"/>
      <text:p text:style-name="P8"><text:s/>698: 10:39:12.03 10:39:13.00 <text:s/>Duration 00:00:00.22 <text:s/>13</text:p>
      <text:p text:style-name="P66">O depósito.</text:p>
      <text:p text:style-name="P8"><text:soft-page-break/></text:p>
      <text:p text:style-name="P8"><text:s/>699: 10:39:13.05 10:39:16.12 <text:s/>Duration 00:00:03.07 <text:s/>49</text:p>
      <text:p text:style-name="P8">Normalment<text:span text:style-name="T37">e,</text:span> t<text:span text:style-name="T37">udo deve estar</text:span></text:p>
      <text:p text:style-name="P8">so<text:span text:style-name="T37">b o anel</text:span> da garrafa.</text:p>
      <text:p text:style-name="P8"/>
      <text:p text:style-name="P8"><text:s/>700: 10:39:16.16 10:39:17.24 <text:s/>Duration 00:00:01.08 <text:s/>20</text:p>
      <text:p text:style-name="P8"><text:span text:style-name="T38">São</text:span> 6 kg de press<text:span text:style-name="T38">ão</text:span>,</text:p>
      <text:p text:style-name="P8"/>
      <text:p text:style-name="P8"><text:s/>701: 10:39:18.03 10:39:21.09 <text:s/>Duration 00:00:03.06 <text:s/>49</text:p>
      <text:p text:style-name="P67"><text:span text:style-name="T38">então o gesto, assim</text:span> que <text:span text:style-name="T38">abre,</text:span></text:p>
      <text:p text:style-name="P67"><text:span text:style-name="T38">é botar o polegar</text:span>,</text:p>
      <text:p text:style-name="P8"/>
      <text:p text:style-name="P8"><text:s/>702: 10:39:21.13 10:39:26.03 <text:s/>Duration 00:00:04.15 <text:s/>69</text:p>
      <text:p text:style-name="P67">s<text:span text:style-name="T38">enão</text:span> é <text:span text:style-name="T38">o</text:span> Grand Prix de <text:span text:style-name="T38">Fórmula</text:span> 1</text:p>
      <text:p text:style-name="P67">e <text:span text:style-name="T38">perdemos vinho.</text:span> <text:span text:style-name="T38">Certo</text:span>?</text:p>
      <text:p text:style-name="P8"/>
      <text:p text:style-name="P8"><text:s/>703: 10:39:30.03 10:39:31.10 <text:s/>Duration 00:00:01.07 <text:s/>19</text:p>
      <text:p text:style-name="P8"><text:span text:style-name="T38">Certo</text:span>.</text:p>
      <text:p text:style-name="P8"/>
      <text:p text:style-name="P8"><text:s/>704: 10:39:32.00 10:39:32.24 <text:s/>Duration 00:00:00.24 <text:s/>14</text:p>
      <text:p text:style-name="P8">Qu<text:span text:style-name="T38">em vai</text:span>?</text:p>
      <text:p text:style-name="P8"/>
      <text:p text:style-name="P8"><text:s/>705: 10:39:33.03 10:39:36.12 <text:s/>Duration 00:00:03.09 <text:s/>50</text:p>
      <text:p text:style-name="P8">S<text:span text:style-name="T38">e entenderem toda a sequência</text:span></text:p>
      <text:p text:style-name="P8">d<text:span text:style-name="T38">o</text:span> process<text:span text:style-name="T38">o no</text:span>s gest<text:span text:style-name="T38">o</text:span>s,</text:p>
      <text:p text:style-name="P8"/>
      <text:p text:style-name="P8"><text:s/>706: 10:39:36.16 10:39:39.08 <text:s/>Duration 00:00:02.17 <text:s/>40</text:p>
      <text:p text:style-name="P68">terão entendido como elaborar</text:p>
      <text:p text:style-name="P8">u<text:span text:style-name="T38">m</text:span> bo<text:span text:style-name="T38">m</text:span> produto.</text:p>
      <text:p text:style-name="P8"/>
      <text:p text:style-name="P8"><text:s/>707: 10:39:39.12 10:39:43.01 <text:s/>Duration 00:00:03.14 <text:s/>53</text:p>
      <text:p text:style-name="P8"><text:span text:style-name="T38">Na formação</text:span>, <text:span text:style-name="T38">o</text:span>s alunos</text:p>
      <text:p text:style-name="P8">com<text:span text:style-name="T38">eçam a</text:span> partir de 16 anos,</text:p>
      <text:p text:style-name="P8"/>
      <text:p text:style-name="P8"><text:s/>708: 10:39:43.05 10:39:47.16 <text:s/>Duration 00:00:04.11 <text:s/>67</text:p>
      <text:p text:style-name="P8"><text:span text:style-name="T38">temos às vezes em</text:span> forma<text:span text:style-name="T38">ção</text:span> adult<text:span text:style-name="T38">a</text:span></text:p>
      <text:p text:style-name="P8"><text:span text:style-name="T38">até</text:span> 40 anos ou <text:span text:style-name="T38">mais</text:span>.</text:p>
      <text:p text:style-name="P8"/>
      <text:p text:style-name="P8"><text:s/>709: 10:39:47.20 10:39:50.00 <text:s/>Duration 00:00:02.05 <text:s/>33</text:p>
      <text:p text:style-name="P67"><text:span text:style-name="T38">Eles podem fazer 1, 2, 3 ciclo</text:span>s,</text:p>
      <text:p text:style-name="P8"/>
      <text:p text:style-name="P8"><text:s/>710: 10:39:50.04 10:39:52.15 <text:s/>Duration 00:00:02.11 <text:s/>37</text:p>
      <text:p text:style-name="P8"><text:span text:style-name="T38">então têm domínio</text:span> total</text:p>
      <text:p text:style-name="P8">de to<text:span text:style-name="T38">do o#</text:span> process.<text:span text:style-name="T38">#</text:span></text:p>
      <text:p text:style-name="P8"/>
      <text:p text:style-name="P8"><text:s/>711: 10:39:52.19 10:39:56.07 <text:s/>Duration 00:00:03.13 <text:s/>53</text:p>
      <text:p text:style-name="P8">É <text:span text:style-name="T38">isso o</text:span> int<text:span text:style-name="T38">e</text:span>ressant<text:span text:style-name="T38">e</text:span>,</text:p>
      <text:p text:style-name="P8"><text:span text:style-name="T38">o conhecimento de todos os</text:span> gest<text:span text:style-name="T38">o</text:span>s.</text:p>
      <text:p text:style-name="P8"/>
      <text:p text:style-name="P8"><text:s/>712: 10:39:56.12 10:39:58.08 <text:s/>Duration 00:00:01.21 <text:s/>28</text:p>
      <text:p text:style-name="P8">-<text:span text:style-name="T38">Precisa tenta</text:span>r.</text:p>
      <text:p text:style-name="P8">-<text:span text:style-name="T38">Eu nunca fiz.</text:span></text:p>
      <text:p text:style-name="P8"/>
      <text:p text:style-name="P8"><text:s/>713: 10:40:00.18 10:40:04.24 <text:s/>Duration 00:00:04.06 <text:s/>64</text:p>
      <text:p text:style-name="P8">Ah, <text:span text:style-name="T38">nada mau</text:span>.</text:p>
      <text:p text:style-name="P8"><text:span text:style-name="T38">Pelo som</text:span>, <text:span text:style-name="T38">não </text:span>é <text:span text:style-name="T38">nada mau</text:span>.</text:p>
      <text:p text:style-name="P8"/>
      <text:p text:style-name="P8"><text:s/>714: 10:40:05.03 10:40:08.01 <text:s/>Duration 00:00:02.23 <text:s/>44</text:p>
      <text:p text:style-name="P8">-<text:span text:style-name="T38">Melhor que seu</text:span>. Vo<text:span text:style-name="T38">cês viram</text:span>?</text:p>
      <text:p text:style-name="P8">-<text:span text:style-name="T38">Sim</text:span>, é <text:span text:style-name="T38">isso</text:span>.</text:p>
      <text:p text:style-name="P8"><text:soft-page-break/></text:p>
      <text:p text:style-name="P8"><text:s/>715: 10:40:09.12 10:40:12.07 <text:s/>Duration 00:00:02.20 <text:s/>42</text:p>
      <text:p text:style-name="P8">Quand<text:span text:style-name="T38">o o </text:span>aluno <text:span text:style-name="T38">supera o mes</text:span>tre,</text:p>
      <text:p text:style-name="P8"><text:span text:style-name="T38">este foi bom</text:span>.</text:p>
      <text:p text:style-name="P8"/>
      <text:p text:style-name="P8"><text:s/>716: 10:40:21.20 10:40:25.03 <text:s/>Duration 00:00:03.08 <text:s/>50</text:p>
      <text:p text:style-name="P67"><text:span text:style-name="T38">Na verdade, quem decide</text:span></text:p>
      <text:p text:style-name="P67"><text:span text:style-name="T38">aprender a</text:span> cultiv<text:span text:style-name="T38">ar</text:span> vinha<text:span text:style-name="T38">s</text:span></text:p>
      <text:p text:style-name="P8"/>
      <text:p text:style-name="P8"><text:s/>717: 10:40:25.07 10:40:28.13 <text:s/>Duration 00:00:03.06 <text:s/>49</text:p>
      <text:p text:style-name="P8">e <text:span text:style-name="T38">a</text:span> trabalh<text:span text:style-name="T38">ar o</text:span> vin<text:span text:style-name="T38">ho</text:span>,</text:p>
      <text:p text:style-name="P8"><text:span text:style-name="T38">é uma pessoa aficionada</text:span>.</text:p>
      <text:p text:style-name="P8"/>
      <text:p text:style-name="P8"><text:s/>718: 10:40:28.18 10:40:31.23 <text:s/>Duration 00:00:03.05 <text:s/>48</text:p>
      <text:p text:style-name="P67"><text:span text:style-name="T38">Então temos uma maioria</text:span></text:p>
      <text:p text:style-name="P67"><text:span text:style-name="T38">de jovens e nem tão jovens</text:span></text:p>
      <text:p text:style-name="P8"/>
      <text:p text:style-name="P8"><text:s/>719: 10:40:32.02 10:40:34.09 <text:s/>Duration 00:00:02.07 <text:s/>34</text:p>
      <text:p text:style-name="P8">qu<text:span text:style-name="T38">e são aficionados</text:span></text:p>
      <text:p text:style-name="P8">p<text:span text:style-name="T38">or esse</text:span> produto</text:p>
      <text:p text:style-name="P8"/>
      <text:p text:style-name="P8"><text:s/>720: 10:40:34.13 10:40:37.17 <text:s/>Duration 00:00:03.04 <text:s/>47</text:p>
      <text:p text:style-name="P67">qu<text:span text:style-name="T38">e tem realmente</text:span></text:p>
      <text:p text:style-name="P67"><text:span text:style-name="T38">um forte apelo afetivo</text:span>.</text:p>
      <text:p text:style-name="P8"/>
      <text:p text:style-name="P8"><text:s/>721: 10:40:37.22 10:40:41.09 <text:s/>Duration 00:00:03.12 <text:s/>52</text:p>
      <text:p text:style-name="P68">Então, muitos deles</text:p>
      <text:p text:style-name="P8"><text:span text:style-name="T38">ficam obviamente na</text:span> Champagne,</text:p>
      <text:p text:style-name="P8"/>
      <text:p text:style-name="P8"><text:s/>722: 10:40:41.14 10:40:44.10 <text:s/>Duration 00:00:02.21 <text:s/>43</text:p>
      <text:p text:style-name="P8">ma<text:span text:style-name="T38">s muitos são os interessados</text:span></text:p>
      <text:p text:style-name="P8"/>
      <text:p text:style-name="P8"><text:s/>723: 10:40:44.14 10:40:47.19 <text:s/>Duration 00:00:03.05 <text:s/>48</text:p>
      <text:p text:style-name="P68">em encontrar um emprego</text:p>
      <text:p text:style-name="P8"><text:span text:style-name="T38">também fora da</text:span> Champagne.</text:p>
      <text:p text:style-name="P8"/>
      <text:p text:style-name="P8"><text:s/>724: 10:40:47.23 10:40:49.13 <text:s/>Duration 00:00:01.15 <text:s/>24</text:p>
      <text:p text:style-name="P8">No<text:span text:style-name="T38">sso papel é, claro,</text:span></text:p>
      <text:p text:style-name="P8"/>
      <text:p text:style-name="P8"><text:s/>725: 10:40:49.17 10:40:52.11 <text:s/>Duration 00:00:02.19 <text:s/>41</text:p>
      <text:p text:style-name="P67"><text:span text:style-name="T38">f</text:span>orm<text:span text:style-name="T38">a</text:span>r <text:span text:style-name="T38">o</text:span>s futur<text:span text:style-name="T38">o</text:span>s prof<text:span text:style-name="T38">issionais</text:span></text:p>
      <text:p text:style-name="P67"><text:span text:style-name="T38">da região</text:span>,</text:p>
      <text:p text:style-name="P8"/>
      <text:p text:style-name="P8"><text:s/>726: 10:40:52.15 10:40:55.01 <text:s/>Duration 00:00:02.11 <text:s/>37</text:p>
      <text:p text:style-name="P67"><text:span text:style-name="T38">para assumir vinhedos</text:span></text:p>
      <text:p text:style-name="P67"><text:span text:style-name="T38">de tipo </text:span>familia<text:span text:style-name="T38">r</text:span></text:p>
      <text:p text:style-name="P8"/>
      <text:p text:style-name="P8"><text:s/>727: 10:40:55.06 10:40:57.13 <text:s/>Duration 00:00:02.07 <text:s/>34</text:p>
      <text:p text:style-name="P8"><text:span text:style-name="T38">ou para</text:span> trabalh<text:span text:style-name="T38">ar nas</text:span> coop<text:span text:style-name="T38">e</text:span>rativ<text:span text:style-name="T38">a</text:span>s</text:p>
      <text:p text:style-name="P8"/>
      <text:p text:style-name="P8"><text:s/>728: 10:40:57.18 10:40:59.10 <text:s/>Duration 00:00:01.17 <text:s/>25</text:p>
      <text:p text:style-name="P67">ou <text:span text:style-name="T38">em adegas</text:span></text:p>
      <text:p text:style-name="P67"><text:span text:style-name="T38">como empregado</text:span>,</text:p>
      <text:p text:style-name="P8"/>
      <text:p text:style-name="P8"><text:s/>729: 10:40:59.15 10:41:02.02 <text:s/>Duration 00:00:02.12 <text:s/>37</text:p>
      <text:p text:style-name="P8"><text:span text:style-name="T38">ou para</text:span> trabalh<text:span text:style-name="T38">a</text:span>r</text:p>
      <text:p text:style-name="P8"><text:span text:style-name="T38">no setor comercial</text:span>,</text:p>
      <text:p text:style-name="P8"/>
      <text:p text:style-name="P8"><text:s/>730: 10:41:02.07 10:41:05.14 <text:s/>Duration 00:00:03.07 <text:s/>49</text:p>
      <text:p text:style-name="P68">em<text:span text:style-name="T38"> nossas regiões,</text:span></text:p>
      <text:p text:style-name="P8"><text:soft-page-break/><text:span text:style-name="T38">ou na</text:span> Fran<text:span text:style-name="T38">ça</text:span>, <text:span text:style-name="T38">ou na </text:span>exporta<text:span text:style-name="T38">ção</text:span>,</text:p>
      <text:p text:style-name="P8"/>
      <text:p text:style-name="P8"><text:s/>731: 10:41:05.18 10:41:08.14 <text:s/>Duration 00:00:02.21 <text:s/>43</text:p>
      <text:p text:style-name="P8"><text:span text:style-name="T38">porque o</text:span> champagne</text:p>
      <text:p text:style-name="P8"><text:span text:style-name="T38">é um</text:span> produto qu<text:span text:style-name="T38">e se </text:span>export<text:span text:style-name="T38">a</text:span>.</text:p>
      <text:p text:style-name="P8"/>
      <text:p text:style-name="P8"><text:s/>732: 10:41:10.00 10:41:14.15 <text:s/>Duration 00:00:04.15 <text:s/>69</text:p>
      <text:p text:style-name="P8"><text:span text:style-name="T38">Nó</text:span>s, <text:span text:style-name="T38">na</text:span> Champagne, <text:span text:style-name="T38">temos o direito</text:span></text:p>
      <text:p text:style-name="P8">de fa<text:span text:style-name="T39">zer</text:span> vin<text:span text:style-name="T39">ho espumante</text:span></text:p>
      <text:p text:style-name="P8"/>
      <text:p text:style-name="P8"><text:s/>733: 10:41:14.20 10:41:16.05 <text:s/>Duration 00:00:01.10 <text:s/>21</text:p>
      <text:p text:style-name="P8"><text:span text:style-name="T39">chamado</text:span> "champagne".</text:p>
      <text:p text:style-name="P8"/>
      <text:p text:style-name="P8"><text:s/>734: 10:41:16.09 10:41:19.11 <text:s/>Duration 00:00:03.02 <text:s/>46</text:p>
      <text:p text:style-name="P8">É <text:span text:style-name="T39">só a nossa região</text:span></text:p>
      <text:p text:style-name="P8">qu<text:span text:style-name="T39">e pode fazer isso</text:span>.</text:p>
      <text:p text:style-name="P8"/>
      <text:p text:style-name="P8"><text:s/>735: 10:41:19.15 10:41:22.21 <text:s/>Duration 00:00:03.06 <text:s/>49</text:p>
      <text:p text:style-name="P8">P<text:span text:style-name="T39">orque o</text:span> champagne</text:p>
      <text:p text:style-name="P8">é u<text:span text:style-name="T39">ma</text:span> mar<text:span text:style-name="T39">ca</text:span>, é <text:span text:style-name="T39">registrado</text:span>.</text:p>
      <text:p text:style-name="P8"/>
      <text:p text:style-name="P8"><text:s/>736: 10:41:23.00 10:41:26.18 <text:s/>Duration 00:00:03.18 <text:s/>56</text:p>
      <text:p text:style-name="P8">É u<text:span text:style-name="T39">ma marca registrada.</text:span></text:p>
      <text:p text:style-name="P69">Com o avanço que há atualmente</text:p>
      <text:p text:style-name="P8"/>
      <text:p text:style-name="P8"><text:s/>737: 10:41:26.22 10:41:29.01 <text:s/>Duration 00:00:02.04 <text:s/>32</text:p>
      <text:p text:style-name="P70"><text:span text:style-name="T39">nos os países</text:span></text:p>
      <text:p text:style-name="P70">qu<text:span text:style-name="T39">e</text:span> produ<text:span text:style-name="T39">zem</text:span> vin<text:span text:style-name="T39">ho</text:span>,</text:p>
      <text:p text:style-name="P8"/>
      <text:p text:style-name="P8"><text:s/>738: 10:41:29.05 10:41:33.20 <text:s/>Duration 00:00:04.15 <text:s/>69</text:p>
      <text:p text:style-name="P70"><text:span text:style-name="T39">sejam eles não espumantes</text:span></text:p>
      <text:p text:style-name="P70"><text:span text:style-name="T39">ou vinhos espumantes</text:span>,</text:p>
      <text:p text:style-name="P8"/>
      <text:p text:style-name="P8"><text:s/>739: 10:41:33.24 10:41:38.22 <text:s/>Duration 00:00:04.23 <text:s/>74</text:p>
      <text:p text:style-name="P69">somos obrigados a avançar</text:p>
      <text:p text:style-name="P69">cientificamente nas elaborações</text:p>
      <text:p text:style-name="P8"/>
      <text:p text:style-name="P8"><text:s/>740: 10:41:39.01 10:41:43.04 <text:s/>Duration 00:00:04.03 <text:s/>62</text:p>
      <text:p text:style-name="P70">qu<text:span text:style-name="T39">e serão feitas</text:span></text:p>
      <text:p text:style-name="P70"><text:span text:style-name="T39">para melhorar o vinho, dizendo</text:span>:</text:p>
      <text:p text:style-name="P8"/>
      <text:p text:style-name="P8"><text:s/>741: 10:41:43.08 10:41:45.16 <text:s/>Duration 00:00:02.08 <text:s/>35</text:p>
      <text:p text:style-name="P70"><text:span text:style-name="T39">nós estamos sempre</text:span></text:p>
      <text:p text:style-name="P70"><text:span text:style-name="T39">à frente de vocês,</text:span></text:p>
      <text:p text:style-name="P8"/>
      <text:p text:style-name="P8"><text:s/>742: 10:41:45.20 10:41:48.14 <text:s/>Duration 00:00:02.19 <text:s/>41</text:p>
      <text:p text:style-name="P70"><text:span text:style-name="T39">somos nós</text:span></text:p>
      <text:p text:style-name="P70"><text:span text:style-name="T39">que produzimos o</text:span> champagne</text:p>
      <text:p text:style-name="P8"/>
      <text:p text:style-name="P8"><text:s/>743: 10:41:48.18 10:41:50.03 <text:s/>Duration 00:00:01.10 <text:s/>21</text:p>
      <text:p text:style-name="P8">e <text:span text:style-name="T39">isso não mudará</text:span>.</text:p>
      <text:p text:style-name="P8"/>
      <text:p text:style-name="P8"><text:s/>744: 10:41:53.21 10:41:55.24 <text:s/>Duration 00:00:02.03 <text:s/>32</text:p>
      <text:p text:style-name="P70">#N<text:span text:style-name="T39">ão é qualquer um</text:span></text:p>
      <text:p text:style-name="P70"><text:span text:style-name="T39">que é</text:span> champagne.#</text:p>
      <text:p text:style-name="P8"/>
      <text:p text:style-name="P8"><text:s/>745: 10:41:56.04 10:41:58.10 <text:s/>Duration 00:00:02.06 <text:s/>34</text:p>
      <text:p text:style-name="P8">#<text:span text:style-name="T39">A delimitação geográfica,</text:span></text:p>
      <text:p text:style-name="P8"><text:span text:style-name="T39">as castas</text:span>#</text:p>
      <text:p text:style-name="P8"/>
      <text:p text:style-name="P8"><text:soft-page-break/><text:s/>746: 10:41:58.15 10:42:00.14 <text:s/>Duration 00:00:01.24 <text:s/>29</text:p>
      <text:p text:style-name="P8">#e <text:span text:style-name="T39">o conjunto da elaboração</text:span>#</text:p>
      <text:p text:style-name="P8"/>
      <text:p text:style-name="P8"><text:s/>747: 10:42:00.18 10:42:03.21 <text:s/>Duration 00:00:03.03 <text:s/>47</text:p>
      <text:p text:style-name="P8">#s<text:span text:style-name="T39">ão as características dessa</text:span></text:p>
      <text:p text:style-name="P8"><text:span text:style-name="T39">denominação de </text:span>orig<text:span text:style-name="T39">em</text:span> contr<text:span text:style-name="T39">o</text:span>l<text:span text:style-name="T39">ada</text:span>.#</text:p>
      <text:p text:style-name="P8"/>
      <text:p text:style-name="P8"><text:s/>748: 10:42:04.18 10:42:06.14 <text:s/>Duration 00:00:01.21 <text:s/>28</text:p>
      <text:p text:style-name="P70">#<text:span text:style-name="T39">Ela</text:span> <text:span text:style-name="T39">garante</text:span></text:p>
      <text:p text:style-name="P70"><text:span text:style-name="T39">o futuro do</text:span> champagne#</text:p>
      <text:p text:style-name="P8"/>
      <text:p text:style-name="P8"><text:s/>749: 10:42:07.04 10:42:09.02 <text:s/>Duration 00:00:01.23 <text:s/>29</text:p>
      <text:p text:style-name="P8">#<text:span text:style-name="T39">e dos</text:span> se<text:span text:style-name="T39">u</text:span>s viticultores.#</text:p>
      <text:p text:style-name="P8"/>
      <text:p text:style-name="P8"><text:s/>750: 10:42:10.14 10:42:13.02 <text:s/>Duration 00:00:02.13 <text:s/>38</text:p>
      <text:p text:style-name="P69">Estamos nos vinhedos</text:p>
      <text:p text:style-name="P8">o<text:span text:style-name="T39">nde o</text:span> chardonnay exprime</text:p>
      <text:p text:style-name="P8"/>
      <text:p text:style-name="P8"><text:s/>751: 10:42:13.07 10:42:14.15 <text:s/>Duration 00:00:01.08 <text:s/>20</text:p>
      <text:p text:style-name="P8">to<text:span text:style-name="T39">da a</text:span> s<text:span text:style-name="T39">u</text:span>a <text:span text:style-name="T39">delicad</text:span>e<text:span text:style-name="T39">za</text:span>,</text:p>
      <text:p text:style-name="P8"/>
      <text:p text:style-name="P8"><text:s/>752: 10:42:14.19 10:42:18.07 <text:s/>Duration 00:00:03.13 <text:s/>53</text:p>
      <text:p text:style-name="P8">to<text:span text:style-name="T39">da a sua elegância,</text:span></text:p>
      <text:p text:style-name="P8">to<text:span text:style-name="T39">da a su</text:span>a mine<text:span text:style-name="T39">ralidade,</text:span></text:p>
      <text:p text:style-name="P8"/>
      <text:p text:style-name="P8"><text:s/>753: 10:42:18.11 10:42:22.22 <text:s/>Duration 00:00:04.11 <text:s/>67</text:p>
      <text:p text:style-name="P70"><text:span text:style-name="T39">o que produz</text:span> champagnes e<text:span text:style-name="T39">m ge</text:span>ral</text:p>
      <text:p text:style-name="P70"><text:span text:style-name="T39">muito</text:span> fin<text:span text:style-name="T39">o</text:span>s, <text:span text:style-name="T39">muito elegantes.</text:span></text:p>
      <text:p text:style-name="P8"/>
      <text:p text:style-name="P8"><text:s/>754: 10:42:23.01 10:42:24.09 <text:s/>Duration 00:00:01.08 <text:s/>20</text:p>
      <text:p text:style-name="P8">É <text:span text:style-name="T39">isso, nosso#</text:span> terroir.<text:span text:style-name="T39">#</text:span></text:p>
      <text:p text:style-name="P8"/>
      <text:p text:style-name="P8"><text:s/>755: 10:42:26.00 10:42:29.11 <text:s/>Duration 00:00:03.11 <text:s/>52</text:p>
      <text:p text:style-name="P8">Nos<text:span text:style-name="T39">sos</text:span> j<text:span text:style-name="T39">ovens devem</text:span> se sentir <text:span text:style-name="T39">bem</text:span></text:p>
      <text:p text:style-name="P8"><text:span text:style-name="T39">na nossa escola</text:span>.</text:p>
      <text:p text:style-name="P8"/>
      <text:p text:style-name="P8"><text:s/>756: 10:42:29.15 10:42:32.02 <text:s/>Duration 00:00:02.12 <text:s/>37</text:p>
      <text:p text:style-name="P69">Por isso precisamos</text:p>
      <text:p text:style-name="P69">destacar o valor</text:p>
      <text:p text:style-name="P8"/>
      <text:p text:style-name="P8"><text:s/>757: 10:42:32.07 10:42:35.07 <text:s/>Duration 00:00:03.00 <text:s/>45</text:p>
      <text:p text:style-name="P69">de tudo que os cerca</text:p>
      <text:p text:style-name="P8"><text:span text:style-name="T39">em relação a seu#</text:span> terroir.<text:span text:style-name="T39">#</text:span></text:p>
      <text:p text:style-name="P8"/>
      <text:p text:style-name="P8"><text:s/>758: 10:42:35.11 10:42:39.08 <text:s/>Duration 00:00:03.22 <text:s/>58</text:p>
      <text:p text:style-name="P8"><text:span text:style-name="T39">A</text:span> Champagne é 33 mil hectares,</text:p>
      <text:p text:style-name="P8"><text:span text:style-name="T39">estende-se por</text:span> 150 ou 200 km.</text:p>
      <text:p text:style-name="P8"/>
      <text:p text:style-name="P8"><text:s/>759: 10:42:39.12 10:42:42.12 <text:s/>Duration 00:00:03.00 <text:s/>45</text:p>
      <text:p text:style-name="P8"><text:span text:style-name="T39">É claro que #</text:span> terroir,<text:span text:style-name="T39">#</text:span></text:p>
      <text:p text:style-name="P8"><text:span text:style-name="T39">casta</text:span>s, mod<text:span text:style-name="T39">o</text:span>s de cult<text:span text:style-name="T39">ivo</text:span>,</text:p>
      <text:p text:style-name="P8"/>
      <text:p text:style-name="P8"><text:s/>760: 10:42:42.16 10:42:45.00 <text:s/>Duration 00:00:02.09 <text:s/>35</text:p>
      <text:p text:style-name="P8">de <text:span text:style-name="T39">poda</text:span>, p<text:span text:style-name="T39">o</text:span>r exempl<text:span text:style-name="T39">o</text:span>,</text:p>
      <text:p text:style-name="P8"><text:span text:style-name="T39">não são iguai</text:span>s.</text:p>
      <text:p text:style-name="P8"/>
      <text:p text:style-name="P8"><text:s/>761: 10:42:45.05 10:42:48.20 <text:s/>Duration 00:00:03.15 <text:s/>54</text:p>
      <text:p text:style-name="P72"><text:span text:style-name="T40">Precisamos fazer os jovens</text:span></text:p>
      <text:p text:style-name="P72"><text:span text:style-name="T40">entenderem que onde eles estão</text:span></text:p>
      <text:p text:style-name="P8"/>
      <text:p text:style-name="P8"><text:soft-page-break/><text:s/>762: 10:42:49.00 10:42:52.07 <text:s/>Duration 00:00:03.07 <text:s/>49</text:p>
      <text:p text:style-name="P8"><text:span text:style-name="T40">podem</text:span> valori<text:span text:style-name="T40">za</text:span>r <text:span text:style-name="T40">o#</text:span> terroir,<text:span text:style-name="T40">#</text:span></text:p>
      <text:p text:style-name="P8">f<text:span text:style-name="T40">azer coisa</text:span>s int<text:span text:style-name="T40">e</text:span>ressantes.</text:p>
      <text:p text:style-name="P8"/>
      <text:p text:style-name="P8"><text:s/>763: 10:42:52.12 10:42:54.19 <text:s/>Duration 00:00:02.07 <text:s/>34</text:p>
      <text:p text:style-name="P8">E <text:span text:style-name="T40">também temos todos</text:span></text:p>
      <text:p text:style-name="P71">amor-próprio.</text:p>
      <text:p text:style-name="P8"/>
      <text:p text:style-name="P8"><text:s/>764: 10:42:54.23 10:42:58.09 <text:s/>Duration 00:00:03.11 <text:s/>52</text:p>
      <text:p text:style-name="P8"><text:span text:style-name="T40">Sou um jovem do#</text:span> terroir,<text:span text:style-name="T40">#</text:span></text:p>
      <text:p text:style-name="P8"><text:span text:style-name="T40">então, é claro</text:span>, é m<text:span text:style-name="T40">eu favorito,</text:span></text:p>
      <text:p text:style-name="P8"/>
      <text:p text:style-name="P8"><text:s/>765: 10:42:58.13 10:43:00.05 <text:s/>Duration 00:00:01.17 <text:s/>25</text:p>
      <text:p text:style-name="P72">ma<text:span text:style-name="T40">s não digo isso</text:span></text:p>
      <text:p text:style-name="P72"><text:span text:style-name="T40">no começo</text:span>.</text:p>
      <text:p text:style-name="P8"/>
      <text:p text:style-name="P8"><text:s/>766: 10:43:00.09 10:43:03.12 <text:s/>Duration 00:00:03.03 <text:s/>47</text:p>
      <text:p text:style-name="P8"><text:span text:style-name="T40">E</text:span>xpli<text:span text:style-name="T40">co a eles</text:span></text:p>
      <text:p text:style-name="P8">po<text:span text:style-name="T40">r que gosto dessa</text:span> particulari<text:span text:style-name="T40">dade</text:span></text:p>
      <text:p text:style-name="P8"/>
      <text:p text:style-name="P8"><text:s/>767: 10:43:03.16 10:43:07.03 <text:s/>Duration 00:00:03.12 <text:s/>52</text:p>
      <text:p text:style-name="P8">e <text:span text:style-name="T40">tenho o direito de</text:span> expli<text:span text:style-name="T40">ca</text:span>r,</text:p>
      <text:p text:style-name="P71">a obrigação,</text:p>
      <text:p text:style-name="P8"/>
      <text:p text:style-name="P8"><text:s/>768: 10:43:07.07 10:43:09.03 <text:s/>Duration 00:00:01.21 <text:s/>28</text:p>
      <text:p text:style-name="P72"><text:span text:style-name="T40">o que eles vão amar</text:span></text:p>
      <text:p text:style-name="P72"><text:span text:style-name="T40">no#</text:span> terroir.<text:span text:style-name="T40">#</text:span></text:p>
      <text:p text:style-name="P8"/>
      <text:p text:style-name="P8"><text:s/>769: 10:43:24.05 10:43:27.06 <text:s/>Duration 00:00:03.01 <text:s/>46</text:p>
      <text:p text:style-name="P8">#To<text:span text:style-name="T40">dos os</text:span> alunos <text:span text:style-name="T40">têm um</text:span> projet<text:span text:style-name="T40">o,</text:span></text:p>
      <text:p text:style-name="P8"><text:span text:style-name="T40">e o</text:span> de Gaizka#</text:p>
      <text:p text:style-name="P8"/>
      <text:p text:style-name="P8"><text:s/>770: 10:43:27.11 10:43:29.12 <text:s/>Duration 00:00:02.01 <text:s/>31</text:p>
      <text:p text:style-name="P8">#<text:span text:style-name="T40">é suceder a seus avós.</text:span>#</text:p>
      <text:p text:style-name="P8"/>
      <text:p text:style-name="P8"><text:s/>771: 10:43:29.16 10:43:31.13 <text:s/>Duration 00:00:01.22 <text:s/>28</text:p>
      <text:p text:style-name="P72">#<text:span text:style-name="T40">A</text:span>s instal<text:span text:style-name="T40">ações</text:span> modest<text:span text:style-name="T40">as fazem</text:span>#</text:p>
      <text:p text:style-name="P8"/>
      <text:p text:style-name="P8"><text:s/>772: 10:43:31.17 10:43:33.19 <text:s/>Duration 00:00:02.02 <text:s/>31</text:p>
      <text:p text:style-name="P8">#<text:span text:style-name="T40">da fazenda</text:span></text:p>
      <text:p text:style-name="P8"><text:span text:style-name="T40">uma empresa deficitária</text:span>#</text:p>
      <text:p text:style-name="P8"/>
      <text:p text:style-name="P8"><text:s/>773: 10:43:33.24 10:43:36.06 <text:s/>Duration 00:00:02.07 <text:s/>34</text:p>
      <text:p text:style-name="P8">#p<text:span text:style-name="T40">ara um jovem</text:span> pastor d<text:span text:style-name="T40">o séc.</text:span> XXI.#</text:p>
      <text:p text:style-name="P8"/>
      <text:p text:style-name="P8"><text:s/>774: 10:43:43.20 10:43:44.23 <text:s/>Duration 00:00:01.03 <text:s/>17</text:p>
      <text:p text:style-name="P71">Você se orgulha</text:p>
      <text:p text:style-name="P8"/>
      <text:p text:style-name="P8"><text:s/>775: 10:43:45.03 10:43:47.23 <text:s/>Duration 00:00:02.20 <text:s/>42</text:p>
      <text:p text:style-name="P71">de exercer a mesma profissão</text:p>
      <text:p text:style-name="P8">que <text:span text:style-name="T40">sua mãe</text:span>?</text:p>
      <text:p text:style-name="P8"/>
      <text:p text:style-name="P8"><text:s/>776: 10:43:48.03 10:43:49.11 <text:s/>Duration 00:00:01.08 <text:s/>20</text:p>
      <text:p text:style-name="P8">Sim, <text:span text:style-name="T40">no geral</text:span>.</text:p>
      <text:p text:style-name="P8"/>
      <text:p text:style-name="P8"><text:s/>777: 10:43:49.15 10:43:52.02 <text:s/>Duration 00:00:02.12 <text:s/>37</text:p>
      <text:p text:style-name="P8">É u<text:span text:style-name="T40">m</text:span> trabalho normal,</text:p>
      <text:p text:style-name="P8">com<text:span text:style-name="T40">o qualquer outro</text:span>.</text:p>
      <text:p text:style-name="P8"/>
      <text:p text:style-name="P8"><text:s/>778: 10:43:52.06 10:43:53.17 <text:s/>Duration 00:00:01.11 <text:s/>22</text:p>
      <text:p text:style-name="P8"><text:soft-page-break/>S<text:span text:style-name="T40">e você gostar dele</text:span>...</text:p>
      <text:p text:style-name="P8"/>
      <text:p text:style-name="P8"><text:s/>779: 10:43:53.21 10:43:57.03 <text:s/>Duration 00:00:03.07 <text:s/>49</text:p>
      <text:p text:style-name="P71">Acho que ele se orgulha</text:p>
      <text:p text:style-name="P8">de continu<text:span text:style-name="T40">a</text:span>r <text:span text:style-name="T40">nesse ramo.</text:span></text:p>
      <text:p text:style-name="P8"/>
      <text:p text:style-name="P8"><text:s/>780: 10:43:59.07 10:44:00.23 <text:s/>Duration 00:00:01.16 <text:s/>25</text:p>
      <text:p text:style-name="P71">Ele parece empolgado.</text:p>
      <text:p text:style-name="P8"/>
      <text:p text:style-name="P8"><text:s/>781: 10:44:02.05 10:44:04.17 <text:s/>Duration 00:00:02.12 <text:s/>37</text:p>
      <text:p text:style-name="P71">Ele parece ter realmente vontade.</text:p>
      <text:p text:style-name="P8"/>
      <text:p text:style-name="P8"><text:s/>782: 10:44:06.22 10:44:09.03 <text:s/>Duration 00:00:02.06 <text:s/>34</text:p>
      <text:p text:style-name="P8">E <text:span text:style-name="T40">você, quem mostrou</text:span></text:p>
      <text:p text:style-name="P8"><text:span text:style-name="T40">a trabalho</text:span> de pastor?</text:p>
      <text:p text:style-name="P8"/>
      <text:p text:style-name="P8"><text:s/>783: 10:44:10.07 10:44:12.05 <text:s/>Duration 00:00:01.23 <text:s/>29</text:p>
      <text:p text:style-name="P71">Foi a necessidade</text:p>
      <text:p text:style-name="P71">que me mostrou.</text:p>
      <text:p text:style-name="P8"/>
      <text:p text:style-name="P8"><text:s/>784: 10:44:12.09 10:44:13.19 <text:s/>Duration 00:00:01.10 <text:s/>21</text:p>
      <text:p text:style-name="P72"><text:span text:style-name="T40">Perdi meu pai</text:span></text:p>
      <text:p text:style-name="P72"><text:span text:style-name="T40">com </text:span>13 anos,</text:p>
      <text:p text:style-name="P8"/>
      <text:p text:style-name="P8"><text:s/>785: 10:44:13.23 10:44:16.05 <text:s/>Duration 00:00:02.07 <text:s/>34</text:p>
      <text:p text:style-name="P8"><text:span text:style-name="T40">fui para</text:span> Vizcaya,</text:p>
      <text:p text:style-name="P8"><text:span text:style-name="T40">aonde ainda estamos</text:span>.</text:p>
      <text:p text:style-name="P8"/>
      <text:p text:style-name="P8"><text:s/>786: 10:44:24.16 10:44:27.20 <text:s/>Duration 00:00:03.04 <text:s/>47</text:p>
      <text:p text:style-name="P72">Nos<text:span text:style-name="T40">sos</text:span> pastos</text:p>
      <text:p text:style-name="P72"><text:span text:style-name="T40">ficam em volta da fazenda</text:span>.</text:p>
      <text:p text:style-name="P8"/>
      <text:p text:style-name="P8"><text:s/>787: 10:44:27.24 10:44:29.18 <text:s/>Duration 00:00:01.19 <text:s/>26</text:p>
      <text:p text:style-name="P71">São todos esses terrenos.</text:p>
      <text:p text:style-name="P8"/>
      <text:p text:style-name="P8"><text:s/>788: 10:44:33.06 10:44:37.00 <text:s/>Duration 00:00:03.19 <text:s/>56</text:p>
      <text:p text:style-name="P72"><text:span text:style-name="T40">O que mudou entre a época</text:span></text:p>
      <text:p text:style-name="P72"><text:span text:style-name="T40">em que você era </text:span>pastor</text:p>
      <text:p text:style-name="P8"/>
      <text:p text:style-name="P8"><text:s/>789: 10:44:37.04 10:44:39.18 <text:s/>Duration 00:00:02.14 <text:s/>38</text:p>
      <text:p text:style-name="P8">e <text:span text:style-name="T40">o</text:span> que Gaizka aprend<text:span text:style-name="T40">e</text:span> <text:span text:style-name="T40">hoje</text:span>?</text:p>
      <text:p text:style-name="P8"/>
      <text:p text:style-name="P8"><text:s/>790: 10:44:40.20 10:44:43.14 <text:s/>Duration 00:00:02.19 <text:s/>41</text:p>
      <text:p text:style-name="P72"><text:span text:style-name="T40">Hoje em dia</text:span></text:p>
      <text:p text:style-name="P72"><text:span text:style-name="T40">tem muito mais facilidades</text:span>,</text:p>
      <text:p text:style-name="P8"/>
      <text:p text:style-name="P8"><text:s/>791: 10:44:43.18 10:44:44.22 <text:s/>Duration 00:00:01.04 <text:s/>17</text:p>
      <text:p text:style-name="P71">mais ferramentas.</text:p>
      <text:p text:style-name="P8"/>
      <text:p text:style-name="P8"><text:s/>792: 10:44:46.06 10:44:49.00 <text:s/>Duration 00:00:02.19 <text:s/>41</text:p>
      <text:p text:style-name="P72">A<text:span text:style-name="T40">ntigamente,</text:span></text:p>
      <text:p text:style-name="P72"><text:span text:style-name="T40">ceifávamos tudo com ceifa</text:span>.</text:p>
      <text:p text:style-name="P8"/>
      <text:p text:style-name="P8"><text:s/>793: 10:44:50.10 10:44:51.21 <text:s/>Duration 00:00:01.11 <text:s/>22</text:p>
      <text:p text:style-name="P71">Começávamos embaixo</text:p>
      <text:p text:style-name="P8"/>
      <text:p text:style-name="P8"><text:s/>794: 10:44:52.01 10:44:54.07 <text:s/>Duration 00:00:02.06 <text:s/>34</text:p>
      <text:p text:style-name="P8">e <text:span text:style-name="T40">íamos até em cima, tudo à mão</text:span>.</text:p>
      <text:p text:style-name="P8"/>
      <text:p text:style-name="P8"><text:s/>795: 10:44:55.14 10:44:58.13 <text:s/>Duration 00:00:02.24 <text:s/>44</text:p>
      <text:p text:style-name="P8"><text:soft-page-break/>Quand<text:span text:style-name="T40">o compramos uma ceifadeira,</text:span></text:p>
      <text:p text:style-name="P8"><text:span text:style-name="T40">ficou mole</text:span>.</text:p>
      <text:p text:style-name="P8"/>
      <text:p text:style-name="P8"><text:s/>796: 10:45:05.21 10:45:07.15 <text:s/>Duration 00:00:01.19 <text:s/>26</text:p>
      <text:p text:style-name="P8"><text:span text:style-name="T40">Gastamos constantemente</text:span>.</text:p>
      <text:p text:style-name="P8"/>
      <text:p text:style-name="P8"><text:s/>797: 10:45:07.19 10:45:09.23 <text:s/>Duration 00:00:02.04 <text:s/>32</text:p>
      <text:p text:style-name="P72"><text:span text:style-name="T40">O que é ganho</text:span></text:p>
      <text:p text:style-name="P72"><text:span text:style-name="T40">é gasto logo depois</text:span>.</text:p>
      <text:p text:style-name="P8"/>
      <text:p text:style-name="P8"><text:s/>798: 10:45:11.01 10:45:14.02 <text:s/>Duration 00:00:03.01 <text:s/>46</text:p>
      <text:p text:style-name="P72"><text:span text:style-name="T40">É bem mais</text:span> <text:span text:style-name="T40">fácil</text:span></text:p>
      <text:p text:style-name="P72"><text:span text:style-name="T40">gastar do que ganhar.</text:span></text:p>
      <text:p text:style-name="P8"/>
      <text:p text:style-name="P8"><text:s/>799: 10:45:14.07 10:45:16.22 <text:s/>Duration 00:00:02.15 <text:s/>39</text:p>
      <text:p text:style-name="P8">Gaizka, <text:span text:style-name="T40">hoje em dia é mais fácil</text:span>?</text:p>
      <text:p text:style-name="P8"/>
      <text:p text:style-name="P8"><text:s/>800: 10:45:17.01 10:45:20.02 <text:s/>Duration 00:00:03.01 <text:s/>46</text:p>
      <text:p text:style-name="P8"><text:span text:style-name="T40">Não sei</text:span>.</text:p>
      <text:p text:style-name="P71">Sempre haverá dificuldades.</text:p>
      <text:p text:style-name="P8"/>
      <text:p text:style-name="P8"><text:s/>801: 10:45:20.06 10:45:23.19 <text:s/>Duration 00:00:03.13 <text:s/>53</text:p>
      <text:p text:style-name="P8">P<text:span text:style-name="T40">ara começar como</text:span> pastor,</text:p>
      <text:p text:style-name="P8"><text:span text:style-name="T40">acho que é preciso</text:span> investir.</text:p>
      <text:p text:style-name="P8"/>
      <text:p text:style-name="P8"><text:s/>802: 10:45:26.02 10:45:29.00 <text:s/>Duration 00:00:02.23 <text:s/>44</text:p>
      <text:p text:style-name="P8">#<text:span text:style-name="T40">A realidade </text:span>d<text:span text:style-name="T40">o</text:span> pastor</text:p>
      <text:p text:style-name="P8"><text:span text:style-name="T40">como</text:span> Gaizka <text:span text:style-name="T40">praticará</text:span>,#</text:p>
      <text:p text:style-name="P8"/>
      <text:p text:style-name="P8"><text:s/>803: 10:45:29.04 10:45:31.10 <text:s/>Duration 00:00:02.06 <text:s/>34</text:p>
      <text:p text:style-name="P8">#<text:span text:style-name="T40">é bem</text:span> dif<text:span text:style-name="T40">e</text:span>rente <text:span text:style-name="T40">da do seu avô</text:span>,#</text:p>
      <text:p text:style-name="P8"/>
      <text:p text:style-name="P8"><text:s/>804: 10:45:31.15 10:45:33.23 <text:s/>Duration 00:00:02.08 <text:s/>35</text:p>
      <text:p text:style-name="P8">#e é <text:span text:style-name="T40">onde</text:span> a escola <text:span text:style-name="T40">pode</text:span> facilit<text:span text:style-name="T40">a</text:span>r#</text:p>
      <text:p text:style-name="P8"/>
      <text:p text:style-name="P8"><text:s/>805: 10:45:34.03 10:45:37.01 <text:s/>Duration 00:00:02.23 <text:s/>44</text:p>
      <text:p text:style-name="P8">#<text:span text:style-name="T40">a transmissão de ideias</text:span></text:p>
      <text:p text:style-name="P8"><text:span text:style-name="T40">entre gerações</text:span>.#</text:p>
      <text:p text:style-name="P8"/>
      <text:p text:style-name="P8"><text:s/>806: 10:45:40.03 10:45:42.21 <text:s/>Duration 00:00:02.18 <text:s/>41</text:p>
      <text:p text:style-name="P71">Ele vai praticar e desenvolver</text:p>
      <text:p text:style-name="P8">certa<text:span text:style-name="T40">s coisas</text:span></text:p>
      <text:p text:style-name="P8"/>
      <text:p text:style-name="P8"><text:s/>807: 10:45:43.00 10:45:45.02 <text:s/>Duration 00:00:02.02 <text:s/>31</text:p>
      <text:p text:style-name="P72">que <text:span text:style-name="T40">o avô</text:span></text:p>
      <text:p text:style-name="P72"><text:span text:style-name="T40">não poderia fazer sozinho.</text:span></text:p>
      <text:p text:style-name="P8"/>
      <text:p text:style-name="P8"><text:s/>808: 10:45:47.20 10:45:49.21 <text:s/>Duration 00:00:02.01 <text:s/>31</text:p>
      <text:p text:style-name="P72"><text:span text:style-name="T40">Ele vai fazê-lo</text:span></text:p>
      <text:p text:style-name="P72"><text:span text:style-name="T40">falando de futuro</text:span>,</text:p>
      <text:p text:style-name="P8"/>
      <text:p text:style-name="P8"><text:s/>809: 10:45:50.13 10:45:53.18 <text:s/>Duration 00:00:03.05 <text:s/>48</text:p>
      <text:p text:style-name="P72">discut<text:span text:style-name="T40">indo reformas</text:span></text:p>
      <text:p text:style-name="P72"><text:span text:style-name="T40">nas instalações</text:span>,</text:p>
      <text:p text:style-name="P8"/>
      <text:p text:style-name="P8"><text:s/>810: 10:45:54.13 10:45:57.03 <text:s/>Duration 00:00:02.15 <text:s/>39</text:p>
      <text:p text:style-name="P71">novas maneiras</text:p>
      <text:p text:style-name="P8">de trabalh<text:span text:style-name="T40">a</text:span>r <text:span text:style-name="T40">o</text:span> queijo,</text:p>
      <text:p text:style-name="P8"/>
      <text:p text:style-name="P8"><text:s/>811: 10:45:58.17 10:46:01.20 <text:s/>Duration 00:00:03.03 <text:s/>47</text:p>
      <text:p text:style-name="P8"><text:soft-page-break/>de <text:span text:style-name="T40">vendê-lo</text:span></text:p>
      <text:p text:style-name="P8">e de compre<text:span text:style-name="T40">e</text:span>nd<text:span text:style-name="T40">er</text:span> a monta<text:span text:style-name="T40">nha</text:span>.</text:p>
      <text:p text:style-name="P8"/>
      <text:p text:style-name="P8"><text:s/>812: 10:46:04.07 10:46:07.01 <text:s/>Duration 00:00:02.19 <text:s/>41</text:p>
      <text:p text:style-name="P71">Acho que esta casa</text:p>
      <text:p text:style-name="P8">viv<text:span text:style-name="T40">erá</text:span> 3 m<text:span text:style-name="T40">ese</text:span>s de r<text:span text:style-name="T40">evolução</text:span></text:p>
      <text:p text:style-name="P8"/>
      <text:p text:style-name="P8"><text:s/>813: 10:46:07.05 10:46:08.18 <text:s/>Duration 00:00:01.13 <text:s/>23</text:p>
      <text:p text:style-name="P8">qu<text:span text:style-name="T40">e sarão fascinantes.</text:span></text:p>
      <text:p text:style-name="P8"/>
      <text:p text:style-name="P8"><text:s/>814: 10:46:10.12 10:46:14.22 <text:s/>Duration 00:00:04.10 <text:s/>66</text:p>
      <text:p text:style-name="P8"><text:span text:style-name="T40">Sentimos uma</text:span> inten<text:span text:style-name="T40">ção</text:span> de moderni<text:span text:style-name="T40">za</text:span>r.</text:p>
      <text:p text:style-name="P8">No<text:span text:style-name="T40">sso papel é fazer</text:span></text:p>
      <text:p text:style-name="P8"/>
      <text:p text:style-name="P8"><text:s/>815: 10:46:15.01 10:46:17.17 <text:s/>Duration 00:00:02.16 <text:s/>40</text:p>
      <text:p text:style-name="P71">com esse período de transição</text:p>
      <text:p text:style-name="P8">se passe b<text:span text:style-name="T40">em</text:span>,</text:p>
      <text:p text:style-name="P8"/>
      <text:p text:style-name="P8"><text:s/>816: 10:46:19.11 10:46:22.20 <text:s/>Duration 00:00:03.09 <text:s/>50</text:p>
      <text:p text:style-name="P8">p<text:span text:style-name="T40">ara as</text:span> tradi<text:span text:style-name="T40">çõe</text:span>s morib<text:span text:style-name="T40">undas</text:span></text:p>
      <text:p text:style-name="P8">e <text:span text:style-name="T40">que parecem sem futuro</text:span></text:p>
      <text:p text:style-name="P8"/>
      <text:p text:style-name="P8"><text:s/>817: 10:46:23.00 10:46:25.02 <text:s/>Duration 00:00:02.02 <text:s/>31</text:p>
      <text:p text:style-name="P8">p<text:span text:style-name="T40">oderem ter um amanhã.</text:span></text:p>
      <text:p text:style-name="P8"/>
      <text:p text:style-name="P8"><text:s/>818: 10:46:33.18 10:46:36.11 <text:s/>Duration 00:00:02.18 <text:s/>41</text:p>
      <text:p text:style-name="P73">É <text:span text:style-name="T41">animador ver</text:span></text:p>
      <text:p text:style-name="P73"><text:span text:style-name="T41">que ainda hoje </text:span>é <text:span text:style-name="T41">possível</text:span></text:p>
      <text:p text:style-name="P8"/>
      <text:p text:style-name="P8"><text:s/>819: 10:46:36.16 10:46:40.12 <text:s/>Duration 00:00:03.21 <text:s/>58</text:p>
      <text:p text:style-name="P8"><text:span text:style-name="T41">manter</text:span> viva<text:span text:style-name="T41">s tradições</text:span></text:p>
      <text:p text:style-name="P8">qu<text:span text:style-name="T41">e</text:span> perdur<text:span text:style-name="T41">am há tanto tempo</text:span>.</text:p>
      <text:p text:style-name="P8"/>
      <text:p text:style-name="P8"><text:s/>820: 10:46:40.16 10:46:42.13 <text:s/>Duration 00:00:01.22 <text:s/>28</text:p>
      <text:p text:style-name="P73"><text:span text:style-name="T41">Garantir</text:span></text:p>
      <text:p text:style-name="P73"><text:span text:style-name="T41">a perenidade do#</text:span> terroir,<text:span text:style-name="T41">#</text:span></text:p>
      <text:p text:style-name="P8"/>
      <text:p text:style-name="P8"><text:s/>821: 10:46:42.17 10:46:45.03 <text:s/>Duration 00:00:02.11 <text:s/>37</text:p>
      <text:p text:style-name="P8">ens<text:span text:style-name="T41">inar a amá-lo e a respeitá-lo,</text:span></text:p>
      <text:p text:style-name="P8"/>
      <text:p text:style-name="P8"><text:s/>822: 10:46:45.07 10:46:47.07 <text:s/>Duration 00:00:02.00 <text:s/>30</text:p>
      <text:p text:style-name="P73">é <text:span text:style-name="T41">também esse,</text:span></text:p>
      <text:p text:style-name="P73"><text:span text:style-name="T41">o papel d</text:span>a escola.</text:p>
      <text:p text:style-name="P8"/>
      <text:p text:style-name="P8"><text:s/>823: 10:46:48.02 10:46:50.20 <text:s/>Duration 00:00:02.18 <text:s/>41</text:p>
      <text:p text:style-name="P8">#P<text:span text:style-name="T41">ara mais informações,</text:span></text:p>
      <text:p text:style-name="P8"><text:span text:style-name="T41">acessem nosso</text:span> site#</text:p>
      <text:p text:style-name="P8"/>
      <text:p text:style-name="P8"><text:s/>824: 10:46:50.24 10:46:52.15 <text:s/>Duration 00:00:01.16 <text:s/>25</text:p>
      <text:p text:style-name="P8">#ou <text:span text:style-name="T41">as redes sociais</text:span>.#</text:p>
      <text:p text:style-name="P8"/>
      <text:p text:style-name="P8"><text:s/>825: 10:47:19.04 10:47:22.04 <text:s/>Duration 00:00:03.00 <text:s/>45</text:p>
      <text:p text:style-name="P73"><text:span text:style-name="T41">Adaptação</text:span>: <text:span text:style-name="T41">Adriana Gasparoni</text:span></text:p>
      <text:p text:style-name="P73"><text:span text:style-name="T41">Legendagem: </text:span>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8T18:33:29.780000000</dc:date>
    <meta:editing-cycles>21</meta:editing-cycles>
    <meta:editing-duration>PT4H50M8S</meta:editing-duration>
    <meta:generator>LibreOffice/5.4.6.2$Windows_X86_64 LibreOffice_project/4014ce260a04f1026ba855d3b8d91541c224eab8</meta:generator>
    <meta:document-statistic meta:table-count="0" meta:image-count="0" meta:object-count="0" meta:page-count="50" meta:paragraph-count="2169" meta:word-count="10162" meta:character-count="74304" meta:non-whitespace-character-count="637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